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339in"/>
    </style:style>
    <style:style style:name="co2" style:family="table-column">
      <style:table-column-properties fo:break-before="auto" style:column-width="0.3736in"/>
    </style:style>
    <style:style style:name="co3" style:family="table-column">
      <style:table-column-properties fo:break-before="auto" style:column-width="0.5701in"/>
    </style:style>
    <style:style style:name="co4" style:family="table-column">
      <style:table-column-properties fo:break-before="auto" style:column-width="0.8075in"/>
    </style:style>
    <style:style style:name="co5" style:family="table-column">
      <style:table-column-properties fo:break-before="auto" style:column-width="0.611in"/>
    </style:style>
    <style:style style:name="co6" style:family="table-column">
      <style:table-column-properties fo:break-before="auto" style:column-width="0.6602in"/>
    </style:style>
    <style:style style:name="co7" style:family="table-column">
      <style:table-column-properties fo:break-before="auto" style:column-width="0.8898in"/>
    </style:style>
    <style:style style:name="co8" style:family="table-column">
      <style:table-column-properties fo:break-before="auto" style:column-width="0.422in"/>
    </style:style>
    <style:style style:name="co9" style:family="table-column">
      <style:table-column-properties fo:break-before="auto" style:column-width="1.0953in"/>
    </style:style>
    <style:style style:name="co10" style:family="table-column">
      <style:table-column-properties fo:break-before="auto" style:column-width="6.9661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6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ff"/>
    </style:style>
    <style:style style:name="ce2" style:family="table-cell" style:parent-style-name="Default">
      <style:text-properties style:font-name="Arial" style:font-name-asian="Arial Unicode MS" style:font-name-complex="Arial Unicode MS"/>
    </style:style>
    <style:style style:name="ce3" style:family="table-cell" style:parent-style-name="Default">
      <style:table-cell-properties fo:background-color="#99ffff"/>
      <style:text-properties style:font-name="Arial" style:font-name-asian="Arial Unicode MS" style:font-name-complex="Arial Unicode MS"/>
    </style:style>
  </office:automatic-styles>
  <office:body>
    <office:spreadsheet>
      <table:calculation-settings table:null-year="2000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5" table:default-cell-style-name="Default"/>
        <table:table-row table:style-name="ro1">
          <table:table-cell office:value-type="string">
            <text:p>run</text:p>
          </table:table-cell>
          <table:table-cell office:value-type="string">
            <text:p>lane</text:p>
          </table:table-cell>
          <table:table-cell office:value-type="string">
            <text:p>domain</text:p>
          </table:table-cell>
          <table:table-cell office:value-type="string">
            <text:p>dna_region</text:p>
          </table:table-cell>
          <table:table-cell office:value-type="string">
            <text:p>platform</text:p>
          </table:table-cell>
          <table:table-cell office:value-type="string">
            <text:p>Sandra's</text:p>
          </table:table-cell>
          <table:table-cell office:value-type="string">
            <text:p>user</text:p>
          </table:table-cell>
          <table:table-cell office:value-type="string">
            <text:p>size</text:p>
          </table:table-cell>
          <table:table-cell office:value-type="string">
            <text:p>Month Day year</text:p>
          </table:table-cell>
          <table:table-cell office:value-type="string">
            <text:p>filename</text:p>
          </table:table-cell>
          <table:table-cell office:value-type="string">
            <text:p>cmd1</text:p>
          </table:table-cell>
          <table:table-cell office:value-type="string">
            <text:p>gunzip uniq</text:p>
          </table:table-cell>
          <table:table-cell office:value-type="string">
            <text:p>path old</text:p>
          </table:table-cell>
          <table:table-cell office:value-type="string">
            <text:p>analysis</text:p>
          </table:table-cell>
          <table:table-cell office:value-type="string">
            <text:p>old_dir_name</text:p>
          </table:table-cell>
          <table:table-cell office:value-type="string">
            <text:p>cmd2</text:p>
          </table:table-cell>
          <table:table-cell office:value-type="string">
            <text:p>cmd3</text:p>
          </table:table-cell>
          <table:table-cell office:value-type="string">
            <text:p>cmd4</text:p>
          </table:table-cell>
          <table:table-cell office:value-type="string">
            <text:p>cmd5</text:p>
          </table:table-cell>
          <table:table-cell office:value-type="string">
            <text:p>cmd6</text:p>
          </table:table-cell>
          <table:table-cell office:value-type="string">
            <text:p>unzipped_name</text:p>
          </table:table-cell>
          <table:table-cell office:value-type="string">
            <text:p>cmd7 on grendel</text:p>
          </table:table-cell>
          <table:table-cell office:value-type="string">
            <text:p>check_gast_unknowns.sh</text:p>
          </table:table-cell>
          <table:table-cell office:value-type="string">
            <text:p>clean db</text:p>
          </table:table-cell>
          <table:table-cell office:value-type="string">
            <text:p>upload data</text:p>
          </table:table-cell>
        </table:table-row>
        <table:table-row table:style-name="ro1">
          <table:table-cell office:value-type="float" office:value="20121004">
            <text:p>20121004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 office:value-type="string">
            <text:p>yes</text:p>
          </table:table-cell>
          <table:table-cell office:value-type="string">
            <text:p>ashipunova</text:p>
          </table:table-cell>
          <table:table-cell office:value-type="float" office:value="656">
            <text:p>656</text:p>
          </table:table-cell>
          <table:table-cell office:value-type="string">
            <text:p>Aug 24 2016</text:p>
          </table:table-cell>
          <table:table-cell office:value-type="string">
            <text:p>clust_gast_ill__xraid2-2_g454_run_new_pipeline_illumina_20121004_lane_5_B_analysis_reads_overlap.sh.gz</text:p>
          </table:table-cell>
          <table:table-cell table:style-name="ce1" table:formula="of:=&quot;find /xraid2-2/g454/run_new_pipeline -name &quot; &amp; [.J2]" office:value-type="string" office:string-value="find /xraid2-2/g454/run_new_pipeline -name clust_gast_ill__xraid2-2_g454_run_new_pipeline_illumina_20121004_lane_5_B_analysis_reads_overlap.sh.gz">
            <text:p>find /xraid2-2/g454/run_new_pipeline -name clust_gast_ill__xraid2-2_g454_run_new_pipeline_illumina_20121004_lane_5_B_analysis_reads_overlap.sh.gz</text:p>
          </table:table-cell>
          <table:table-cell table:style-name="ce1" table:formula="of:=&quot;cd &quot; &amp; [.M2] &amp; &quot;/; gunzip *.fa.unique.gz&quot;" office:value-type="string" office:string-value="cd /xraid2-2/g454/run_new_pipeline/illumina/20121004/lane_5_B/analysis/reads_overlap/; gunzip *.fa.unique.gz">
            <text:p>cd /xraid2-2/g454/run_new_pipeline/illumina/20121004/lane_5_B/analysis/reads_overlap/; gunzip *.fa.unique.gz</text:p>
          </table:table-cell>
          <table:table-cell office:value-type="string">
            <text:p>/xraid2-2/g454/run_new_pipeline/illumina/20121004/lane_5_B/analysis/reads_overlap</text:p>
          </table:table-cell>
          <table:table-cell office:value-type="string">
            <text:p>/xraid2-2/g454/run_new_pipeline/illumina/20121004/lane_5_B/analysis</text:p>
          </table:table-cell>
          <table:table-cell office:value-type="string">
            <text:p>gast_119</text:p>
          </table:table-cell>
          <table:table-cell table:style-name="ce1" table:formula="of:=&quot;cd &quot; &amp; [.M2] &amp; &quot;; mv &quot; &amp; [.O2] &amp; &quot; &quot; &amp; [.O2] &amp; &quot;_0&quot;" office:value-type="string" office:string-value="cd /xraid2-2/g454/run_new_pipeline/illumina/20121004/lane_5_B/analysis/reads_overlap; mv gast_119 gast_119_0">
            <text:p>cd /xraid2-2/g454/run_new_pipeline/illumina/20121004/lane_5_B/analysis/reads_overlap; mv gast_119 gast_119_0</text:p>
          </table:table-cell>
          <table:table-cell table:style-name="ce3" table:formula="of:=&quot;cd &quot; &amp; [.M2] &amp; &quot;; mv gast gast_old; mkdir gast&quot;" office:value-type="string" office:string-value="cd /xraid2-2/g454/run_new_pipeline/illumina/20121004/lane_5_B/analysis/reads_overlap; mv gast gast_old; mkdir gast">
            <text:p>cd /xraid2-2/g454/run_new_pipeline/illumina/20121004/lane_5_B/analysis/reads_overlap; mv gast gast_old; mkdir gast</text:p>
          </table:table-cell>
          <table:table-cell table:style-name="ce1" table:formula="of:=&quot;cd &quot; &amp; [.N2] &amp;&quot;/gast_0; cp &quot; &amp; [.J2] &amp; &quot; ../gast/&quot;" office:value-type="string" office:string-value="cd /xraid2-2/g454/run_new_pipeline/illumina/20121004/lane_5_B/analysis/gast_0; cp clust_gast_ill__xraid2-2_g454_run_new_pipeline_illumina_20121004_lane_5_B_analysis_reads_overlap.sh.gz ../gast/">
            <text:p>cd /xraid2-2/g454/run_new_pipeline/illumina/20121004/lane_5_B/analysis/gast_0; cp clust_gast_ill__xraid2-2_g454_run_new_pipeline_illumina_20121004_lane_5_B_analysis_reads_overlap.sh.gz ../gast/</text:p>
          </table:table-cell>
          <table:table-cell table:style-name="ce1" table:formula="of:=&quot;cd &quot; &amp; [.M2] &amp; &quot;/&quot; &amp; [.O2] &amp; &quot;_0; cp filenames.list* ../gast/&quot;" office:value-type="string" office:string-value="cd /xraid2-2/g454/run_new_pipeline/illumina/20121004/lane_5_B/analysis/reads_overlap/gast_119_0; cp filenames.list* ../gast/">
            <text:p>cd /xraid2-2/g454/run_new_pipeline/illumina/20121004/lane_5_B/analysis/reads_overlap/gast_119_0; cp filenames.list* ../gast/</text:p>
          </table:table-cell>
          <table:table-cell table:style-name="ce1" table:formula="of:=&quot;cd &quot; &amp; [.M2] &amp; &quot;/&quot; &amp; [.O2] &amp; &quot;_0/../gast/; gunzip *&quot;" office:value-type="string" office:string-value="cd /xraid2-2/g454/run_new_pipeline/illumina/20121004/lane_5_B/analysis/reads_overlap/gast_119_0/../gast/; gunzip *">
            <text:p>cd /xraid2-2/g454/run_new_pipeline/illumina/20121004/lane_5_B/analysis/reads_overlap/gast_119_0/../gast/; gunzip *</text:p>
          </table:table-cell>
          <table:table-cell office:value-type="string">
            <text:p>clust_gast_ill__xraid2-2_g454_run_new_pipeline_illumina_20121004_lane_5_B_analysis_reads_overlap.sh</text:p>
          </table:table-cell>
          <table:table-cell table:style-name="ce1" table:formula="of:=&quot;cd &quot; &amp; [.M2] &amp; &quot;/&quot; &amp; [.O2] &amp; &quot;_0/../gast/; qsub &quot; &amp; [.U2] &amp; &quot;; check_cluster.py; mail_done&quot;" office:value-type="string" office:string-value="cd /xraid2-2/g454/run_new_pipeline/illumina/20121004/lane_5_B/analysis/reads_overlap/gast_119_0/../gast/; qsub clust_gast_ill__xraid2-2_g454_run_new_pipeline_illumina_20121004_lane_5_B_analysis_reads_overlap.sh; check_cluster.py; mail_done">
            <text:p>cd /xraid2-2/g454/run_new_pipeline/illumina/20121004/lane_5_B/analysis/reads_overlap/gast_119_0/../gast/; qsub clust_gast_ill__xraid2-2_g454_run_new_pipeline_illumina_20121004_lane_5_B_analysis_reads_overlap.sh; check_cluster.py; mail_done</text:p>
          </table:table-cell>
          <table:table-cell table:style-name="ce1" office:value-type="string">
            <text:p>done</text:p>
          </table:table-cell>
          <table:table-cell table:number-columns-repeated="2"/>
        </table:table-row>
        <table:table-row table:style-name="ro1" table:visibility="filter">
          <table:table-cell office:value-type="float" office:value="20121004">
            <text:p>20121004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604">
            <text:p>604</text:p>
          </table:table-cell>
          <table:table-cell office:value-type="string">
            <text:p>Dec 1 2015</text:p>
          </table:table-cell>
          <table:table-cell office:value-type="string">
            <text:p>clust_gast_ill_20121004_lane_6_B.sh.gz</text:p>
          </table:table-cell>
          <table:table-cell table:formula="of:=&quot;find /xraid2-2/g454/run_new_pipeline -name &quot; &amp; [.J3]" office:value-type="string" office:string-value="find /xraid2-2/g454/run_new_pipeline -name clust_gast_ill_20121004_lane_6_B.sh.gz">
            <text:p>find /xraid2-2/g454/run_new_pipeline -name clust_gast_ill_20121004_lane_6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21004">
            <text:p>20121004</text:p>
          </table:table-cell>
          <table:table-cell office:value-type="float" office:value="7">
            <text:p>7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605">
            <text:p>605</text:p>
          </table:table-cell>
          <table:table-cell office:value-type="string">
            <text:p>Dec 2 2015</text:p>
          </table:table-cell>
          <table:table-cell office:value-type="string">
            <text:p>clust_gast_ill_20121004_lane_7_B.sh.gz</text:p>
          </table:table-cell>
          <table:table-cell table:formula="of:=&quot;find /xraid2-2/g454/run_new_pipeline -name &quot; &amp; [.J4]" office:value-type="string" office:string-value="find /xraid2-2/g454/run_new_pipeline -name clust_gast_ill_20121004_lane_7_B.sh.gz">
            <text:p>find /xraid2-2/g454/run_new_pipeline -name clust_gast_ill_20121004_lane_7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21004">
            <text:p>20121004</text:p>
          </table:table-cell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606">
            <text:p>606</text:p>
          </table:table-cell>
          <table:table-cell office:value-type="string">
            <text:p>Dec 2 2015</text:p>
          </table:table-cell>
          <table:table-cell office:value-type="string">
            <text:p>clust_gast_ill_20121004_lane_8_A.sh.gz</text:p>
          </table:table-cell>
          <table:table-cell table:formula="of:=&quot;find /xraid2-2/g454/run_new_pipeline -name &quot; &amp; [.J5]" office:value-type="string" office:string-value="find /xraid2-2/g454/run_new_pipeline -name clust_gast_ill_20121004_lane_8_A.sh.gz">
            <text:p>find /xraid2-2/g454/run_new_pipeline -name clust_gast_ill_20121004_lane_8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21004">
            <text:p>20121004</text:p>
          </table:table-cell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574">
            <text:p>574</text:p>
          </table:table-cell>
          <table:table-cell office:value-type="string">
            <text:p>Feb 27 2016</text:p>
          </table:table-cell>
          <table:table-cell office:value-type="string">
            <text:p>clust_gast_ill_20121004_lane_8_A.sh.gz</text:p>
          </table:table-cell>
          <table:table-cell table:formula="of:=&quot;find /xraid2-2/g454/run_new_pipeline -name &quot; &amp; [.J6]" office:value-type="string" office:string-value="find /xraid2-2/g454/run_new_pipeline -name clust_gast_ill_20121004_lane_8_A.sh.gz">
            <text:p>find /xraid2-2/g454/run_new_pipeline -name clust_gast_ill_20121004_lane_8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21004">
            <text:p>20121004</text:p>
          </table:table-cell>
          <table:table-cell office:value-type="float" office:value="8">
            <text:p>8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605">
            <text:p>605</text:p>
          </table:table-cell>
          <table:table-cell office:value-type="string">
            <text:p>Dec 2 2015</text:p>
          </table:table-cell>
          <table:table-cell office:value-type="string">
            <text:p>clust_gast_ill_20121004_lane_8_B.sh.gz</text:p>
          </table:table-cell>
          <table:table-cell table:formula="of:=&quot;find /xraid2-2/g454/run_new_pipeline -name &quot; &amp; [.J7]" office:value-type="string" office:string-value="find /xraid2-2/g454/run_new_pipeline -name clust_gast_ill_20121004_lane_8_B.sh.gz">
            <text:p>find /xraid2-2/g454/run_new_pipeline -name clust_gast_ill_20121004_lane_8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21025">
            <text:p>2012102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 office:value-type="string">
            <text:p>yes</text:p>
          </table:table-cell>
          <table:table-cell office:value-type="string">
            <text:p>ashipunova</text:p>
          </table:table-cell>
          <table:table-cell office:value-type="float" office:value="1727">
            <text:p>1727</text:p>
          </table:table-cell>
          <table:table-cell office:value-type="string">
            <text:p>Dec 11 2015</text:p>
          </table:table-cell>
          <table:table-cell office:value-type="string">
            <text:p>clust_gast_ill_20121025_lane_1_B.sh</text:p>
          </table:table-cell>
          <table:table-cell table:formula="of:=&quot;find /xraid2-2/g454/run_new_pipeline -name &quot; &amp; [.J8]" office:value-type="string" office:string-value="find /xraid2-2/g454/run_new_pipeline -name clust_gast_ill_20121025_lane_1_B.sh">
            <text:p>find /xraid2-2/g454/run_new_pipeline -name clust_gast_ill_20121025_lane_1_B.sh</text:p>
          </table:table-cell>
          <table:table-cell table:number-columns-repeated="14"/>
        </table:table-row>
        <table:table-row table:style-name="ro1" table:visibility="filter">
          <table:table-cell office:value-type="float" office:value="20121025">
            <text:p>2012102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 office:value-type="string">
            <text:p>yes</text:p>
          </table:table-cell>
          <table:table-cell office:value-type="string">
            <text:p>ashipunova</text:p>
          </table:table-cell>
          <table:table-cell office:value-type="float" office:value="580">
            <text:p>580</text:p>
          </table:table-cell>
          <table:table-cell office:value-type="string">
            <text:p>Nov 20 2015</text:p>
          </table:table-cell>
          <table:table-cell office:value-type="string">
            <text:p>clust_gast_ill_20121025_lane_1_B.sh.gz</text:p>
          </table:table-cell>
          <table:table-cell table:formula="of:=&quot;find /xraid2-2/g454/run_new_pipeline -name &quot; &amp; [.J9]" office:value-type="string" office:string-value="find /xraid2-2/g454/run_new_pipeline -name clust_gast_ill_20121025_lane_1_B.sh.gz">
            <text:p>find /xraid2-2/g454/run_new_pipeline -name clust_gast_ill_20121025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21106">
            <text:p>20121106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605">
            <text:p>605</text:p>
          </table:table-cell>
          <table:table-cell office:value-type="string">
            <text:p>Dec 17 2015</text:p>
          </table:table-cell>
          <table:table-cell office:value-type="string">
            <text:p>clust_gast_ill_20121106_lane_1_B.sh.gz</text:p>
          </table:table-cell>
          <table:table-cell table:formula="of:=&quot;find /xraid2-2/g454/run_new_pipeline -name &quot; &amp; [.J10]" office:value-type="string" office:string-value="find /xraid2-2/g454/run_new_pipeline -name clust_gast_ill_20121106_lane_1_B.sh.gz">
            <text:p>find /xraid2-2/g454/run_new_pipeline -name clust_gast_ill_20121106_lane_1_B.sh.gz</text:p>
          </table:table-cell>
          <table:table-cell table:number-columns-repeated="14"/>
        </table:table-row>
        <table:table-row table:style-name="ro1">
          <table:table-cell office:value-type="float" office:value="20121221">
            <text:p>20121221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 office:value-type="string">
            <text:p>yes</text:p>
          </table:table-cell>
          <table:table-cell office:value-type="string">
            <text:p>ashipunova</text:p>
          </table:table-cell>
          <table:table-cell office:value-type="float" office:value="603">
            <text:p>603</text:p>
          </table:table-cell>
          <table:table-cell office:value-type="string">
            <text:p>Dec 3 2015</text:p>
          </table:table-cell>
          <table:table-cell office:value-type="string">
            <text:p>clust_gast_ill_20121221_lane_1_A.sh.gz</text:p>
          </table:table-cell>
          <table:table-cell table:formula="of:=&quot;find /xraid2-2/g454/run_new_pipeline -name &quot; &amp; [.J11]" office:value-type="string" office:string-value="find /xraid2-2/g454/run_new_pipeline -name clust_gast_ill_20121221_lane_1_A.sh.gz">
            <text:p>find /xraid2-2/g454/run_new_pipeline -name clust_gast_ill_20121221_lane_1_A.sh.gz</text:p>
          </table:table-cell>
          <table:table-cell table:style-name="ce1" table:formula="of:=&quot;cd &quot; &amp; [.N11] &amp; &quot;/reads_overlap; gunzip *.fa.unique.gz&quot;" office:value-type="string" office:string-value="cd /xraid2-2/g454/run_new_pipeline/illumina/20121221/lane_1_A/analysis/reads_overlap; gunzip *.fa.unique.gz">
            <text:p>cd /xraid2-2/g454/run_new_pipeline/illumina/20121221/lane_1_A/analysis/reads_overlap; gunzip *.fa.unique.gz</text:p>
          </table:table-cell>
          <table:table-cell office:value-type="string">
            <text:p>/xraid2-2/g454/run_new_pipeline/illumina/20121221/lane_1_A/analysis</text:p>
          </table:table-cell>
          <table:table-cell office:value-type="string">
            <text:p>/xraid2-2/g454/run_new_pipeline/illumina/20121221/lane_1_A/analysis</text:p>
          </table:table-cell>
          <table:table-cell office:value-type="string">
            <text:p>gast</text:p>
          </table:table-cell>
          <table:table-cell table:style-name="ce1" table:formula="of:=&quot;cd &quot; &amp; [.N11] &amp; &quot;; mv gast gast_0&quot;" office:value-type="string" office:string-value="cd /xraid2-2/g454/run_new_pipeline/illumina/20121221/lane_1_A/analysis; mv gast gast_0">
            <text:p>cd /xraid2-2/g454/run_new_pipeline/illumina/20121221/lane_1_A/analysis; mv gast gast_0</text:p>
          </table:table-cell>
          <table:table-cell table:style-name="ce1" table:formula="of:=&quot;cd &quot; &amp; [.N11] &amp; &quot;; mkdir gast&quot;" office:value-type="string" office:string-value="cd /xraid2-2/g454/run_new_pipeline/illumina/20121221/lane_1_A/analysis; mkdir gast">
            <text:p>cd /xraid2-2/g454/run_new_pipeline/illumina/20121221/lane_1_A/analysis; mkdir gast</text:p>
          </table:table-cell>
          <table:table-cell table:style-name="ce1" table:formula="of:=&quot;cd &quot; &amp; [.N11] &amp;&quot;/gast_0; cp &quot; &amp; [.J11] &amp; &quot; ../gast/&quot;" office:value-type="string" office:string-value="cd /xraid2-2/g454/run_new_pipeline/illumina/20121221/lane_1_A/analysis/gast_0; cp clust_gast_ill_20121221_lane_1_A.sh.gz ../gast/">
            <text:p>cd /xraid2-2/g454/run_new_pipeline/illumina/20121221/lane_1_A/analysis/gast_0; cp clust_gast_ill_20121221_lane_1_A.sh.gz ../gast/</text:p>
          </table:table-cell>
          <table:table-cell table:style-name="ce1" table:formula="of:=&quot;cd &quot; &amp; [.N11] &amp;&quot;/gast_0; cp filenames.list* ../gast/&quot;" office:value-type="string" office:string-value="cd /xraid2-2/g454/run_new_pipeline/illumina/20121221/lane_1_A/analysis/gast_0; cp filenames.list* ../gast/">
            <text:p>cd /xraid2-2/g454/run_new_pipeline/illumina/20121221/lane_1_A/analysis/gast_0; cp filenames.list* ../gast/</text:p>
          </table:table-cell>
          <table:table-cell table:style-name="ce1" table:formula="of:=&quot;cd &quot; &amp; [.N11] &amp;&quot;/gast; gunzip *&quot;" office:value-type="string" office:string-value="cd /xraid2-2/g454/run_new_pipeline/illumina/20121221/lane_1_A/analysis/gast; gunzip *">
            <text:p>cd /xraid2-2/g454/run_new_pipeline/illumina/20121221/lane_1_A/analysis/gast; gunzip *</text:p>
          </table:table-cell>
          <table:table-cell office:value-type="string">
            <text:p>clust_gast_ill_20121221_lane_1_A.sh</text:p>
          </table:table-cell>
          <table:table-cell table:formula="of:=&quot;cd &quot; &amp; [.N11] &amp;&quot;/gast; qsub &quot; &amp; [.U11] &amp; &quot;; check_cluster.py; mail_done&quot;" office:value-type="string" office:string-value="cd /xraid2-2/g454/run_new_pipeline/illumina/20121221/lane_1_A/analysis/gast; qsub clust_gast_ill_20121221_lane_1_A.sh; check_cluster.py; mail_done">
            <text:p>cd /xraid2-2/g454/run_new_pipeline/illumina/20121221/lane_1_A/analysis/gast; qsub clust_gast_ill_20121221_lane_1_A.sh; check_cluster.py; mail_done</text:p>
          </table:table-cell>
          <table:table-cell table:number-columns-repeated="3"/>
        </table:table-row>
        <table:table-row table:style-name="ro1">
          <table:table-cell office:value-type="float" office:value="20121221">
            <text:p>20121221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 office:value-type="string">
            <text:p>yes</text:p>
          </table:table-cell>
          <table:table-cell office:value-type="string">
            <text:p>ashipunova</text:p>
          </table:table-cell>
          <table:table-cell office:value-type="float" office:value="571">
            <text:p>571</text:p>
          </table:table-cell>
          <table:table-cell office:value-type="string">
            <text:p>Feb 27 2016</text:p>
          </table:table-cell>
          <table:table-cell office:value-type="string">
            <text:p>clust_gast_ill_20121221_lane_1_A.sh.gz</text:p>
          </table:table-cell>
          <table:table-cell table:formula="of:=&quot;find /xraid2-2/g454/run_new_pipeline -name &quot; &amp; [.J12]" office:value-type="string" office:string-value="find /xraid2-2/g454/run_new_pipeline -name clust_gast_ill_20121221_lane_1_A.sh.gz">
            <text:p>find /xraid2-2/g454/run_new_pipeline -name clust_gast_ill_20121221_lane_1_A.sh.gz</text:p>
          </table:table-cell>
          <table:table-cell table:formula="of:=&quot;cd &quot; &amp; [.N12] &amp; &quot;/reads_overlap; gunzip *.fa.unique.gz&quot;" office:value-type="string" office:string-value="cd /xraid2-2/g454/run_new_pipeline/illumina/20121221/lane_1_A/analysis/reads_overlap; gunzip *.fa.unique.gz">
            <text:p>cd /xraid2-2/g454/run_new_pipeline/illumina/20121221/lane_1_A/analysis/reads_overlap; gunzip *.fa.unique.gz</text:p>
          </table:table-cell>
          <table:table-cell office:value-type="string">
            <text:p>/xraid2-2/g454/run_new_pipeline/illumina/20121221/lane_1_A/analysis</text:p>
          </table:table-cell>
          <table:table-cell office:value-type="string">
            <text:p>/xraid2-2/g454/run_new_pipeline/illumina/20121221/lane_1_A/analysis</text:p>
          </table:table-cell>
          <table:table-cell office:value-type="string">
            <text:p>gast</text:p>
          </table:table-cell>
          <table:table-cell table:style-name="ce2" table:formula="of:=&quot;cd &quot; &amp; [.N12] &amp; &quot;; mv gast gast_0&quot;" office:value-type="string" office:string-value="cd /xraid2-2/g454/run_new_pipeline/illumina/20121221/lane_1_A/analysis; mv gast gast_0">
            <text:p>cd /xraid2-2/g454/run_new_pipeline/illumina/20121221/lane_1_A/analysis; mv gast gast_0</text:p>
          </table:table-cell>
          <table:table-cell table:style-name="ce2" table:formula="of:=&quot;cd &quot; &amp; [.N12] &amp; &quot;; mkdir gast&quot;" office:value-type="string" office:string-value="cd /xraid2-2/g454/run_new_pipeline/illumina/20121221/lane_1_A/analysis; mkdir gast">
            <text:p>cd /xraid2-2/g454/run_new_pipeline/illumina/20121221/lane_1_A/analysis; mkdir gast</text:p>
          </table:table-cell>
          <table:table-cell table:formula="of:=&quot;cd &quot; &amp; [.N12] &amp;&quot;/gast_0; cp &quot; &amp; [.J12] &amp; &quot; ../gast/&quot;" office:value-type="string" office:string-value="cd /xraid2-2/g454/run_new_pipeline/illumina/20121221/lane_1_A/analysis/gast_0; cp clust_gast_ill_20121221_lane_1_A.sh.gz ../gast/">
            <text:p>cd /xraid2-2/g454/run_new_pipeline/illumina/20121221/lane_1_A/analysis/gast_0; cp clust_gast_ill_20121221_lane_1_A.sh.gz ../gast/</text:p>
          </table:table-cell>
          <table:table-cell table:formula="of:=&quot;cd &quot; &amp; [.N12] &amp;&quot;/gast_0; cp filenames.list* ../gast/&quot;" office:value-type="string" office:string-value="cd /xraid2-2/g454/run_new_pipeline/illumina/20121221/lane_1_A/analysis/gast_0; cp filenames.list* ../gast/">
            <text:p>cd /xraid2-2/g454/run_new_pipeline/illumina/20121221/lane_1_A/analysis/gast_0; cp filenames.list* ../gast/</text:p>
          </table:table-cell>
          <table:table-cell table:formula="of:=&quot;cd &quot; &amp; [.N12] &amp;&quot;/gast; gunzip *&quot;" office:value-type="string" office:string-value="cd /xraid2-2/g454/run_new_pipeline/illumina/20121221/lane_1_A/analysis/gast; gunzip *">
            <text:p>cd /xraid2-2/g454/run_new_pipeline/illumina/20121221/lane_1_A/analysis/gast; gunzip *</text:p>
          </table:table-cell>
          <table:table-cell office:value-type="string">
            <text:p>clust_gast_ill_20121221_lane_1_A.sh</text:p>
          </table:table-cell>
          <table:table-cell table:formula="of:=&quot;cd &quot; &amp; [.N12] &amp;&quot;/gast; qsub &quot; &amp; [.U12] &amp; &quot;; check_cluster.py; mail_done&quot;" office:value-type="string" office:string-value="cd /xraid2-2/g454/run_new_pipeline/illumina/20121221/lane_1_A/analysis/gast; qsub clust_gast_ill_20121221_lane_1_A.sh; check_cluster.py; mail_done">
            <text:p>cd /xraid2-2/g454/run_new_pipeline/illumina/20121221/lane_1_A/analysis/gast; qsub clust_gast_ill_20121221_lane_1_A.sh; check_cluster.py; mail_done</text:p>
          </table:table-cell>
          <table:table-cell table:number-columns-repeated="3"/>
        </table:table-row>
        <table:table-row table:style-name="ro1">
          <table:table-cell office:value-type="float" office:value="20121221">
            <text:p>20121221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 office:value-type="string">
            <text:p>yes</text:p>
          </table:table-cell>
          <table:table-cell office:value-type="string">
            <text:p>ashipunova</text:p>
          </table:table-cell>
          <table:table-cell office:value-type="float" office:value="1737">
            <text:p>1737</text:p>
          </table:table-cell>
          <table:table-cell office:value-type="string">
            <text:p>Dec 3 2015</text:p>
          </table:table-cell>
          <table:table-cell office:value-type="string">
            <text:p>clust_gast_ill_20121221_lane_1_B.sh</text:p>
          </table:table-cell>
          <table:table-cell table:formula="of:=&quot;find /xraid2-2/g454/run_new_pipeline -name &quot; &amp; [.J13]" office:value-type="string" office:string-value="find /xraid2-2/g454/run_new_pipeline -name clust_gast_ill_20121221_lane_1_B.sh">
            <text:p>find /xraid2-2/g454/run_new_pipeline -name clust_gast_ill_20121221_lane_1_B.sh</text:p>
          </table:table-cell>
          <table:table-cell table:formula="of:=&quot;cd &quot; &amp; [.N13] &amp; &quot;/reads_overlap; gunzip *.fa.unique.gz&quot;" office:value-type="string" office:string-value="cd /xraid2-2/g454/run_new_pipeline/illumina/20121221/lane_1_B/analysis/reads_overlap; gunzip *.fa.unique.gz">
            <text:p>cd /xraid2-2/g454/run_new_pipeline/illumina/20121221/lane_1_B/analysis/reads_overlap; gunzip *.fa.unique.gz</text:p>
          </table:table-cell>
          <table:table-cell office:value-type="string">
            <text:p>/xraid2-2/g454/run_new_pipeline/illumina/20121221/lane_1_B/analysis/reads_overlap</text:p>
          </table:table-cell>
          <table:table-cell office:value-type="string">
            <text:p>/xraid2-2/g454/run_new_pipeline/illumina/20121221/lane_1_B/analysis</text:p>
          </table:table-cell>
          <table:table-cell office:value-type="string">
            <text:p>gast_119</text:p>
          </table:table-cell>
          <table:table-cell table:style-name="ce2" table:formula="of:=&quot;cd &quot; &amp; [.N13] &amp; &quot;; mv gast gast_0&quot;" office:value-type="string" office:string-value="cd /xraid2-2/g454/run_new_pipeline/illumina/20121221/lane_1_B/analysis; mv gast gast_0">
            <text:p>cd /xraid2-2/g454/run_new_pipeline/illumina/20121221/lane_1_B/analysis; mv gast gast_0</text:p>
          </table:table-cell>
          <table:table-cell table:style-name="ce2" table:formula="of:=&quot;cd &quot; &amp; [.N13] &amp; &quot;; mkdir gast&quot;" office:value-type="string" office:string-value="cd /xraid2-2/g454/run_new_pipeline/illumina/20121221/lane_1_B/analysis; mkdir gast">
            <text:p>cd /xraid2-2/g454/run_new_pipeline/illumina/20121221/lane_1_B/analysis; mkdir gast</text:p>
          </table:table-cell>
          <table:table-cell table:formula="of:=&quot;cd &quot; &amp; [.N13] &amp;&quot;/gast_0; cp &quot; &amp; [.J13] &amp; &quot; ../gast/&quot;" office:value-type="string" office:string-value="cd /xraid2-2/g454/run_new_pipeline/illumina/20121221/lane_1_B/analysis/gast_0; cp clust_gast_ill_20121221_lane_1_B.sh ../gast/">
            <text:p>cd /xraid2-2/g454/run_new_pipeline/illumina/20121221/lane_1_B/analysis/gast_0; cp clust_gast_ill_20121221_lane_1_B.sh ../gast/</text:p>
          </table:table-cell>
          <table:table-cell table:formula="of:=&quot;cd &quot; &amp; [.N13] &amp;&quot;/gast_0; cp filenames.list* ../gast/&quot;" office:value-type="string" office:string-value="cd /xraid2-2/g454/run_new_pipeline/illumina/20121221/lane_1_B/analysis/gast_0; cp filenames.list* ../gast/">
            <text:p>cd /xraid2-2/g454/run_new_pipeline/illumina/20121221/lane_1_B/analysis/gast_0; cp filenames.list* ../gast/</text:p>
          </table:table-cell>
          <table:table-cell table:formula="of:=&quot;cd &quot; &amp; [.N13] &amp;&quot;/gast; gunzip *&quot;" office:value-type="string" office:string-value="cd /xraid2-2/g454/run_new_pipeline/illumina/20121221/lane_1_B/analysis/gast; gunzip *">
            <text:p>cd /xraid2-2/g454/run_new_pipeline/illumina/20121221/lane_1_B/analysis/gast; gunzip *</text:p>
          </table:table-cell>
          <table:table-cell office:value-type="string">
            <text:p>clust_gast_ill_20121221_lane_1_B.sh</text:p>
          </table:table-cell>
          <table:table-cell table:formula="of:=&quot;cd &quot; &amp; [.N13] &amp;&quot;/gast; qsub &quot; &amp; [.U13] &amp; &quot;; check_cluster.py; mail_done&quot;" office:value-type="string" office:string-value="cd /xraid2-2/g454/run_new_pipeline/illumina/20121221/lane_1_B/analysis/gast; qsub clust_gast_ill_20121221_lane_1_B.sh; check_cluster.py; mail_done">
            <text:p>cd /xraid2-2/g454/run_new_pipeline/illumina/20121221/lane_1_B/analysis/gast; qsub clust_gast_ill_20121221_lane_1_B.sh; check_cluster.py; mail_done</text:p>
          </table:table-cell>
          <table:table-cell table:number-columns-repeated="3"/>
        </table:table-row>
        <table:table-row table:style-name="ro1">
          <table:table-cell office:value-type="float" office:value="20121221">
            <text:p>20121221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 office:value-type="string">
            <text:p>yes</text:p>
          </table:table-cell>
          <table:table-cell office:value-type="string">
            <text:p>ashipunova</text:p>
          </table:table-cell>
          <table:table-cell office:value-type="float" office:value="1737">
            <text:p>1737</text:p>
          </table:table-cell>
          <table:table-cell office:value-type="string">
            <text:p>Dec 3 2015</text:p>
          </table:table-cell>
          <table:table-cell office:value-type="string">
            <text:p>clust_gast_ill_20121221_lane_2_B.sh</text:p>
          </table:table-cell>
          <table:table-cell table:formula="of:=&quot;find /xraid2-2/g454/run_new_pipeline -name &quot; &amp; [.J14]" office:value-type="string" office:string-value="find /xraid2-2/g454/run_new_pipeline -name clust_gast_ill_20121221_lane_2_B.sh">
            <text:p>find /xraid2-2/g454/run_new_pipeline -name clust_gast_ill_20121221_lane_2_B.sh</text:p>
          </table:table-cell>
          <table:table-cell table:formula="of:=&quot;cd &quot; &amp; [.N14] &amp; &quot;/reads_overlap; gunzip *.fa.unique.gz&quot;" office:value-type="string" office:string-value="cd /xraid2-2/g454/run_new_pipeline/illumina/20121221/lane_2_B/analysis/reads_overlap; gunzip *.fa.unique.gz">
            <text:p>cd /xraid2-2/g454/run_new_pipeline/illumina/20121221/lane_2_B/analysis/reads_overlap; gunzip *.fa.unique.gz</text:p>
          </table:table-cell>
          <table:table-cell office:value-type="string">
            <text:p>/xraid2-2/g454/run_new_pipeline/illumina/20121221/lane_2_B/analysis/reads_overlap</text:p>
          </table:table-cell>
          <table:table-cell office:value-type="string">
            <text:p>/xraid2-2/g454/run_new_pipeline/illumina/20121221/lane_2_B/analysis</text:p>
          </table:table-cell>
          <table:table-cell office:value-type="string">
            <text:p>gast_119</text:p>
          </table:table-cell>
          <table:table-cell table:style-name="ce2" table:formula="of:=&quot;cd &quot; &amp; [.N14] &amp; &quot;; mv gast gast_0&quot;" office:value-type="string" office:string-value="cd /xraid2-2/g454/run_new_pipeline/illumina/20121221/lane_2_B/analysis; mv gast gast_0">
            <text:p>cd /xraid2-2/g454/run_new_pipeline/illumina/20121221/lane_2_B/analysis; mv gast gast_0</text:p>
          </table:table-cell>
          <table:table-cell table:style-name="ce2" table:formula="of:=&quot;cd &quot; &amp; [.N14] &amp; &quot;; mkdir gast&quot;" office:value-type="string" office:string-value="cd /xraid2-2/g454/run_new_pipeline/illumina/20121221/lane_2_B/analysis; mkdir gast">
            <text:p>cd /xraid2-2/g454/run_new_pipeline/illumina/20121221/lane_2_B/analysis; mkdir gast</text:p>
          </table:table-cell>
          <table:table-cell table:formula="of:=&quot;cd &quot; &amp; [.N14] &amp;&quot;/gast_0; cp &quot; &amp; [.J14] &amp; &quot; ../gast/&quot;" office:value-type="string" office:string-value="cd /xraid2-2/g454/run_new_pipeline/illumina/20121221/lane_2_B/analysis/gast_0; cp clust_gast_ill_20121221_lane_2_B.sh ../gast/">
            <text:p>cd /xraid2-2/g454/run_new_pipeline/illumina/20121221/lane_2_B/analysis/gast_0; cp clust_gast_ill_20121221_lane_2_B.sh ../gast/</text:p>
          </table:table-cell>
          <table:table-cell table:formula="of:=&quot;cd &quot; &amp; [.N14] &amp;&quot;/gast_0; cp filenames.list* ../gast/&quot;" office:value-type="string" office:string-value="cd /xraid2-2/g454/run_new_pipeline/illumina/20121221/lane_2_B/analysis/gast_0; cp filenames.list* ../gast/">
            <text:p>cd /xraid2-2/g454/run_new_pipeline/illumina/20121221/lane_2_B/analysis/gast_0; cp filenames.list* ../gast/</text:p>
          </table:table-cell>
          <table:table-cell table:formula="of:=&quot;cd &quot; &amp; [.N14] &amp;&quot;/gast; gunzip *&quot;" office:value-type="string" office:string-value="cd /xraid2-2/g454/run_new_pipeline/illumina/20121221/lane_2_B/analysis/gast; gunzip *">
            <text:p>cd /xraid2-2/g454/run_new_pipeline/illumina/20121221/lane_2_B/analysis/gast; gunzip *</text:p>
          </table:table-cell>
          <table:table-cell office:value-type="string">
            <text:p>clust_gast_ill_20121221_lane_2_B.sh</text:p>
          </table:table-cell>
          <table:table-cell table:formula="of:=&quot;cd &quot; &amp; [.N14] &amp;&quot;/gast; qsub &quot; &amp; [.U14] &amp; &quot;; check_cluster.py; mail_done&quot;" office:value-type="string" office:string-value="cd /xraid2-2/g454/run_new_pipeline/illumina/20121221/lane_2_B/analysis/gast; qsub clust_gast_ill_20121221_lane_2_B.sh; check_cluster.py; mail_done">
            <text:p>cd /xraid2-2/g454/run_new_pipeline/illumina/20121221/lane_2_B/analysis/gast; qsub clust_gast_ill_20121221_lane_2_B.sh; check_cluster.py; mail_done</text:p>
          </table:table-cell>
          <table:table-cell table:number-columns-repeated="3"/>
        </table:table-row>
        <table:table-row table:style-name="ro1" table:visibility="filter">
          <table:table-cell office:value-type="float" office:value="20121221">
            <text:p>20121221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605">
            <text:p>605</text:p>
          </table:table-cell>
          <table:table-cell office:value-type="string">
            <text:p>Dec 3 2015</text:p>
          </table:table-cell>
          <table:table-cell office:value-type="string">
            <text:p>clust_gast_ill_20121221_lane_3_B.sh.gz</text:p>
          </table:table-cell>
          <table:table-cell table:formula="of:=&quot;find /xraid2-2/g454/run_new_pipeline -name &quot; &amp; [.J15]" office:value-type="string" office:string-value="find /xraid2-2/g454/run_new_pipeline -name clust_gast_ill_20121221_lane_3_B.sh.gz">
            <text:p>find /xraid2-2/g454/run_new_pipeline -name clust_gast_ill_20121221_lane_3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21221">
            <text:p>20121221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1737">
            <text:p>1737</text:p>
          </table:table-cell>
          <table:table-cell office:value-type="string">
            <text:p>Dec 9 2015</text:p>
          </table:table-cell>
          <table:table-cell office:value-type="string">
            <text:p>clust_gast_ill_20121221_lane_3_B.sh</text:p>
          </table:table-cell>
          <table:table-cell table:formula="of:=&quot;find /xraid2-2/g454/run_new_pipeline -name &quot; &amp; [.J16]" office:value-type="string" office:string-value="find /xraid2-2/g454/run_new_pipeline -name clust_gast_ill_20121221_lane_3_B.sh">
            <text:p>find /xraid2-2/g454/run_new_pipeline -name clust_gast_ill_20121221_lane_3_B.sh</text:p>
          </table:table-cell>
          <table:table-cell table:number-columns-repeated="14"/>
        </table:table-row>
        <table:table-row table:style-name="ro1">
          <table:table-cell office:value-type="float" office:value="20121221">
            <text:p>20121221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 office:value-type="string">
            <text:p>yes</text:p>
          </table:table-cell>
          <table:table-cell office:value-type="string">
            <text:p>ashipunova</text:p>
          </table:table-cell>
          <table:table-cell office:value-type="float" office:value="1737">
            <text:p>1737</text:p>
          </table:table-cell>
          <table:table-cell office:value-type="string">
            <text:p>Dec 3 2015</text:p>
          </table:table-cell>
          <table:table-cell office:value-type="string">
            <text:p>clust_gast_ill_20121221_lane_4_B.sh</text:p>
          </table:table-cell>
          <table:table-cell table:formula="of:=&quot;find /xraid2-2/g454/run_new_pipeline -name &quot; &amp; [.J17]" office:value-type="string" office:string-value="find /xraid2-2/g454/run_new_pipeline -name clust_gast_ill_20121221_lane_4_B.sh">
            <text:p>find /xraid2-2/g454/run_new_pipeline -name clust_gast_ill_20121221_lane_4_B.sh</text:p>
          </table:table-cell>
          <table:table-cell table:formula="of:=&quot;cd &quot; &amp; [.N17] &amp; &quot;/reads_overlap; gunzip *.fa.unique.gz&quot;" office:value-type="string" office:string-value="cd /xraid2-2/g454/run_new_pipeline/illumina/20121221/lane_4_B/analysis/reads_overlap; gunzip *.fa.unique.gz">
            <text:p>cd /xraid2-2/g454/run_new_pipeline/illumina/20121221/lane_4_B/analysis/reads_overlap; gunzip *.fa.unique.gz</text:p>
          </table:table-cell>
          <table:table-cell office:value-type="string">
            <text:p>/xraid2-2/g454/run_new_pipeline/illumina/20121221/lane_4_B/analysis/reads_overlap</text:p>
          </table:table-cell>
          <table:table-cell office:value-type="string">
            <text:p>/xraid2-2/g454/run_new_pipeline/illumina/20121221/lane_4_B/analysis</text:p>
          </table:table-cell>
          <table:table-cell office:value-type="string">
            <text:p>gast_119</text:p>
          </table:table-cell>
          <table:table-cell table:style-name="ce2" table:formula="of:=&quot;cd &quot; &amp; [.N17] &amp; &quot;; mv gast gast_0&quot;" office:value-type="string" office:string-value="cd /xraid2-2/g454/run_new_pipeline/illumina/20121221/lane_4_B/analysis; mv gast gast_0">
            <text:p>cd /xraid2-2/g454/run_new_pipeline/illumina/20121221/lane_4_B/analysis; mv gast gast_0</text:p>
          </table:table-cell>
          <table:table-cell table:style-name="ce2" table:formula="of:=&quot;cd &quot; &amp; [.N17] &amp; &quot;; mkdir gast&quot;" office:value-type="string" office:string-value="cd /xraid2-2/g454/run_new_pipeline/illumina/20121221/lane_4_B/analysis; mkdir gast">
            <text:p>cd /xraid2-2/g454/run_new_pipeline/illumina/20121221/lane_4_B/analysis; mkdir gast</text:p>
          </table:table-cell>
          <table:table-cell table:formula="of:=&quot;cd &quot; &amp; [.N17] &amp;&quot;/gast_0; cp &quot; &amp; [.J17] &amp; &quot; ../gast/&quot;" office:value-type="string" office:string-value="cd /xraid2-2/g454/run_new_pipeline/illumina/20121221/lane_4_B/analysis/gast_0; cp clust_gast_ill_20121221_lane_4_B.sh ../gast/">
            <text:p>cd /xraid2-2/g454/run_new_pipeline/illumina/20121221/lane_4_B/analysis/gast_0; cp clust_gast_ill_20121221_lane_4_B.sh ../gast/</text:p>
          </table:table-cell>
          <table:table-cell table:formula="of:=&quot;cd &quot; &amp; [.N17] &amp;&quot;/gast_0; cp filenames.list* ../gast/&quot;" office:value-type="string" office:string-value="cd /xraid2-2/g454/run_new_pipeline/illumina/20121221/lane_4_B/analysis/gast_0; cp filenames.list* ../gast/">
            <text:p>cd /xraid2-2/g454/run_new_pipeline/illumina/20121221/lane_4_B/analysis/gast_0; cp filenames.list* ../gast/</text:p>
          </table:table-cell>
          <table:table-cell table:formula="of:=&quot;cd &quot; &amp; [.N17] &amp;&quot;/gast; gunzip *&quot;" office:value-type="string" office:string-value="cd /xraid2-2/g454/run_new_pipeline/illumina/20121221/lane_4_B/analysis/gast; gunzip *">
            <text:p>cd /xraid2-2/g454/run_new_pipeline/illumina/20121221/lane_4_B/analysis/gast; gunzip *</text:p>
          </table:table-cell>
          <table:table-cell office:value-type="string">
            <text:p>clust_gast_ill_20121221_lane_4_B.sh</text:p>
          </table:table-cell>
          <table:table-cell table:formula="of:=&quot;cd &quot; &amp; [.N17] &amp;&quot;/gast; qsub &quot; &amp; [.U17] &amp; &quot;; check_cluster.py; mail_done&quot;" office:value-type="string" office:string-value="cd /xraid2-2/g454/run_new_pipeline/illumina/20121221/lane_4_B/analysis/gast; qsub clust_gast_ill_20121221_lane_4_B.sh; check_cluster.py; mail_done">
            <text:p>cd /xraid2-2/g454/run_new_pipeline/illumina/20121221/lane_4_B/analysis/gast; qsub clust_gast_ill_20121221_lane_4_B.sh; check_cluster.py; mail_done</text:p>
          </table:table-cell>
          <table:table-cell table:number-columns-repeated="3"/>
        </table:table-row>
        <table:table-row table:style-name="ro1" table:visibility="filter">
          <table:table-cell office:value-type="float" office:value="20121221">
            <text:p>20121221</text:p>
          </table:table-cell>
          <table:table-cell office:value-type="float" office:value="7">
            <text:p>7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605">
            <text:p>605</text:p>
          </table:table-cell>
          <table:table-cell office:value-type="string">
            <text:p>Dec 4 2015</text:p>
          </table:table-cell>
          <table:table-cell office:value-type="string">
            <text:p>clust_gast_ill_20121221_lane_7_B.sh.gz</text:p>
          </table:table-cell>
          <table:table-cell table:formula="of:=&quot;find /xraid2-2/g454/run_new_pipeline -name &quot; &amp; [.J18]" office:value-type="string" office:string-value="find /xraid2-2/g454/run_new_pipeline -name clust_gast_ill_20121221_lane_7_B.sh.gz">
            <text:p>find /xraid2-2/g454/run_new_pipeline -name clust_gast_ill_20121221_lane_7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21221">
            <text:p>20121221</text:p>
          </table:table-cell>
          <table:table-cell office:value-type="float" office:value="7">
            <text:p>7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1737">
            <text:p>1737</text:p>
          </table:table-cell>
          <table:table-cell office:value-type="string">
            <text:p>Dec 9 2015</text:p>
          </table:table-cell>
          <table:table-cell office:value-type="string">
            <text:p>clust_gast_ill_20121221_lane_7_B.sh</text:p>
          </table:table-cell>
          <table:table-cell table:formula="of:=&quot;find /xraid2-2/g454/run_new_pipeline -name &quot; &amp; [.J19]" office:value-type="string" office:string-value="find /xraid2-2/g454/run_new_pipeline -name clust_gast_ill_20121221_lane_7_B.sh">
            <text:p>find /xraid2-2/g454/run_new_pipeline -name clust_gast_ill_20121221_lane_7_B.sh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104">
            <text:p>20130104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 office:value-type="string">
            <text:p>yes</text:p>
          </table:table-cell>
          <table:table-cell office:value-type="string">
            <text:p>ashipunova</text:p>
          </table:table-cell>
          <table:table-cell office:value-type="float" office:value="1727">
            <text:p>1727</text:p>
          </table:table-cell>
          <table:table-cell office:value-type="string">
            <text:p>Dec 11 2015</text:p>
          </table:table-cell>
          <table:table-cell office:value-type="string">
            <text:p>clust_gast_ill_20130104_lane_1_B.sh</text:p>
          </table:table-cell>
          <table:table-cell table:formula="of:=&quot;find /xraid2-2/g454/run_new_pipeline -name &quot; &amp; [.J20]" office:value-type="string" office:string-value="find /xraid2-2/g454/run_new_pipeline -name clust_gast_ill_20130104_lane_1_B.sh">
            <text:p>find /xraid2-2/g454/run_new_pipeline -name clust_gast_ill_20130104_lane_1_B.sh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107">
            <text:p>20130107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 office:value-type="string">
            <text:p>yes</text:p>
          </table:table-cell>
          <table:table-cell office:value-type="string">
            <text:p>ashipunova</text:p>
          </table:table-cell>
          <table:table-cell office:value-type="float" office:value="599">
            <text:p>599</text:p>
          </table:table-cell>
          <table:table-cell office:value-type="string">
            <text:p>Dec 11 2015</text:p>
          </table:table-cell>
          <table:table-cell office:value-type="string">
            <text:p>clust_gast_ill_20130107_lane_1_B.sh.gz</text:p>
          </table:table-cell>
          <table:table-cell table:formula="of:=&quot;find /xraid2-2/g454/run_new_pipeline -name &quot; &amp; [.J21]" office:value-type="string" office:string-value="find /xraid2-2/g454/run_new_pipeline -name clust_gast_ill_20130107_lane_1_B.sh.gz">
            <text:p>find /xraid2-2/g454/run_new_pipeline -name clust_gast_ill_20130107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110">
            <text:p>2013011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 office:value-type="string">
            <text:p>yes</text:p>
          </table:table-cell>
          <table:table-cell office:value-type="string">
            <text:p>ashipunova</text:p>
          </table:table-cell>
          <table:table-cell office:value-type="float" office:value="1727">
            <text:p>1727</text:p>
          </table:table-cell>
          <table:table-cell office:value-type="string">
            <text:p>Dec 11 2015</text:p>
          </table:table-cell>
          <table:table-cell office:value-type="string">
            <text:p>clust_gast_ill_20130110_lane_1_B.sh</text:p>
          </table:table-cell>
          <table:table-cell table:formula="of:=&quot;find /xraid2-2/g454/run_new_pipeline -name &quot; &amp; [.J22]" office:value-type="string" office:string-value="find /xraid2-2/g454/run_new_pipeline -name clust_gast_ill_20130110_lane_1_B.sh">
            <text:p>find /xraid2-2/g454/run_new_pipeline -name clust_gast_ill_20130110_lane_1_B.sh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220">
            <text:p>2013022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1727">
            <text:p>1727</text:p>
          </table:table-cell>
          <table:table-cell office:value-type="string">
            <text:p>Dec 11 2015</text:p>
          </table:table-cell>
          <table:table-cell office:value-type="string">
            <text:p>clust_gast_ill_20130220_lane_1_B.sh</text:p>
          </table:table-cell>
          <table:table-cell table:formula="of:=&quot;find /xraid2-2/g454/run_new_pipeline -name &quot; &amp; [.J23]" office:value-type="string" office:string-value="find /xraid2-2/g454/run_new_pipeline -name clust_gast_ill_20130220_lane_1_B.sh">
            <text:p>find /xraid2-2/g454/run_new_pipeline -name clust_gast_ill_20130220_lane_1_B.sh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220">
            <text:p>2013022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1652">
            <text:p>1652</text:p>
          </table:table-cell>
          <table:table-cell office:value-type="string">
            <text:p>Nov 20 2015</text:p>
          </table:table-cell>
          <table:table-cell office:value-type="string">
            <text:p>clust_gast_ill_20130220_lane_1_B.sh</text:p>
          </table:table-cell>
          <table:table-cell table:formula="of:=&quot;find /xraid2-2/g454/run_new_pipeline -name &quot; &amp; [.J24]" office:value-type="string" office:string-value="find /xraid2-2/g454/run_new_pipeline -name clust_gast_ill_20130220_lane_1_B.sh">
            <text:p>find /xraid2-2/g454/run_new_pipeline -name clust_gast_ill_20130220_lane_1_B.sh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227">
            <text:p>20130227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1727">
            <text:p>1727</text:p>
          </table:table-cell>
          <table:table-cell office:value-type="string">
            <text:p>Dec 12 2015</text:p>
          </table:table-cell>
          <table:table-cell office:value-type="string">
            <text:p>clust_gast_ill_20130227_lane_1_B.sh</text:p>
          </table:table-cell>
          <table:table-cell table:formula="of:=&quot;find /xraid2-2/g454/run_new_pipeline -name &quot; &amp; [.J25]" office:value-type="string" office:string-value="find /xraid2-2/g454/run_new_pipeline -name clust_gast_ill_20130227_lane_1_B.sh">
            <text:p>find /xraid2-2/g454/run_new_pipeline -name clust_gast_ill_20130227_lane_1_B.sh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322">
            <text:p>20130322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604">
            <text:p>604</text:p>
          </table:table-cell>
          <table:table-cell office:value-type="string">
            <text:p>Dec 4 2015</text:p>
          </table:table-cell>
          <table:table-cell office:value-type="string">
            <text:p>clust_gast_ill_20130322_lane_1_A.sh.gz</text:p>
          </table:table-cell>
          <table:table-cell table:formula="of:=&quot;find /xraid2-2/g454/run_new_pipeline -name &quot; &amp; [.J26]" office:value-type="string" office:string-value="find /xraid2-2/g454/run_new_pipeline -name clust_gast_ill_20130322_lane_1_A.sh.gz">
            <text:p>find /xraid2-2/g454/run_new_pipeline -name clust_gast_ill_20130322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322">
            <text:p>20130322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572">
            <text:p>572</text:p>
          </table:table-cell>
          <table:table-cell office:value-type="string">
            <text:p>Feb 27 2016</text:p>
          </table:table-cell>
          <table:table-cell office:value-type="string">
            <text:p>clust_gast_ill_20130322_lane_1_A.sh.gz</text:p>
          </table:table-cell>
          <table:table-cell table:formula="of:=&quot;find /xraid2-2/g454/run_new_pipeline -name &quot; &amp; [.J27]" office:value-type="string" office:string-value="find /xraid2-2/g454/run_new_pipeline -name clust_gast_ill_20130322_lane_1_A.sh.gz">
            <text:p>find /xraid2-2/g454/run_new_pipeline -name clust_gast_ill_20130322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322">
            <text:p>20130322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1737">
            <text:p>1737</text:p>
          </table:table-cell>
          <table:table-cell office:value-type="string">
            <text:p>Dec 4 2015</text:p>
          </table:table-cell>
          <table:table-cell office:value-type="string">
            <text:p>clust_gast_ill_20130322_lane_1_B.sh</text:p>
          </table:table-cell>
          <table:table-cell table:formula="of:=&quot;find /xraid2-2/g454/run_new_pipeline -name &quot; &amp; [.J28]" office:value-type="string" office:string-value="find /xraid2-2/g454/run_new_pipeline -name clust_gast_ill_20130322_lane_1_B.sh">
            <text:p>find /xraid2-2/g454/run_new_pipeline -name clust_gast_ill_20130322_lane_1_B.sh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322">
            <text:p>20130322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605">
            <text:p>605</text:p>
          </table:table-cell>
          <table:table-cell office:value-type="string">
            <text:p>Dec 4 2015</text:p>
          </table:table-cell>
          <table:table-cell office:value-type="string">
            <text:p>clust_gast_ill_20130322_lane_2_B.sh.gz</text:p>
          </table:table-cell>
          <table:table-cell table:formula="of:=&quot;find /xraid2-2/g454/run_new_pipeline -name &quot; &amp; [.J29]" office:value-type="string" office:string-value="find /xraid2-2/g454/run_new_pipeline -name clust_gast_ill_20130322_lane_2_B.sh.gz">
            <text:p>find /xraid2-2/g454/run_new_pipeline -name clust_gast_ill_20130322_lane_2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322">
            <text:p>20130322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606">
            <text:p>606</text:p>
          </table:table-cell>
          <table:table-cell office:value-type="string">
            <text:p>Dec 4 2015</text:p>
          </table:table-cell>
          <table:table-cell office:value-type="string">
            <text:p>clust_gast_ill_20130322_lane_4_B.sh.gz</text:p>
          </table:table-cell>
          <table:table-cell table:formula="of:=&quot;find /xraid2-2/g454/run_new_pipeline -name &quot; &amp; [.J30]" office:value-type="string" office:string-value="find /xraid2-2/g454/run_new_pipeline -name clust_gast_ill_20130322_lane_4_B.sh.gz">
            <text:p>find /xraid2-2/g454/run_new_pipeline -name clust_gast_ill_20130322_lane_4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322">
            <text:p>20130322</text:p>
          </table:table-cell>
          <table:table-cell office:value-type="float" office:value="8">
            <text:p>8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604">
            <text:p>604</text:p>
          </table:table-cell>
          <table:table-cell office:value-type="string">
            <text:p>Dec 4 2015</text:p>
          </table:table-cell>
          <table:table-cell office:value-type="string">
            <text:p>clust_gast_ill_20130322_lane_8_B.sh.gz</text:p>
          </table:table-cell>
          <table:table-cell table:formula="of:=&quot;find /xraid2-2/g454/run_new_pipeline -name &quot; &amp; [.J31]" office:value-type="string" office:string-value="find /xraid2-2/g454/run_new_pipeline -name clust_gast_ill_20130322_lane_8_B.sh.gz">
            <text:p>find /xraid2-2/g454/run_new_pipeline -name clust_gast_ill_20130322_lane_8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408">
            <text:p>20130408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99">
            <text:p>599</text:p>
          </table:table-cell>
          <table:table-cell office:value-type="string">
            <text:p>Dec 12 2015</text:p>
          </table:table-cell>
          <table:table-cell office:value-type="string">
            <text:p>clust_gast_ill_20130408_lane_1_B.sh.gz</text:p>
          </table:table-cell>
          <table:table-cell table:formula="of:=&quot;find /xraid2-2/g454/run_new_pipeline -name &quot; &amp; [.J32]" office:value-type="string" office:string-value="find /xraid2-2/g454/run_new_pipeline -name clust_gast_ill_20130408_lane_1_B.sh.gz">
            <text:p>find /xraid2-2/g454/run_new_pipeline -name clust_gast_ill_20130408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419">
            <text:p>20130419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96">
            <text:p>596</text:p>
          </table:table-cell>
          <table:table-cell office:value-type="string">
            <text:p>Dec 12 2015</text:p>
          </table:table-cell>
          <table:table-cell office:value-type="string">
            <text:p>clust_gast_ill_20130419_lane_1_B.sh.gz</text:p>
          </table:table-cell>
          <table:table-cell table:formula="of:=&quot;find /xraid2-2/g454/run_new_pipeline -name &quot; &amp; [.J33]" office:value-type="string" office:string-value="find /xraid2-2/g454/run_new_pipeline -name clust_gast_ill_20130419_lane_1_B.sh.gz">
            <text:p>find /xraid2-2/g454/run_new_pipeline -name clust_gast_ill_20130419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422">
            <text:p>20130422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1737">
            <text:p>1737</text:p>
          </table:table-cell>
          <table:table-cell office:value-type="string">
            <text:p>Dec 4 2015</text:p>
          </table:table-cell>
          <table:table-cell office:value-type="string">
            <text:p>clust_gast_ill_20130422_lane_3_B.sh</text:p>
          </table:table-cell>
          <table:table-cell table:formula="of:=&quot;find /xraid2-2/g454/run_new_pipeline -name &quot; &amp; [.J34]" office:value-type="string" office:string-value="find /xraid2-2/g454/run_new_pipeline -name clust_gast_ill_20130422_lane_3_B.sh">
            <text:p>find /xraid2-2/g454/run_new_pipeline -name clust_gast_ill_20130422_lane_3_B.sh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422">
            <text:p>20130422</text:p>
          </table:table-cell>
          <table:table-cell office:value-type="float" office:value="8">
            <text:p>8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605">
            <text:p>605</text:p>
          </table:table-cell>
          <table:table-cell office:value-type="string">
            <text:p>Dec 4 2015</text:p>
          </table:table-cell>
          <table:table-cell office:value-type="string">
            <text:p>clust_gast_ill_20130422_lane_8_B.sh.gz</text:p>
          </table:table-cell>
          <table:table-cell table:formula="of:=&quot;find /xraid2-2/g454/run_new_pipeline -name &quot; &amp; [.J35]" office:value-type="string" office:string-value="find /xraid2-2/g454/run_new_pipeline -name clust_gast_ill_20130422_lane_8_B.sh.gz">
            <text:p>find /xraid2-2/g454/run_new_pipeline -name clust_gast_ill_20130422_lane_8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514">
            <text:p>20130514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 office:value-type="string">
            <text:p>yes</text:p>
          </table:table-cell>
          <table:table-cell office:value-type="string">
            <text:p>ashipunova</text:p>
          </table:table-cell>
          <table:table-cell office:value-type="float" office:value="598">
            <text:p>598</text:p>
          </table:table-cell>
          <table:table-cell office:value-type="string">
            <text:p>Dec 12 2015</text:p>
          </table:table-cell>
          <table:table-cell office:value-type="string">
            <text:p>clust_gast_ill_20130514_lane_1_B.sh.gz</text:p>
          </table:table-cell>
          <table:table-cell table:formula="of:=&quot;find /xraid2-2/g454/run_new_pipeline -name &quot; &amp; [.J36]" office:value-type="string" office:string-value="find /xraid2-2/g454/run_new_pipeline -name clust_gast_ill_20130514_lane_1_B.sh.gz">
            <text:p>find /xraid2-2/g454/run_new_pipeline -name clust_gast_ill_20130514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607">
            <text:p>20130607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605">
            <text:p>605</text:p>
          </table:table-cell>
          <table:table-cell office:value-type="string">
            <text:p>Dec 7 2015</text:p>
          </table:table-cell>
          <table:table-cell office:value-type="string">
            <text:p>clust_gast_ill_20130607_lane_3_A.sh.gz</text:p>
          </table:table-cell>
          <table:table-cell table:formula="of:=&quot;find /xraid2-2/g454/run_new_pipeline -name &quot; &amp; [.J37]" office:value-type="string" office:string-value="find /xraid2-2/g454/run_new_pipeline -name clust_gast_ill_20130607_lane_3_A.sh.gz">
            <text:p>find /xraid2-2/g454/run_new_pipeline -name clust_gast_ill_20130607_lane_3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607">
            <text:p>20130607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573">
            <text:p>573</text:p>
          </table:table-cell>
          <table:table-cell office:value-type="string">
            <text:p>Feb 27 2016</text:p>
          </table:table-cell>
          <table:table-cell office:value-type="string">
            <text:p>clust_gast_ill_20130607_lane_3_A.sh.gz</text:p>
          </table:table-cell>
          <table:table-cell table:formula="of:=&quot;find /xraid2-2/g454/run_new_pipeline -name &quot; &amp; [.J38]" office:value-type="string" office:string-value="find /xraid2-2/g454/run_new_pipeline -name clust_gast_ill_20130607_lane_3_A.sh.gz">
            <text:p>find /xraid2-2/g454/run_new_pipeline -name clust_gast_ill_20130607_lane_3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607">
            <text:p>20130607</text:p>
          </table:table-cell>
          <table:table-cell office:value-type="float" office:value="5">
            <text:p>5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605">
            <text:p>605</text:p>
          </table:table-cell>
          <table:table-cell office:value-type="string">
            <text:p>Dec 7 2015</text:p>
          </table:table-cell>
          <table:table-cell office:value-type="string">
            <text:p>clust_gast_ill_20130607_lane_5_A.sh.gz</text:p>
          </table:table-cell>
          <table:table-cell table:formula="of:=&quot;find /xraid2-2/g454/run_new_pipeline -name &quot; &amp; [.J39]" office:value-type="string" office:string-value="find /xraid2-2/g454/run_new_pipeline -name clust_gast_ill_20130607_lane_5_A.sh.gz">
            <text:p>find /xraid2-2/g454/run_new_pipeline -name clust_gast_ill_20130607_lane_5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607">
            <text:p>20130607</text:p>
          </table:table-cell>
          <table:table-cell office:value-type="float" office:value="5">
            <text:p>5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573">
            <text:p>573</text:p>
          </table:table-cell>
          <table:table-cell office:value-type="string">
            <text:p>Feb 27 2016</text:p>
          </table:table-cell>
          <table:table-cell office:value-type="string">
            <text:p>clust_gast_ill_20130607_lane_5_A.sh.gz</text:p>
          </table:table-cell>
          <table:table-cell table:formula="of:=&quot;find /xraid2-2/g454/run_new_pipeline -name &quot; &amp; [.J40]" office:value-type="string" office:string-value="find /xraid2-2/g454/run_new_pipeline -name clust_gast_ill_20130607_lane_5_A.sh.gz">
            <text:p>find /xraid2-2/g454/run_new_pipeline -name clust_gast_ill_20130607_lane_5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607">
            <text:p>20130607</text:p>
          </table:table-cell>
          <table:table-cell office:value-type="float" office:value="7">
            <text:p>7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605">
            <text:p>605</text:p>
          </table:table-cell>
          <table:table-cell office:value-type="string">
            <text:p>Dec 7 2015</text:p>
          </table:table-cell>
          <table:table-cell office:value-type="string">
            <text:p>clust_gast_ill_20130607_lane_7_B.sh.gz</text:p>
          </table:table-cell>
          <table:table-cell table:formula="of:=&quot;find /xraid2-2/g454/run_new_pipeline -name &quot; &amp; [.J41]" office:value-type="string" office:string-value="find /xraid2-2/g454/run_new_pipeline -name clust_gast_ill_20130607_lane_7_B.sh.gz">
            <text:p>find /xraid2-2/g454/run_new_pipeline -name clust_gast_ill_20130607_lane_7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607">
            <text:p>20130607</text:p>
          </table:table-cell>
          <table:table-cell office:value-type="float" office:value="7">
            <text:p>7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658">
            <text:p>658</text:p>
          </table:table-cell>
          <table:table-cell office:value-type="string">
            <text:p>Jan 19 2016</text:p>
          </table:table-cell>
          <table:table-cell office:value-type="string">
            <text:p>clust_gast_ill__xraid2-2_g454_run_new_pipeline_illumina_20130607_lane_7_B_analysis_reads_overlap.sh.gz</text:p>
          </table:table-cell>
          <table:table-cell table:formula="of:=&quot;find /xraid2-2/g454/run_new_pipeline -name &quot; &amp; [.J42]" office:value-type="string" office:string-value="find /xraid2-2/g454/run_new_pipeline -name clust_gast_ill__xraid2-2_g454_run_new_pipeline_illumina_20130607_lane_7_B_analysis_reads_overlap.sh.gz">
            <text:p>find /xraid2-2/g454/run_new_pipeline -name clust_gast_ill__xraid2-2_g454_run_new_pipeline_illumina_20130607_lane_7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611">
            <text:p>20130611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607">
            <text:p>607</text:p>
          </table:table-cell>
          <table:table-cell office:value-type="string">
            <text:p>Dec 17 2015</text:p>
          </table:table-cell>
          <table:table-cell office:value-type="string">
            <text:p>clust_gast_ill_20130611_lane_1_B.sh.gz</text:p>
          </table:table-cell>
          <table:table-cell table:formula="of:=&quot;find /xraid2-2/g454/run_new_pipeline -name &quot; &amp; [.J43]" office:value-type="string" office:string-value="find /xraid2-2/g454/run_new_pipeline -name clust_gast_ill_20130611_lane_1_B.sh.gz">
            <text:p>find /xraid2-2/g454/run_new_pipeline -name clust_gast_ill_20130611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614">
            <text:p>20130614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 office:value-type="string">
            <text:p>yes</text:p>
          </table:table-cell>
          <table:table-cell office:value-type="string">
            <text:p>ashipunova</text:p>
          </table:table-cell>
          <table:table-cell office:value-type="float" office:value="598">
            <text:p>598</text:p>
          </table:table-cell>
          <table:table-cell office:value-type="string">
            <text:p>Dec 17 2015</text:p>
          </table:table-cell>
          <table:table-cell office:value-type="string">
            <text:p>clust_gast_ill_20130614_lane_1_B.sh.gz</text:p>
          </table:table-cell>
          <table:table-cell table:formula="of:=&quot;find /xraid2-2/g454/run_new_pipeline -name &quot; &amp; [.J44]" office:value-type="string" office:string-value="find /xraid2-2/g454/run_new_pipeline -name clust_gast_ill_20130614_lane_1_B.sh.gz">
            <text:p>find /xraid2-2/g454/run_new_pipeline -name clust_gast_ill_20130614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619">
            <text:p>20130619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97">
            <text:p>597</text:p>
          </table:table-cell>
          <table:table-cell office:value-type="string">
            <text:p>Dec 17 2015</text:p>
          </table:table-cell>
          <table:table-cell office:value-type="string">
            <text:p>clust_gast_ill_20130619_lane_1_B.sh.gz</text:p>
          </table:table-cell>
          <table:table-cell table:formula="of:=&quot;find /xraid2-2/g454/run_new_pipeline -name &quot; &amp; [.J45]" office:value-type="string" office:string-value="find /xraid2-2/g454/run_new_pipeline -name clust_gast_ill_20130619_lane_1_B.sh.gz">
            <text:p>find /xraid2-2/g454/run_new_pipeline -name clust_gast_ill_20130619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710">
            <text:p>20130710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605">
            <text:p>605</text:p>
          </table:table-cell>
          <table:table-cell office:value-type="string">
            <text:p>Dec 7 2015</text:p>
          </table:table-cell>
          <table:table-cell office:value-type="string">
            <text:p>clust_gast_ill_20130710_lane_3_B.sh.gz</text:p>
          </table:table-cell>
          <table:table-cell table:formula="of:=&quot;find /xraid2-2/g454/run_new_pipeline -name &quot; &amp; [.J46]" office:value-type="string" office:string-value="find /xraid2-2/g454/run_new_pipeline -name clust_gast_ill_20130710_lane_3_B.sh.gz">
            <text:p>find /xraid2-2/g454/run_new_pipeline -name clust_gast_ill_20130710_lane_3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710">
            <text:p>20130710</text:p>
          </table:table-cell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604">
            <text:p>604</text:p>
          </table:table-cell>
          <table:table-cell office:value-type="string">
            <text:p>Dec 7 2015</text:p>
          </table:table-cell>
          <table:table-cell office:value-type="string">
            <text:p>clust_gast_ill_20130710_lane_6_A.sh.gz</text:p>
          </table:table-cell>
          <table:table-cell table:formula="of:=&quot;find /xraid2-2/g454/run_new_pipeline -name &quot; &amp; [.J47]" office:value-type="string" office:string-value="find /xraid2-2/g454/run_new_pipeline -name clust_gast_ill_20130710_lane_6_A.sh.gz">
            <text:p>find /xraid2-2/g454/run_new_pipeline -name clust_gast_ill_20130710_lane_6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710">
            <text:p>20130710</text:p>
          </table:table-cell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572">
            <text:p>572</text:p>
          </table:table-cell>
          <table:table-cell office:value-type="string">
            <text:p>Feb 29 2016</text:p>
          </table:table-cell>
          <table:table-cell office:value-type="string">
            <text:p>clust_gast_ill_20130710_lane_6_A.sh.gz</text:p>
          </table:table-cell>
          <table:table-cell table:formula="of:=&quot;find /xraid2-2/g454/run_new_pipeline -name &quot; &amp; [.J48]" office:value-type="string" office:string-value="find /xraid2-2/g454/run_new_pipeline -name clust_gast_ill_20130710_lane_6_A.sh.gz">
            <text:p>find /xraid2-2/g454/run_new_pipeline -name clust_gast_ill_20130710_lane_6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710">
            <text:p>20130710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603">
            <text:p>603</text:p>
          </table:table-cell>
          <table:table-cell office:value-type="string">
            <text:p>Dec 7 2015</text:p>
          </table:table-cell>
          <table:table-cell office:value-type="string">
            <text:p>clust_gast_ill_20130710_lane_6_B.sh.gz</text:p>
          </table:table-cell>
          <table:table-cell table:formula="of:=&quot;find /xraid2-2/g454/run_new_pipeline -name &quot; &amp; [.J49]" office:value-type="string" office:string-value="find /xraid2-2/g454/run_new_pipeline -name clust_gast_ill_20130710_lane_6_B.sh.gz">
            <text:p>find /xraid2-2/g454/run_new_pipeline -name clust_gast_ill_20130710_lane_6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719">
            <text:p>20130719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607">
            <text:p>607</text:p>
          </table:table-cell>
          <table:table-cell office:value-type="string">
            <text:p>Dec 14 2015</text:p>
          </table:table-cell>
          <table:table-cell office:value-type="string">
            <text:p>clust_gast_ill_20130719_lane_1_A.sh.gz</text:p>
          </table:table-cell>
          <table:table-cell table:formula="of:=&quot;find /xraid2-2/g454/run_new_pipeline -name &quot; &amp; [.J50]" office:value-type="string" office:string-value="find /xraid2-2/g454/run_new_pipeline -name clust_gast_ill_20130719_lane_1_A.sh.gz">
            <text:p>find /xraid2-2/g454/run_new_pipeline -name clust_gast_ill_20130719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719">
            <text:p>20130719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76">
            <text:p>576</text:p>
          </table:table-cell>
          <table:table-cell office:value-type="string">
            <text:p>Dec 31 2015</text:p>
          </table:table-cell>
          <table:table-cell office:value-type="string">
            <text:p>clust_gast_ill_20130719_lane_1_A.sh.gz</text:p>
          </table:table-cell>
          <table:table-cell table:formula="of:=&quot;find /xraid2-2/g454/run_new_pipeline -name &quot; &amp; [.J51]" office:value-type="string" office:string-value="find /xraid2-2/g454/run_new_pipeline -name clust_gast_ill_20130719_lane_1_A.sh.gz">
            <text:p>find /xraid2-2/g454/run_new_pipeline -name clust_gast_ill_20130719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719">
            <text:p>20130719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76">
            <text:p>576</text:p>
          </table:table-cell>
          <table:table-cell office:value-type="string">
            <text:p>Feb 24 2016</text:p>
          </table:table-cell>
          <table:table-cell office:value-type="string">
            <text:p>clust_gast_ill_20130719_lane_1_A.sh.gz</text:p>
          </table:table-cell>
          <table:table-cell table:formula="of:=&quot;find /xraid2-2/g454/run_new_pipeline -name &quot; &amp; [.J52]" office:value-type="string" office:string-value="find /xraid2-2/g454/run_new_pipeline -name clust_gast_ill_20130719_lane_1_A.sh.gz">
            <text:p>find /xraid2-2/g454/run_new_pipeline -name clust_gast_ill_20130719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719">
            <text:p>20130719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98">
            <text:p>598</text:p>
          </table:table-cell>
          <table:table-cell office:value-type="string">
            <text:p>Dec 17 2015</text:p>
          </table:table-cell>
          <table:table-cell office:value-type="string">
            <text:p>clust_gast_ill_20130719_lane_1_B.sh.gz</text:p>
          </table:table-cell>
          <table:table-cell table:formula="of:=&quot;find /xraid2-2/g454/run_new_pipeline -name &quot; &amp; [.J53]" office:value-type="string" office:string-value="find /xraid2-2/g454/run_new_pipeline -name clust_gast_ill_20130719_lane_1_B.sh.gz">
            <text:p>find /xraid2-2/g454/run_new_pipeline -name clust_gast_ill_20130719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721">
            <text:p>20130721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609">
            <text:p>609</text:p>
          </table:table-cell>
          <table:table-cell office:value-type="string">
            <text:p>Dec 14 2015</text:p>
          </table:table-cell>
          <table:table-cell office:value-type="string">
            <text:p>clust_gast_ill_20130721_lane_1_A.sh.gz</text:p>
          </table:table-cell>
          <table:table-cell table:formula="of:=&quot;find /xraid2-2/g454/run_new_pipeline -name &quot; &amp; [.J54]" office:value-type="string" office:string-value="find /xraid2-2/g454/run_new_pipeline -name clust_gast_ill_20130721_lane_1_A.sh.gz">
            <text:p>find /xraid2-2/g454/run_new_pipeline -name clust_gast_ill_20130721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721">
            <text:p>20130721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76">
            <text:p>576</text:p>
          </table:table-cell>
          <table:table-cell office:value-type="string">
            <text:p>Feb 25 2016</text:p>
          </table:table-cell>
          <table:table-cell office:value-type="string">
            <text:p>clust_gast_ill_20130721_lane_1_A.sh.gz</text:p>
          </table:table-cell>
          <table:table-cell table:formula="of:=&quot;find /xraid2-2/g454/run_new_pipeline -name &quot; &amp; [.J55]" office:value-type="string" office:string-value="find /xraid2-2/g454/run_new_pipeline -name clust_gast_ill_20130721_lane_1_A.sh.gz">
            <text:p>find /xraid2-2/g454/run_new_pipeline -name clust_gast_ill_20130721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721">
            <text:p>20130721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98">
            <text:p>598</text:p>
          </table:table-cell>
          <table:table-cell office:value-type="string">
            <text:p>Dec 17 2015</text:p>
          </table:table-cell>
          <table:table-cell office:value-type="string">
            <text:p>clust_gast_ill_20130721_lane_1_B.sh.gz</text:p>
          </table:table-cell>
          <table:table-cell table:formula="of:=&quot;find /xraid2-2/g454/run_new_pipeline -name &quot; &amp; [.J56]" office:value-type="string" office:string-value="find /xraid2-2/g454/run_new_pipeline -name clust_gast_ill_20130721_lane_1_B.sh.gz">
            <text:p>find /xraid2-2/g454/run_new_pipeline -name clust_gast_ill_20130721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730">
            <text:p>2013073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 office:value-type="string">
            <text:p>yes</text:p>
          </table:table-cell>
          <table:table-cell office:value-type="string">
            <text:p>ashipunova</text:p>
          </table:table-cell>
          <table:table-cell office:value-type="float" office:value="599">
            <text:p>599</text:p>
          </table:table-cell>
          <table:table-cell office:value-type="string">
            <text:p>Dec 18 2015</text:p>
          </table:table-cell>
          <table:table-cell office:value-type="string">
            <text:p>clust_gast_ill_20130730_lane_1_B.sh.gz</text:p>
          </table:table-cell>
          <table:table-cell table:formula="of:=&quot;find /xraid2-2/g454/run_new_pipeline -name &quot; &amp; [.J57]" office:value-type="string" office:string-value="find /xraid2-2/g454/run_new_pipeline -name clust_gast_ill_20130730_lane_1_B.sh.gz">
            <text:p>find /xraid2-2/g454/run_new_pipeline -name clust_gast_ill_20130730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815">
            <text:p>2013081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99">
            <text:p>599</text:p>
          </table:table-cell>
          <table:table-cell office:value-type="string">
            <text:p>Dec 18 2015</text:p>
          </table:table-cell>
          <table:table-cell office:value-type="string">
            <text:p>clust_gast_ill_20130815_lane_1_B.sh.gz</text:p>
          </table:table-cell>
          <table:table-cell table:formula="of:=&quot;find /xraid2-2/g454/run_new_pipeline -name &quot; &amp; [.J58]" office:value-type="string" office:string-value="find /xraid2-2/g454/run_new_pipeline -name clust_gast_ill_20130815_lane_1_B.sh.gz">
            <text:p>find /xraid2-2/g454/run_new_pipeline -name clust_gast_ill_20130815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905">
            <text:p>2013090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98">
            <text:p>598</text:p>
          </table:table-cell>
          <table:table-cell office:value-type="string">
            <text:p>Dec 18 2015</text:p>
          </table:table-cell>
          <table:table-cell office:value-type="string">
            <text:p>clust_gast_ill_20130905_lane_1_B.sh.gz</text:p>
          </table:table-cell>
          <table:table-cell table:formula="of:=&quot;find /xraid2-2/g454/run_new_pipeline -name &quot; &amp; [.J59]" office:value-type="string" office:string-value="find /xraid2-2/g454/run_new_pipeline -name clust_gast_ill_20130905_lane_1_B.sh.gz">
            <text:p>find /xraid2-2/g454/run_new_pipeline -name clust_gast_ill_20130905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912">
            <text:p>20130912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607">
            <text:p>607</text:p>
          </table:table-cell>
          <table:table-cell office:value-type="string">
            <text:p>Dec 7 2015</text:p>
          </table:table-cell>
          <table:table-cell office:value-type="string">
            <text:p>clust_gast_ill_20130912_lane_1_A.sh.gz</text:p>
          </table:table-cell>
          <table:table-cell table:formula="of:=&quot;find /xraid2-2/g454/run_new_pipeline -name &quot; &amp; [.J60]" office:value-type="string" office:string-value="find /xraid2-2/g454/run_new_pipeline -name clust_gast_ill_20130912_lane_1_A.sh.gz">
            <text:p>find /xraid2-2/g454/run_new_pipeline -name clust_gast_ill_20130912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912">
            <text:p>20130912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575">
            <text:p>575</text:p>
          </table:table-cell>
          <table:table-cell office:value-type="string">
            <text:p>Feb 27 2016</text:p>
          </table:table-cell>
          <table:table-cell office:value-type="string">
            <text:p>clust_gast_ill_20130912_lane_1_A.sh.gz</text:p>
          </table:table-cell>
          <table:table-cell table:formula="of:=&quot;find /xraid2-2/g454/run_new_pipeline -name &quot; &amp; [.J61]" office:value-type="string" office:string-value="find /xraid2-2/g454/run_new_pipeline -name clust_gast_ill_20130912_lane_1_A.sh.gz">
            <text:p>find /xraid2-2/g454/run_new_pipeline -name clust_gast_ill_20130912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912">
            <text:p>20130912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605">
            <text:p>605</text:p>
          </table:table-cell>
          <table:table-cell office:value-type="string">
            <text:p>Dec 7 2015</text:p>
          </table:table-cell>
          <table:table-cell office:value-type="string">
            <text:p>clust_gast_ill_20130912_lane_1_B.sh.gz</text:p>
          </table:table-cell>
          <table:table-cell table:formula="of:=&quot;find /xraid2-2/g454/run_new_pipeline -name &quot; &amp; [.J62]" office:value-type="string" office:string-value="find /xraid2-2/g454/run_new_pipeline -name clust_gast_ill_20130912_lane_1_B.sh.gz">
            <text:p>find /xraid2-2/g454/run_new_pipeline -name clust_gast_ill_20130912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912">
            <text:p>20130912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607">
            <text:p>607</text:p>
          </table:table-cell>
          <table:table-cell office:value-type="string">
            <text:p>Dec 7 2015</text:p>
          </table:table-cell>
          <table:table-cell office:value-type="string">
            <text:p>clust_gast_ill_20130912_lane_2_A.sh.gz</text:p>
          </table:table-cell>
          <table:table-cell table:formula="of:=&quot;find /xraid2-2/g454/run_new_pipeline -name &quot; &amp; [.J63]" office:value-type="string" office:string-value="find /xraid2-2/g454/run_new_pipeline -name clust_gast_ill_20130912_lane_2_A.sh.gz">
            <text:p>find /xraid2-2/g454/run_new_pipeline -name clust_gast_ill_20130912_lane_2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912">
            <text:p>20130912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575">
            <text:p>575</text:p>
          </table:table-cell>
          <table:table-cell office:value-type="string">
            <text:p>Feb 27 2016</text:p>
          </table:table-cell>
          <table:table-cell office:value-type="string">
            <text:p>clust_gast_ill_20130912_lane_2_A.sh.gz</text:p>
          </table:table-cell>
          <table:table-cell table:formula="of:=&quot;find /xraid2-2/g454/run_new_pipeline -name &quot; &amp; [.J64]" office:value-type="string" office:string-value="find /xraid2-2/g454/run_new_pipeline -name clust_gast_ill_20130912_lane_2_A.sh.gz">
            <text:p>find /xraid2-2/g454/run_new_pipeline -name clust_gast_ill_20130912_lane_2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912">
            <text:p>20130912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605">
            <text:p>605</text:p>
          </table:table-cell>
          <table:table-cell office:value-type="string">
            <text:p>Dec 7 2015</text:p>
          </table:table-cell>
          <table:table-cell office:value-type="string">
            <text:p>clust_gast_ill_20130912_lane_2_B.sh.gz</text:p>
          </table:table-cell>
          <table:table-cell table:formula="of:=&quot;find /xraid2-2/g454/run_new_pipeline -name &quot; &amp; [.J65]" office:value-type="string" office:string-value="find /xraid2-2/g454/run_new_pipeline -name clust_gast_ill_20130912_lane_2_B.sh.gz">
            <text:p>find /xraid2-2/g454/run_new_pipeline -name clust_gast_ill_20130912_lane_2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912">
            <text:p>20130912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607">
            <text:p>607</text:p>
          </table:table-cell>
          <table:table-cell office:value-type="string">
            <text:p>Dec 7 2015</text:p>
          </table:table-cell>
          <table:table-cell office:value-type="string">
            <text:p>clust_gast_ill_20130912_lane_3_A.sh.gz</text:p>
          </table:table-cell>
          <table:table-cell table:formula="of:=&quot;find /xraid2-2/g454/run_new_pipeline -name &quot; &amp; [.J66]" office:value-type="string" office:string-value="find /xraid2-2/g454/run_new_pipeline -name clust_gast_ill_20130912_lane_3_A.sh.gz">
            <text:p>find /xraid2-2/g454/run_new_pipeline -name clust_gast_ill_20130912_lane_3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912">
            <text:p>20130912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575">
            <text:p>575</text:p>
          </table:table-cell>
          <table:table-cell office:value-type="string">
            <text:p>Feb 27 2016</text:p>
          </table:table-cell>
          <table:table-cell office:value-type="string">
            <text:p>clust_gast_ill_20130912_lane_3_A.sh.gz</text:p>
          </table:table-cell>
          <table:table-cell table:formula="of:=&quot;find /xraid2-2/g454/run_new_pipeline -name &quot; &amp; [.J67]" office:value-type="string" office:string-value="find /xraid2-2/g454/run_new_pipeline -name clust_gast_ill_20130912_lane_3_A.sh.gz">
            <text:p>find /xraid2-2/g454/run_new_pipeline -name clust_gast_ill_20130912_lane_3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912">
            <text:p>20130912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605">
            <text:p>605</text:p>
          </table:table-cell>
          <table:table-cell office:value-type="string">
            <text:p>Dec 7 2015</text:p>
          </table:table-cell>
          <table:table-cell office:value-type="string">
            <text:p>clust_gast_ill_20130912_lane_3_B.sh.gz</text:p>
          </table:table-cell>
          <table:table-cell table:formula="of:=&quot;find /xraid2-2/g454/run_new_pipeline -name &quot; &amp; [.J68]" office:value-type="string" office:string-value="find /xraid2-2/g454/run_new_pipeline -name clust_gast_ill_20130912_lane_3_B.sh.gz">
            <text:p>find /xraid2-2/g454/run_new_pipeline -name clust_gast_ill_20130912_lane_3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912">
            <text:p>20130912</text:p>
          </table:table-cell>
          <table:table-cell office:value-type="float" office:value="7">
            <text:p>7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605">
            <text:p>605</text:p>
          </table:table-cell>
          <table:table-cell office:value-type="string">
            <text:p>Dec 7 2015</text:p>
          </table:table-cell>
          <table:table-cell office:value-type="string">
            <text:p>clust_gast_ill_20130912_lane_7_B.sh.gz</text:p>
          </table:table-cell>
          <table:table-cell table:formula="of:=&quot;find /xraid2-2/g454/run_new_pipeline -name &quot; &amp; [.J69]" office:value-type="string" office:string-value="find /xraid2-2/g454/run_new_pipeline -name clust_gast_ill_20130912_lane_7_B.sh.gz">
            <text:p>find /xraid2-2/g454/run_new_pipeline -name clust_gast_ill_20130912_lane_7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920">
            <text:p>20130920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608">
            <text:p>608</text:p>
          </table:table-cell>
          <table:table-cell office:value-type="string">
            <text:p>Dec 14 2015</text:p>
          </table:table-cell>
          <table:table-cell office:value-type="string">
            <text:p>clust_gast_ill_20130920_lane_1_A.sh.gz</text:p>
          </table:table-cell>
          <table:table-cell table:formula="of:=&quot;find /xraid2-2/g454/run_new_pipeline -name &quot; &amp; [.J70]" office:value-type="string" office:string-value="find /xraid2-2/g454/run_new_pipeline -name clust_gast_ill_20130920_lane_1_A.sh.gz">
            <text:p>find /xraid2-2/g454/run_new_pipeline -name clust_gast_ill_20130920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920">
            <text:p>20130920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76">
            <text:p>576</text:p>
          </table:table-cell>
          <table:table-cell office:value-type="string">
            <text:p>Feb 25 2016</text:p>
          </table:table-cell>
          <table:table-cell office:value-type="string">
            <text:p>clust_gast_ill_20130920_lane_1_A.sh.gz</text:p>
          </table:table-cell>
          <table:table-cell table:formula="of:=&quot;find /xraid2-2/g454/run_new_pipeline -name &quot; &amp; [.J71]" office:value-type="string" office:string-value="find /xraid2-2/g454/run_new_pipeline -name clust_gast_ill_20130920_lane_1_A.sh.gz">
            <text:p>find /xraid2-2/g454/run_new_pipeline -name clust_gast_ill_20130920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920">
            <text:p>2013092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98">
            <text:p>598</text:p>
          </table:table-cell>
          <table:table-cell office:value-type="string">
            <text:p>Dec 18 2015</text:p>
          </table:table-cell>
          <table:table-cell office:value-type="string">
            <text:p>clust_gast_ill_20130920_lane_1_B.sh.gz</text:p>
          </table:table-cell>
          <table:table-cell table:formula="of:=&quot;find /xraid2-2/g454/run_new_pipeline -name &quot; &amp; [.J72]" office:value-type="string" office:string-value="find /xraid2-2/g454/run_new_pipeline -name clust_gast_ill_20130920_lane_1_B.sh.gz">
            <text:p>find /xraid2-2/g454/run_new_pipeline -name clust_gast_ill_20130920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926">
            <text:p>20130926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606">
            <text:p>606</text:p>
          </table:table-cell>
          <table:table-cell office:value-type="string">
            <text:p>Dec 7 2015</text:p>
          </table:table-cell>
          <table:table-cell office:value-type="string">
            <text:p>clust_gast_ill_20130926_lane_5_B.sh.gz</text:p>
          </table:table-cell>
          <table:table-cell table:formula="of:=&quot;find /xraid2-2/g454/run_new_pipeline -name &quot; &amp; [.J73]" office:value-type="string" office:string-value="find /xraid2-2/g454/run_new_pipeline -name clust_gast_ill_20130926_lane_5_B.sh.gz">
            <text:p>find /xraid2-2/g454/run_new_pipeline -name clust_gast_ill_20130926_lane_5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1023">
            <text:p>20131023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97">
            <text:p>597</text:p>
          </table:table-cell>
          <table:table-cell office:value-type="string">
            <text:p>Dec 18 2015</text:p>
          </table:table-cell>
          <table:table-cell office:value-type="string">
            <text:p>clust_gast_ill_20131023_lane_1_B.sh.gz</text:p>
          </table:table-cell>
          <table:table-cell table:formula="of:=&quot;find /xraid2-2/g454/run_new_pipeline -name &quot; &amp; [.J74]" office:value-type="string" office:string-value="find /xraid2-2/g454/run_new_pipeline -name clust_gast_ill_20131023_lane_1_B.sh.gz">
            <text:p>find /xraid2-2/g454/run_new_pipeline -name clust_gast_ill_20131023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1104">
            <text:p>20131104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98">
            <text:p>598</text:p>
          </table:table-cell>
          <table:table-cell office:value-type="string">
            <text:p>Dec 18 2015</text:p>
          </table:table-cell>
          <table:table-cell office:value-type="string">
            <text:p>clust_gast_ill_20131104_lane_1_B.sh.gz</text:p>
          </table:table-cell>
          <table:table-cell table:formula="of:=&quot;find /xraid2-2/g454/run_new_pipeline -name &quot; &amp; [.J75]" office:value-type="string" office:string-value="find /xraid2-2/g454/run_new_pipeline -name clust_gast_ill_20131104_lane_1_B.sh.gz">
            <text:p>find /xraid2-2/g454/run_new_pipeline -name clust_gast_ill_20131104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1115">
            <text:p>2013111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606">
            <text:p>606</text:p>
          </table:table-cell>
          <table:table-cell office:value-type="string">
            <text:p>Dec 7 2015</text:p>
          </table:table-cell>
          <table:table-cell office:value-type="string">
            <text:p>clust_gast_ill_20131115_lane_1_A.sh.gz</text:p>
          </table:table-cell>
          <table:table-cell table:formula="of:=&quot;find /xraid2-2/g454/run_new_pipeline -name &quot; &amp; [.J76]" office:value-type="string" office:string-value="find /xraid2-2/g454/run_new_pipeline -name clust_gast_ill_20131115_lane_1_A.sh.gz">
            <text:p>find /xraid2-2/g454/run_new_pipeline -name clust_gast_ill_20131115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1115">
            <text:p>2013111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575">
            <text:p>575</text:p>
          </table:table-cell>
          <table:table-cell office:value-type="string">
            <text:p>Feb 29 2016</text:p>
          </table:table-cell>
          <table:table-cell office:value-type="string">
            <text:p>clust_gast_ill_20131115_lane_1_A.sh.gz</text:p>
          </table:table-cell>
          <table:table-cell table:formula="of:=&quot;find /xraid2-2/g454/run_new_pipeline -name &quot; &amp; [.J77]" office:value-type="string" office:string-value="find /xraid2-2/g454/run_new_pipeline -name clust_gast_ill_20131115_lane_1_A.sh.gz">
            <text:p>find /xraid2-2/g454/run_new_pipeline -name clust_gast_ill_20131115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1115">
            <text:p>2013111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605">
            <text:p>605</text:p>
          </table:table-cell>
          <table:table-cell office:value-type="string">
            <text:p>Dec 7 2015</text:p>
          </table:table-cell>
          <table:table-cell office:value-type="string">
            <text:p>clust_gast_ill_20131115_lane_1_B.sh.gz</text:p>
          </table:table-cell>
          <table:table-cell table:formula="of:=&quot;find /xraid2-2/g454/run_new_pipeline -name &quot; &amp; [.J78]" office:value-type="string" office:string-value="find /xraid2-2/g454/run_new_pipeline -name clust_gast_ill_20131115_lane_1_B.sh.gz">
            <text:p>find /xraid2-2/g454/run_new_pipeline -name clust_gast_ill_20131115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1115">
            <text:p>2013111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606">
            <text:p>606</text:p>
          </table:table-cell>
          <table:table-cell office:value-type="string">
            <text:p>Dec 7 2015</text:p>
          </table:table-cell>
          <table:table-cell office:value-type="string">
            <text:p>clust_gast_ill_20131115_lane_2_A.sh.gz</text:p>
          </table:table-cell>
          <table:table-cell table:formula="of:=&quot;find /xraid2-2/g454/run_new_pipeline -name &quot; &amp; [.J79]" office:value-type="string" office:string-value="find /xraid2-2/g454/run_new_pipeline -name clust_gast_ill_20131115_lane_2_A.sh.gz">
            <text:p>find /xraid2-2/g454/run_new_pipeline -name clust_gast_ill_20131115_lane_2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1115">
            <text:p>2013111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573">
            <text:p>573</text:p>
          </table:table-cell>
          <table:table-cell office:value-type="string">
            <text:p>Feb 29 2016</text:p>
          </table:table-cell>
          <table:table-cell office:value-type="string">
            <text:p>clust_gast_ill_20131115_lane_2_A.sh.gz</text:p>
          </table:table-cell>
          <table:table-cell table:formula="of:=&quot;find /xraid2-2/g454/run_new_pipeline -name &quot; &amp; [.J80]" office:value-type="string" office:string-value="find /xraid2-2/g454/run_new_pipeline -name clust_gast_ill_20131115_lane_2_A.sh.gz">
            <text:p>find /xraid2-2/g454/run_new_pipeline -name clust_gast_ill_20131115_lane_2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1115">
            <text:p>2013111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605">
            <text:p>605</text:p>
          </table:table-cell>
          <table:table-cell office:value-type="string">
            <text:p>Dec 7 2015</text:p>
          </table:table-cell>
          <table:table-cell office:value-type="string">
            <text:p>clust_gast_ill_20131115_lane_2_B.sh.gz</text:p>
          </table:table-cell>
          <table:table-cell table:formula="of:=&quot;find /xraid2-2/g454/run_new_pipeline -name &quot; &amp; [.J81]" office:value-type="string" office:string-value="find /xraid2-2/g454/run_new_pipeline -name clust_gast_ill_20131115_lane_2_B.sh.gz">
            <text:p>find /xraid2-2/g454/run_new_pipeline -name clust_gast_ill_20131115_lane_2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1115">
            <text:p>20131115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605">
            <text:p>605</text:p>
          </table:table-cell>
          <table:table-cell office:value-type="string">
            <text:p>Dec 7 2015</text:p>
          </table:table-cell>
          <table:table-cell office:value-type="string">
            <text:p>clust_gast_ill_20131115_lane_3_B.sh.gz</text:p>
          </table:table-cell>
          <table:table-cell table:formula="of:=&quot;find /xraid2-2/g454/run_new_pipeline -name &quot; &amp; [.J82]" office:value-type="string" office:string-value="find /xraid2-2/g454/run_new_pipeline -name clust_gast_ill_20131115_lane_3_B.sh.gz">
            <text:p>find /xraid2-2/g454/run_new_pipeline -name clust_gast_ill_20131115_lane_3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1115">
            <text:p>20131115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606">
            <text:p>606</text:p>
          </table:table-cell>
          <table:table-cell office:value-type="string">
            <text:p>Dec 7 2015</text:p>
          </table:table-cell>
          <table:table-cell office:value-type="string">
            <text:p>clust_gast_ill_20131115_lane_4_A.sh.gz</text:p>
          </table:table-cell>
          <table:table-cell table:formula="of:=&quot;find /xraid2-2/g454/run_new_pipeline -name &quot; &amp; [.J83]" office:value-type="string" office:string-value="find /xraid2-2/g454/run_new_pipeline -name clust_gast_ill_20131115_lane_4_A.sh.gz">
            <text:p>find /xraid2-2/g454/run_new_pipeline -name clust_gast_ill_20131115_lane_4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1115">
            <text:p>20131115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573">
            <text:p>573</text:p>
          </table:table-cell>
          <table:table-cell office:value-type="string">
            <text:p>Feb 29 2016</text:p>
          </table:table-cell>
          <table:table-cell office:value-type="string">
            <text:p>clust_gast_ill_20131115_lane_4_A.sh.gz</text:p>
          </table:table-cell>
          <table:table-cell table:formula="of:=&quot;find /xraid2-2/g454/run_new_pipeline -name &quot; &amp; [.J84]" office:value-type="string" office:string-value="find /xraid2-2/g454/run_new_pipeline -name clust_gast_ill_20131115_lane_4_A.sh.gz">
            <text:p>find /xraid2-2/g454/run_new_pipeline -name clust_gast_ill_20131115_lane_4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1115">
            <text:p>20131115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605">
            <text:p>605</text:p>
          </table:table-cell>
          <table:table-cell office:value-type="string">
            <text:p>Dec 7 2015</text:p>
          </table:table-cell>
          <table:table-cell office:value-type="string">
            <text:p>clust_gast_ill_20131115_lane_4_B.sh.gz</text:p>
          </table:table-cell>
          <table:table-cell table:formula="of:=&quot;find /xraid2-2/g454/run_new_pipeline -name &quot; &amp; [.J85]" office:value-type="string" office:string-value="find /xraid2-2/g454/run_new_pipeline -name clust_gast_ill_20131115_lane_4_B.sh.gz">
            <text:p>find /xraid2-2/g454/run_new_pipeline -name clust_gast_ill_20131115_lane_4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1115">
            <text:p>20131115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605">
            <text:p>605</text:p>
          </table:table-cell>
          <table:table-cell office:value-type="string">
            <text:p>Dec 7 2015</text:p>
          </table:table-cell>
          <table:table-cell office:value-type="string">
            <text:p>clust_gast_ill_20131115_lane_6_B.sh.gz</text:p>
          </table:table-cell>
          <table:table-cell table:formula="of:=&quot;find /xraid2-2/g454/run_new_pipeline -name &quot; &amp; [.J86]" office:value-type="string" office:string-value="find /xraid2-2/g454/run_new_pipeline -name clust_gast_ill_20131115_lane_6_B.sh.gz">
            <text:p>find /xraid2-2/g454/run_new_pipeline -name clust_gast_ill_20131115_lane_6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1115">
            <text:p>20131115</text:p>
          </table:table-cell>
          <table:table-cell office:value-type="float" office:value="7">
            <text:p>7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605">
            <text:p>605</text:p>
          </table:table-cell>
          <table:table-cell office:value-type="string">
            <text:p>Dec 7 2015</text:p>
          </table:table-cell>
          <table:table-cell office:value-type="string">
            <text:p>clust_gast_ill_20131115_lane_7_B.sh.gz</text:p>
          </table:table-cell>
          <table:table-cell table:formula="of:=&quot;find /xraid2-2/g454/run_new_pipeline -name &quot; &amp; [.J87]" office:value-type="string" office:string-value="find /xraid2-2/g454/run_new_pipeline -name clust_gast_ill_20131115_lane_7_B.sh.gz">
            <text:p>find /xraid2-2/g454/run_new_pipeline -name clust_gast_ill_20131115_lane_7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1216">
            <text:p>20131216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 office:value-type="string">
            <text:p>yes</text:p>
          </table:table-cell>
          <table:table-cell office:value-type="string">
            <text:p>ashipunova</text:p>
          </table:table-cell>
          <table:table-cell office:value-type="float" office:value="598">
            <text:p>598</text:p>
          </table:table-cell>
          <table:table-cell office:value-type="string">
            <text:p>Dec 18 2015</text:p>
          </table:table-cell>
          <table:table-cell office:value-type="string">
            <text:p>clust_gast_ill_20131216_lane_1_B.sh.gz</text:p>
          </table:table-cell>
          <table:table-cell table:formula="of:=&quot;find /xraid2-2/g454/run_new_pipeline -name &quot; &amp; [.J88]" office:value-type="string" office:string-value="find /xraid2-2/g454/run_new_pipeline -name clust_gast_ill_20131216_lane_1_B.sh.gz">
            <text:p>find /xraid2-2/g454/run_new_pipeline -name clust_gast_ill_20131216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109">
            <text:p>20140109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98">
            <text:p>598</text:p>
          </table:table-cell>
          <table:table-cell office:value-type="string">
            <text:p>Dec 18 2015</text:p>
          </table:table-cell>
          <table:table-cell office:value-type="string">
            <text:p>clust_gast_ill_20140109_lane_1_B.sh.gz</text:p>
          </table:table-cell>
          <table:table-cell table:formula="of:=&quot;find /xraid2-2/g454/run_new_pipeline -name &quot; &amp; [.J89]" office:value-type="string" office:string-value="find /xraid2-2/g454/run_new_pipeline -name clust_gast_ill_20140109_lane_1_B.sh.gz">
            <text:p>find /xraid2-2/g454/run_new_pipeline -name clust_gast_ill_20140109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110">
            <text:p>20140110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604">
            <text:p>604</text:p>
          </table:table-cell>
          <table:table-cell office:value-type="string">
            <text:p>Dec 7 2015</text:p>
          </table:table-cell>
          <table:table-cell office:value-type="string">
            <text:p>clust_gast_ill_20140110_lane_2_B.sh.gz</text:p>
          </table:table-cell>
          <table:table-cell table:formula="of:=&quot;find /xraid2-2/g454/run_new_pipeline -name &quot; &amp; [.J90]" office:value-type="string" office:string-value="find /xraid2-2/g454/run_new_pipeline -name clust_gast_ill_20140110_lane_2_B.sh.gz">
            <text:p>find /xraid2-2/g454/run_new_pipeline -name clust_gast_ill_20140110_lane_2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110">
            <text:p>20140110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606">
            <text:p>606</text:p>
          </table:table-cell>
          <table:table-cell office:value-type="string">
            <text:p>Dec 7 2015</text:p>
          </table:table-cell>
          <table:table-cell office:value-type="string">
            <text:p>clust_gast_ill_20140110_lane_3_B.sh.gz</text:p>
          </table:table-cell>
          <table:table-cell table:formula="of:=&quot;find /xraid2-2/g454/run_new_pipeline -name &quot; &amp; [.J91]" office:value-type="string" office:string-value="find /xraid2-2/g454/run_new_pipeline -name clust_gast_ill_20140110_lane_3_B.sh.gz">
            <text:p>find /xraid2-2/g454/run_new_pipeline -name clust_gast_ill_20140110_lane_3_B.sh.gz</text:p>
          </table:table-cell>
          <table:table-cell table:number-columns-repeated="14"/>
        </table:table-row>
        <table:table-row table:style-name="ro1">
          <table:table-cell office:value-type="float" office:value="20140110">
            <text:p>20140110</text:p>
          </table:table-cell>
          <table:table-cell office:value-type="float" office:value="7">
            <text:p>7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 office:value-type="string">
            <text:p>yes</text:p>
          </table:table-cell>
          <table:table-cell office:value-type="string">
            <text:p>ashipunova</text:p>
          </table:table-cell>
          <table:table-cell office:value-type="float" office:value="605">
            <text:p>605</text:p>
          </table:table-cell>
          <table:table-cell office:value-type="string">
            <text:p>Dec 7 2015</text:p>
          </table:table-cell>
          <table:table-cell office:value-type="string">
            <text:p>clust_gast_ill_20140110_lane_7_A.sh.gz</text:p>
          </table:table-cell>
          <table:table-cell table:formula="of:=&quot;find /xraid2-2/g454/run_new_pipeline -name &quot; &amp; [.J92]" office:value-type="string" office:string-value="find /xraid2-2/g454/run_new_pipeline -name clust_gast_ill_20140110_lane_7_A.sh.gz">
            <text:p>find /xraid2-2/g454/run_new_pipeline -name clust_gast_ill_20140110_lane_7_A.sh.gz</text:p>
          </table:table-cell>
          <table:table-cell table:formula="of:=&quot;cd &quot; &amp; [.N92] &amp; &quot;/reads_overlap; gunzip *.fa.unique.gz&quot;" office:value-type="string" office:string-value="cd /xraid2-2/g454/run_new_pipeline/illumina/20140110/lane_7_A/analysis/reads_overlap; gunzip *.fa.unique.gz">
            <text:p>cd /xraid2-2/g454/run_new_pipeline/illumina/20140110/lane_7_A/analysis/reads_overlap; gunzip *.fa.unique.gz</text:p>
          </table:table-cell>
          <table:table-cell office:value-type="string">
            <text:p>/xraid2-2/g454/run_new_pipeline/illumina/20140110/lane_7_A/analysis</text:p>
          </table:table-cell>
          <table:table-cell office:value-type="string">
            <text:p>/xraid2-2/g454/run_new_pipeline/illumina/20140110/lane_7_A/analysis</text:p>
          </table:table-cell>
          <table:table-cell office:value-type="string">
            <text:p>gast</text:p>
          </table:table-cell>
          <table:table-cell table:style-name="ce2" table:formula="of:=&quot;cd &quot; &amp; [.N92] &amp; &quot;; mv gast gast_0&quot;" office:value-type="string" office:string-value="cd /xraid2-2/g454/run_new_pipeline/illumina/20140110/lane_7_A/analysis; mv gast gast_0">
            <text:p>cd /xraid2-2/g454/run_new_pipeline/illumina/20140110/lane_7_A/analysis; mv gast gast_0</text:p>
          </table:table-cell>
          <table:table-cell table:style-name="ce2" table:formula="of:=&quot;cd &quot; &amp; [.N92] &amp; &quot;; mkdir gast&quot;" office:value-type="string" office:string-value="cd /xraid2-2/g454/run_new_pipeline/illumina/20140110/lane_7_A/analysis; mkdir gast">
            <text:p>cd /xraid2-2/g454/run_new_pipeline/illumina/20140110/lane_7_A/analysis; mkdir gast</text:p>
          </table:table-cell>
          <table:table-cell table:formula="of:=&quot;cd &quot; &amp; [.N92] &amp;&quot;/gast_0; cp &quot; &amp; [.J92] &amp; &quot; ../gast/&quot;" office:value-type="string" office:string-value="cd /xraid2-2/g454/run_new_pipeline/illumina/20140110/lane_7_A/analysis/gast_0; cp clust_gast_ill_20140110_lane_7_A.sh.gz ../gast/">
            <text:p>cd /xraid2-2/g454/run_new_pipeline/illumina/20140110/lane_7_A/analysis/gast_0; cp clust_gast_ill_20140110_lane_7_A.sh.gz ../gast/</text:p>
          </table:table-cell>
          <table:table-cell table:formula="of:=&quot;cd &quot; &amp; [.N92] &amp;&quot;/gast_0; cp filenames.list* ../gast/&quot;" office:value-type="string" office:string-value="cd /xraid2-2/g454/run_new_pipeline/illumina/20140110/lane_7_A/analysis/gast_0; cp filenames.list* ../gast/">
            <text:p>cd /xraid2-2/g454/run_new_pipeline/illumina/20140110/lane_7_A/analysis/gast_0; cp filenames.list* ../gast/</text:p>
          </table:table-cell>
          <table:table-cell table:formula="of:=&quot;cd &quot; &amp; [.N92] &amp;&quot;/gast; gunzip *&quot;" office:value-type="string" office:string-value="cd /xraid2-2/g454/run_new_pipeline/illumina/20140110/lane_7_A/analysis/gast; gunzip *">
            <text:p>cd /xraid2-2/g454/run_new_pipeline/illumina/20140110/lane_7_A/analysis/gast; gunzip *</text:p>
          </table:table-cell>
          <table:table-cell office:value-type="string">
            <text:p>clust_gast_ill_20140110_lane_7_A.sh</text:p>
          </table:table-cell>
          <table:table-cell table:formula="of:=&quot;cd &quot; &amp; [.N92] &amp;&quot;/gast; qsub &quot; &amp; [.U92] &amp; &quot;; check_cluster.py; mail_done&quot;" office:value-type="string" office:string-value="cd /xraid2-2/g454/run_new_pipeline/illumina/20140110/lane_7_A/analysis/gast; qsub clust_gast_ill_20140110_lane_7_A.sh; check_cluster.py; mail_done">
            <text:p>cd /xraid2-2/g454/run_new_pipeline/illumina/20140110/lane_7_A/analysis/gast; qsub clust_gast_ill_20140110_lane_7_A.sh; check_cluster.py; mail_done</text:p>
          </table:table-cell>
          <table:table-cell table:number-columns-repeated="3"/>
        </table:table-row>
        <table:table-row table:style-name="ro1">
          <table:table-cell office:value-type="float" office:value="20140110">
            <text:p>20140110</text:p>
          </table:table-cell>
          <table:table-cell office:value-type="float" office:value="7">
            <text:p>7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 office:value-type="string">
            <text:p>yes</text:p>
          </table:table-cell>
          <table:table-cell office:value-type="string">
            <text:p>ashipunova</text:p>
          </table:table-cell>
          <table:table-cell office:value-type="float" office:value="573">
            <text:p>573</text:p>
          </table:table-cell>
          <table:table-cell office:value-type="string">
            <text:p>Feb 29 2016</text:p>
          </table:table-cell>
          <table:table-cell office:value-type="string">
            <text:p>clust_gast_ill_20140110_lane_7_A.sh.gz</text:p>
          </table:table-cell>
          <table:table-cell table:formula="of:=&quot;find /xraid2-2/g454/run_new_pipeline -name &quot; &amp; [.J93]" office:value-type="string" office:string-value="find /xraid2-2/g454/run_new_pipeline -name clust_gast_ill_20140110_lane_7_A.sh.gz">
            <text:p>find /xraid2-2/g454/run_new_pipeline -name clust_gast_ill_20140110_lane_7_A.sh.gz</text:p>
          </table:table-cell>
          <table:table-cell table:formula="of:=&quot;cd &quot; &amp; [.N93] &amp; &quot;/reads_overlap; gunzip *.fa.unique.gz&quot;" office:value-type="string" office:string-value="cd /xraid2-2/g454/run_new_pipeline/illumina/20140110/lane_7_A/analysis/reads_overlap; gunzip *.fa.unique.gz">
            <text:p>cd /xraid2-2/g454/run_new_pipeline/illumina/20140110/lane_7_A/analysis/reads_overlap; gunzip *.fa.unique.gz</text:p>
          </table:table-cell>
          <table:table-cell office:value-type="string">
            <text:p>/xraid2-2/g454/run_new_pipeline/illumina/20140110/lane_7_A/analysis</text:p>
          </table:table-cell>
          <table:table-cell office:value-type="string">
            <text:p>/xraid2-2/g454/run_new_pipeline/illumina/20140110/lane_7_A/analysis</text:p>
          </table:table-cell>
          <table:table-cell office:value-type="string">
            <text:p>gast</text:p>
          </table:table-cell>
          <table:table-cell table:style-name="ce2" table:formula="of:=&quot;cd &quot; &amp; [.N93] &amp; &quot;; mv gast gast_0&quot;" office:value-type="string" office:string-value="cd /xraid2-2/g454/run_new_pipeline/illumina/20140110/lane_7_A/analysis; mv gast gast_0">
            <text:p>cd /xraid2-2/g454/run_new_pipeline/illumina/20140110/lane_7_A/analysis; mv gast gast_0</text:p>
          </table:table-cell>
          <table:table-cell table:style-name="ce2" table:formula="of:=&quot;cd &quot; &amp; [.N93] &amp; &quot;; mkdir gast&quot;" office:value-type="string" office:string-value="cd /xraid2-2/g454/run_new_pipeline/illumina/20140110/lane_7_A/analysis; mkdir gast">
            <text:p>cd /xraid2-2/g454/run_new_pipeline/illumina/20140110/lane_7_A/analysis; mkdir gast</text:p>
          </table:table-cell>
          <table:table-cell table:formula="of:=&quot;cd &quot; &amp; [.N93] &amp;&quot;/gast_0; cp &quot; &amp; [.J93] &amp; &quot; ../gast/&quot;" office:value-type="string" office:string-value="cd /xraid2-2/g454/run_new_pipeline/illumina/20140110/lane_7_A/analysis/gast_0; cp clust_gast_ill_20140110_lane_7_A.sh.gz ../gast/">
            <text:p>cd /xraid2-2/g454/run_new_pipeline/illumina/20140110/lane_7_A/analysis/gast_0; cp clust_gast_ill_20140110_lane_7_A.sh.gz ../gast/</text:p>
          </table:table-cell>
          <table:table-cell table:formula="of:=&quot;cd &quot; &amp; [.N93] &amp;&quot;/gast_0; cp filenames.list* ../gast/&quot;" office:value-type="string" office:string-value="cd /xraid2-2/g454/run_new_pipeline/illumina/20140110/lane_7_A/analysis/gast_0; cp filenames.list* ../gast/">
            <text:p>cd /xraid2-2/g454/run_new_pipeline/illumina/20140110/lane_7_A/analysis/gast_0; cp filenames.list* ../gast/</text:p>
          </table:table-cell>
          <table:table-cell table:formula="of:=&quot;cd &quot; &amp; [.N93] &amp;&quot;/gast; gunzip *&quot;" office:value-type="string" office:string-value="cd /xraid2-2/g454/run_new_pipeline/illumina/20140110/lane_7_A/analysis/gast; gunzip *">
            <text:p>cd /xraid2-2/g454/run_new_pipeline/illumina/20140110/lane_7_A/analysis/gast; gunzip *</text:p>
          </table:table-cell>
          <table:table-cell office:value-type="string">
            <text:p>clust_gast_ill_20140110_lane_7_A.sh</text:p>
          </table:table-cell>
          <table:table-cell table:formula="of:=&quot;cd &quot; &amp; [.N93] &amp;&quot;/gast; qsub &quot; &amp; [.U93] &amp; &quot;; check_cluster.py; mail_done&quot;" office:value-type="string" office:string-value="cd /xraid2-2/g454/run_new_pipeline/illumina/20140110/lane_7_A/analysis/gast; qsub clust_gast_ill_20140110_lane_7_A.sh; check_cluster.py; mail_done">
            <text:p>cd /xraid2-2/g454/run_new_pipeline/illumina/20140110/lane_7_A/analysis/gast; qsub clust_gast_ill_20140110_lane_7_A.sh; check_cluster.py; mail_done</text:p>
          </table:table-cell>
          <table:table-cell table:number-columns-repeated="3"/>
        </table:table-row>
        <table:table-row table:style-name="ro1">
          <table:table-cell office:value-type="float" office:value="20140110">
            <text:p>20140110</text:p>
          </table:table-cell>
          <table:table-cell office:value-type="float" office:value="7">
            <text:p>7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 office:value-type="string">
            <text:p>yes</text:p>
          </table:table-cell>
          <table:table-cell office:value-type="string">
            <text:p>ashipunova</text:p>
          </table:table-cell>
          <table:table-cell office:value-type="float" office:value="605">
            <text:p>605</text:p>
          </table:table-cell>
          <table:table-cell office:value-type="string">
            <text:p>Dec 7 2015</text:p>
          </table:table-cell>
          <table:table-cell office:value-type="string">
            <text:p>clust_gast_ill_20140110_lane_7_B.sh.gz</text:p>
          </table:table-cell>
          <table:table-cell table:formula="of:=&quot;find /xraid2-2/g454/run_new_pipeline -name &quot; &amp; [.J94]" office:value-type="string" office:string-value="find /xraid2-2/g454/run_new_pipeline -name clust_gast_ill_20140110_lane_7_B.sh.gz">
            <text:p>find /xraid2-2/g454/run_new_pipeline -name clust_gast_ill_20140110_lane_7_B.sh.gz</text:p>
          </table:table-cell>
          <table:table-cell table:formula="of:=&quot;cd &quot; &amp; [.N94] &amp; &quot;/reads_overlap; gunzip *.fa.unique.gz&quot;" office:value-type="string" office:string-value="cd /xraid2-2/g454/run_new_pipeline/illumina/20140110/lane_7_B/analysis/reads_overlap; gunzip *.fa.unique.gz">
            <text:p>cd /xraid2-2/g454/run_new_pipeline/illumina/20140110/lane_7_B/analysis/reads_overlap; gunzip *.fa.unique.gz</text:p>
          </table:table-cell>
          <table:table-cell office:value-type="string">
            <text:p>/xraid2-2/g454/run_new_pipeline/illumina/20140110/lane_7_B/analysis</text:p>
          </table:table-cell>
          <table:table-cell office:value-type="string">
            <text:p>/xraid2-2/g454/run_new_pipeline/illumina/20140110/lane_7_B/analysis</text:p>
          </table:table-cell>
          <table:table-cell office:value-type="string">
            <text:p>reads_overlap</text:p>
          </table:table-cell>
          <table:table-cell table:style-name="ce2" table:formula="of:=&quot;cd &quot; &amp; [.N94] &amp; &quot;; mv gast gast_0&quot;" office:value-type="string" office:string-value="cd /xraid2-2/g454/run_new_pipeline/illumina/20140110/lane_7_B/analysis; mv gast gast_0">
            <text:p>cd /xraid2-2/g454/run_new_pipeline/illumina/20140110/lane_7_B/analysis; mv gast gast_0</text:p>
          </table:table-cell>
          <table:table-cell table:style-name="ce2" table:formula="of:=&quot;cd &quot; &amp; [.N94] &amp; &quot;; mkdir gast&quot;" office:value-type="string" office:string-value="cd /xraid2-2/g454/run_new_pipeline/illumina/20140110/lane_7_B/analysis; mkdir gast">
            <text:p>cd /xraid2-2/g454/run_new_pipeline/illumina/20140110/lane_7_B/analysis; mkdir gast</text:p>
          </table:table-cell>
          <table:table-cell table:formula="of:=&quot;cd &quot; &amp; [.N94] &amp;&quot;/gast_0; cp &quot; &amp; [.J94] &amp; &quot; ../gast/&quot;" office:value-type="string" office:string-value="cd /xraid2-2/g454/run_new_pipeline/illumina/20140110/lane_7_B/analysis/gast_0; cp clust_gast_ill_20140110_lane_7_B.sh.gz ../gast/">
            <text:p>cd /xraid2-2/g454/run_new_pipeline/illumina/20140110/lane_7_B/analysis/gast_0; cp clust_gast_ill_20140110_lane_7_B.sh.gz ../gast/</text:p>
          </table:table-cell>
          <table:table-cell table:formula="of:=&quot;cd &quot; &amp; [.N94] &amp;&quot;/gast_0; cp filenames.list* ../gast/&quot;" office:value-type="string" office:string-value="cd /xraid2-2/g454/run_new_pipeline/illumina/20140110/lane_7_B/analysis/gast_0; cp filenames.list* ../gast/">
            <text:p>cd /xraid2-2/g454/run_new_pipeline/illumina/20140110/lane_7_B/analysis/gast_0; cp filenames.list* ../gast/</text:p>
          </table:table-cell>
          <table:table-cell table:formula="of:=&quot;cd &quot; &amp; [.N94] &amp;&quot;/gast; gunzip *&quot;" office:value-type="string" office:string-value="cd /xraid2-2/g454/run_new_pipeline/illumina/20140110/lane_7_B/analysis/gast; gunzip *">
            <text:p>cd /xraid2-2/g454/run_new_pipeline/illumina/20140110/lane_7_B/analysis/gast; gunzip *</text:p>
          </table:table-cell>
          <table:table-cell office:value-type="string">
            <text:p>clust_gast_ill_20140110_lane_7_B.sh</text:p>
          </table:table-cell>
          <table:table-cell table:formula="of:=&quot;cd &quot; &amp; [.N94] &amp;&quot;/gast; qsub &quot; &amp; [.U94] &amp; &quot;; check_cluster.py; mail_done&quot;" office:value-type="string" office:string-value="cd /xraid2-2/g454/run_new_pipeline/illumina/20140110/lane_7_B/analysis/gast; qsub clust_gast_ill_20140110_lane_7_B.sh; check_cluster.py; mail_done">
            <text:p>cd /xraid2-2/g454/run_new_pipeline/illumina/20140110/lane_7_B/analysis/gast; qsub clust_gast_ill_20140110_lane_7_B.sh; check_cluster.py; mail_done</text:p>
          </table:table-cell>
          <table:table-cell table:number-columns-repeated="3"/>
        </table:table-row>
        <table:table-row table:style-name="ro1" table:visibility="filter">
          <table:table-cell office:value-type="float" office:value="20140219">
            <text:p>20140219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 office:value-type="string">
            <text:p>yes</text:p>
          </table:table-cell>
          <table:table-cell office:value-type="string">
            <text:p>ashipunova</text:p>
          </table:table-cell>
          <table:table-cell office:value-type="float" office:value="597">
            <text:p>597</text:p>
          </table:table-cell>
          <table:table-cell office:value-type="string">
            <text:p>Dec 18 2015</text:p>
          </table:table-cell>
          <table:table-cell office:value-type="string">
            <text:p>clust_gast_ill_20140219_lane_1_B.sh.gz</text:p>
          </table:table-cell>
          <table:table-cell table:formula="of:=&quot;find /xraid2-2/g454/run_new_pipeline -name &quot; &amp; [.J95]" office:value-type="string" office:string-value="find /xraid2-2/g454/run_new_pipeline -name clust_gast_ill_20140219_lane_1_B.sh.gz">
            <text:p>find /xraid2-2/g454/run_new_pipeline -name clust_gast_ill_20140219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221">
            <text:p>20140221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98">
            <text:p>598</text:p>
          </table:table-cell>
          <table:table-cell office:value-type="string">
            <text:p>Dec 18 2015</text:p>
          </table:table-cell>
          <table:table-cell office:value-type="string">
            <text:p>clust_gast_ill_20140221_lane_1_B.sh.gz</text:p>
          </table:table-cell>
          <table:table-cell table:formula="of:=&quot;find /xraid2-2/g454/run_new_pipeline -name &quot; &amp; [.J96]" office:value-type="string" office:string-value="find /xraid2-2/g454/run_new_pipeline -name clust_gast_ill_20140221_lane_1_B.sh.gz">
            <text:p>find /xraid2-2/g454/run_new_pipeline -name clust_gast_ill_20140221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228">
            <text:p>20140228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98">
            <text:p>598</text:p>
          </table:table-cell>
          <table:table-cell office:value-type="string">
            <text:p>Dec 18 2015</text:p>
          </table:table-cell>
          <table:table-cell office:value-type="string">
            <text:p>clust_gast_ill_20140228_lane_1_B.sh.gz</text:p>
          </table:table-cell>
          <table:table-cell table:formula="of:=&quot;find /xraid2-2/g454/run_new_pipeline -name &quot; &amp; [.J97]" office:value-type="string" office:string-value="find /xraid2-2/g454/run_new_pipeline -name clust_gast_ill_20140228_lane_1_B.sh.gz">
            <text:p>find /xraid2-2/g454/run_new_pipeline -name clust_gast_ill_20140228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305">
            <text:p>2014030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608">
            <text:p>608</text:p>
          </table:table-cell>
          <table:table-cell office:value-type="string">
            <text:p>Dec 14 2015</text:p>
          </table:table-cell>
          <table:table-cell office:value-type="string">
            <text:p>clust_gast_ill_20140305_lane_1_A.sh.gz</text:p>
          </table:table-cell>
          <table:table-cell table:formula="of:=&quot;find /xraid2-2/g454/run_new_pipeline -name &quot; &amp; [.J98]" office:value-type="string" office:string-value="find /xraid2-2/g454/run_new_pipeline -name clust_gast_ill_20140305_lane_1_A.sh.gz">
            <text:p>find /xraid2-2/g454/run_new_pipeline -name clust_gast_ill_20140305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305">
            <text:p>2014030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75">
            <text:p>575</text:p>
          </table:table-cell>
          <table:table-cell office:value-type="string">
            <text:p>Feb 25 2016</text:p>
          </table:table-cell>
          <table:table-cell office:value-type="string">
            <text:p>clust_gast_ill_20140305_lane_1_A.sh.gz</text:p>
          </table:table-cell>
          <table:table-cell table:formula="of:=&quot;find /xraid2-2/g454/run_new_pipeline -name &quot; &amp; [.J99]" office:value-type="string" office:string-value="find /xraid2-2/g454/run_new_pipeline -name clust_gast_ill_20140305_lane_1_A.sh.gz">
            <text:p>find /xraid2-2/g454/run_new_pipeline -name clust_gast_ill_20140305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305">
            <text:p>2014030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75">
            <text:p>575</text:p>
          </table:table-cell>
          <table:table-cell office:value-type="string">
            <text:p>Jun 22 2016</text:p>
          </table:table-cell>
          <table:table-cell office:value-type="string">
            <text:p>clust_gast_ill_20140305_lane_1_A.sh.gz</text:p>
          </table:table-cell>
          <table:table-cell table:formula="of:=&quot;find /xraid2-2/g454/run_new_pipeline -name &quot; &amp; [.J100]" office:value-type="string" office:string-value="find /xraid2-2/g454/run_new_pipeline -name clust_gast_ill_20140305_lane_1_A.sh.gz">
            <text:p>find /xraid2-2/g454/run_new_pipeline -name clust_gast_ill_20140305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305">
            <text:p>2014030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96">
            <text:p>596</text:p>
          </table:table-cell>
          <table:table-cell office:value-type="string">
            <text:p>Dec 12 2015</text:p>
          </table:table-cell>
          <table:table-cell office:value-type="string">
            <text:p>clust_gast_ill_20140305_lane_1_B.sh.gz</text:p>
          </table:table-cell>
          <table:table-cell table:formula="of:=&quot;find /xraid2-2/g454/run_new_pipeline -name &quot; &amp; [.J101]" office:value-type="string" office:string-value="find /xraid2-2/g454/run_new_pipeline -name clust_gast_ill_20140305_lane_1_B.sh.gz">
            <text:p>find /xraid2-2/g454/run_new_pipeline -name clust_gast_ill_20140305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314">
            <text:p>20140314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605">
            <text:p>605</text:p>
          </table:table-cell>
          <table:table-cell office:value-type="string">
            <text:p>Dec 7 2015</text:p>
          </table:table-cell>
          <table:table-cell office:value-type="string">
            <text:p>clust_gast_ill_20140314_lane_3_B.sh.gz</text:p>
          </table:table-cell>
          <table:table-cell table:formula="of:=&quot;find /xraid2-2/g454/run_new_pipeline -name &quot; &amp; [.J102]" office:value-type="string" office:string-value="find /xraid2-2/g454/run_new_pipeline -name clust_gast_ill_20140314_lane_3_B.sh.gz">
            <text:p>find /xraid2-2/g454/run_new_pipeline -name clust_gast_ill_20140314_lane_3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314">
            <text:p>20140314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607">
            <text:p>607</text:p>
          </table:table-cell>
          <table:table-cell office:value-type="string">
            <text:p>Dec 8 2015</text:p>
          </table:table-cell>
          <table:table-cell office:value-type="string">
            <text:p>clust_gast_ill_20140314_lane_4_A.sh.gz</text:p>
          </table:table-cell>
          <table:table-cell table:formula="of:=&quot;find /xraid2-2/g454/run_new_pipeline -name &quot; &amp; [.J103]" office:value-type="string" office:string-value="find /xraid2-2/g454/run_new_pipeline -name clust_gast_ill_20140314_lane_4_A.sh.gz">
            <text:p>find /xraid2-2/g454/run_new_pipeline -name clust_gast_ill_20140314_lane_4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314">
            <text:p>20140314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575">
            <text:p>575</text:p>
          </table:table-cell>
          <table:table-cell office:value-type="string">
            <text:p>Feb 29 2016</text:p>
          </table:table-cell>
          <table:table-cell office:value-type="string">
            <text:p>clust_gast_ill_20140314_lane_4_A.sh.gz</text:p>
          </table:table-cell>
          <table:table-cell table:formula="of:=&quot;find /xraid2-2/g454/run_new_pipeline -name &quot; &amp; [.J104]" office:value-type="string" office:string-value="find /xraid2-2/g454/run_new_pipeline -name clust_gast_ill_20140314_lane_4_A.sh.gz">
            <text:p>find /xraid2-2/g454/run_new_pipeline -name clust_gast_ill_20140314_lane_4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314">
            <text:p>20140314</text:p>
          </table:table-cell>
          <table:table-cell office:value-type="float" office:value="7">
            <text:p>7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606">
            <text:p>606</text:p>
          </table:table-cell>
          <table:table-cell office:value-type="string">
            <text:p>Dec 8 2015</text:p>
          </table:table-cell>
          <table:table-cell office:value-type="string">
            <text:p>clust_gast_ill_20140314_lane_7_B.sh.gz</text:p>
          </table:table-cell>
          <table:table-cell table:formula="of:=&quot;find /xraid2-2/g454/run_new_pipeline -name &quot; &amp; [.J105]" office:value-type="string" office:string-value="find /xraid2-2/g454/run_new_pipeline -name clust_gast_ill_20140314_lane_7_B.sh.gz">
            <text:p>find /xraid2-2/g454/run_new_pipeline -name clust_gast_ill_20140314_lane_7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401">
            <text:p>20140401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607">
            <text:p>607</text:p>
          </table:table-cell>
          <table:table-cell office:value-type="string">
            <text:p>Dec 14 2015</text:p>
          </table:table-cell>
          <table:table-cell office:value-type="string">
            <text:p>clust_gast_ill_20140401_lane_1_A.sh.gz</text:p>
          </table:table-cell>
          <table:table-cell table:formula="of:=&quot;find /xraid2-2/g454/run_new_pipeline -name &quot; &amp; [.J106]" office:value-type="string" office:string-value="find /xraid2-2/g454/run_new_pipeline -name clust_gast_ill_20140401_lane_1_A.sh.gz">
            <text:p>find /xraid2-2/g454/run_new_pipeline -name clust_gast_ill_20140401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401">
            <text:p>20140401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75">
            <text:p>575</text:p>
          </table:table-cell>
          <table:table-cell office:value-type="string">
            <text:p>Feb 25 2016</text:p>
          </table:table-cell>
          <table:table-cell office:value-type="string">
            <text:p>clust_gast_ill_20140401_lane_1_A.sh.gz</text:p>
          </table:table-cell>
          <table:table-cell table:formula="of:=&quot;find /xraid2-2/g454/run_new_pipeline -name &quot; &amp; [.J107]" office:value-type="string" office:string-value="find /xraid2-2/g454/run_new_pipeline -name clust_gast_ill_20140401_lane_1_A.sh.gz">
            <text:p>find /xraid2-2/g454/run_new_pipeline -name clust_gast_ill_20140401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401">
            <text:p>20140401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97">
            <text:p>597</text:p>
          </table:table-cell>
          <table:table-cell office:value-type="string">
            <text:p>Dec 12 2015</text:p>
          </table:table-cell>
          <table:table-cell office:value-type="string">
            <text:p>clust_gast_ill_20140401_lane_1_B.sh.gz</text:p>
          </table:table-cell>
          <table:table-cell table:formula="of:=&quot;find /xraid2-2/g454/run_new_pipeline -name &quot; &amp; [.J108]" office:value-type="string" office:string-value="find /xraid2-2/g454/run_new_pipeline -name clust_gast_ill_20140401_lane_1_B.sh.gz">
            <text:p>find /xraid2-2/g454/run_new_pipeline -name clust_gast_ill_20140401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514">
            <text:p>20140514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98">
            <text:p>598</text:p>
          </table:table-cell>
          <table:table-cell office:value-type="string">
            <text:p>Dec 14 2015</text:p>
          </table:table-cell>
          <table:table-cell office:value-type="string">
            <text:p>clust_gast_ill_20140514_lane_1_B.sh.gz</text:p>
          </table:table-cell>
          <table:table-cell table:formula="of:=&quot;find /xraid2-2/g454/run_new_pipeline -name &quot; &amp; [.J109]" office:value-type="string" office:string-value="find /xraid2-2/g454/run_new_pipeline -name clust_gast_ill_20140514_lane_1_B.sh.gz">
            <text:p>find /xraid2-2/g454/run_new_pipeline -name clust_gast_ill_20140514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514">
            <text:p>20140514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76">
            <text:p>576</text:p>
          </table:table-cell>
          <table:table-cell office:value-type="string">
            <text:p>Jun 21 2016</text:p>
          </table:table-cell>
          <table:table-cell office:value-type="string">
            <text:p>clust_gast_ill_20140514_lane_1_B.sh.gz</text:p>
          </table:table-cell>
          <table:table-cell table:formula="of:=&quot;find /xraid2-2/g454/run_new_pipeline -name &quot; &amp; [.J110]" office:value-type="string" office:string-value="find /xraid2-2/g454/run_new_pipeline -name clust_gast_ill_20140514_lane_1_B.sh.gz">
            <text:p>find /xraid2-2/g454/run_new_pipeline -name clust_gast_ill_20140514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522">
            <text:p>20140522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605">
            <text:p>605</text:p>
          </table:table-cell>
          <table:table-cell office:value-type="string">
            <text:p>Dec 9 2015</text:p>
          </table:table-cell>
          <table:table-cell office:value-type="string">
            <text:p>clust_gast_ill_20140522_lane_1_B.sh.gz</text:p>
          </table:table-cell>
          <table:table-cell table:formula="of:=&quot;find /xraid2-2/g454/run_new_pipeline -name &quot; &amp; [.J111]" office:value-type="string" office:string-value="find /xraid2-2/g454/run_new_pipeline -name clust_gast_ill_20140522_lane_1_B.sh.gz">
            <text:p>find /xraid2-2/g454/run_new_pipeline -name clust_gast_ill_20140522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522">
            <text:p>20140522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605">
            <text:p>605</text:p>
          </table:table-cell>
          <table:table-cell office:value-type="string">
            <text:p>Dec 9 2015</text:p>
          </table:table-cell>
          <table:table-cell office:value-type="string">
            <text:p>clust_gast_ill_20140522_lane_3_B.sh.gz</text:p>
          </table:table-cell>
          <table:table-cell table:formula="of:=&quot;find /xraid2-2/g454/run_new_pipeline -name &quot; &amp; [.J112]" office:value-type="string" office:string-value="find /xraid2-2/g454/run_new_pipeline -name clust_gast_ill_20140522_lane_3_B.sh.gz">
            <text:p>find /xraid2-2/g454/run_new_pipeline -name clust_gast_ill_20140522_lane_3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603">
            <text:p>20140603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609">
            <text:p>609</text:p>
          </table:table-cell>
          <table:table-cell office:value-type="string">
            <text:p>Dec 14 2015</text:p>
          </table:table-cell>
          <table:table-cell office:value-type="string">
            <text:p>clust_gast_ill_20140603_lane_1_A.sh.gz</text:p>
          </table:table-cell>
          <table:table-cell table:formula="of:=&quot;find /xraid2-2/g454/run_new_pipeline -name &quot; &amp; [.J113]" office:value-type="string" office:string-value="find /xraid2-2/g454/run_new_pipeline -name clust_gast_ill_20140603_lane_1_A.sh.gz">
            <text:p>find /xraid2-2/g454/run_new_pipeline -name clust_gast_ill_20140603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603">
            <text:p>20140603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77">
            <text:p>577</text:p>
          </table:table-cell>
          <table:table-cell office:value-type="string">
            <text:p>Feb 25 2016</text:p>
          </table:table-cell>
          <table:table-cell office:value-type="string">
            <text:p>clust_gast_ill_20140603_lane_1_A.sh.gz</text:p>
          </table:table-cell>
          <table:table-cell table:formula="of:=&quot;find /xraid2-2/g454/run_new_pipeline -name &quot; &amp; [.J114]" office:value-type="string" office:string-value="find /xraid2-2/g454/run_new_pipeline -name clust_gast_ill_20140603_lane_1_A.sh.gz">
            <text:p>find /xraid2-2/g454/run_new_pipeline -name clust_gast_ill_20140603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603">
            <text:p>20140603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77">
            <text:p>577</text:p>
          </table:table-cell>
          <table:table-cell office:value-type="string">
            <text:p>Jun 14 2016</text:p>
          </table:table-cell>
          <table:table-cell office:value-type="string">
            <text:p>clust_gast_ill_20140603_lane_1_A.sh.gz</text:p>
          </table:table-cell>
          <table:table-cell table:formula="of:=&quot;find /xraid2-2/g454/run_new_pipeline -name &quot; &amp; [.J115]" office:value-type="string" office:string-value="find /xraid2-2/g454/run_new_pipeline -name clust_gast_ill_20140603_lane_1_A.sh.gz">
            <text:p>find /xraid2-2/g454/run_new_pipeline -name clust_gast_ill_20140603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603">
            <text:p>20140603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99">
            <text:p>599</text:p>
          </table:table-cell>
          <table:table-cell office:value-type="string">
            <text:p>Dec 14 2015</text:p>
          </table:table-cell>
          <table:table-cell office:value-type="string">
            <text:p>clust_gast_ill_20140603_lane_1_B.sh.gz</text:p>
          </table:table-cell>
          <table:table-cell table:formula="of:=&quot;find /xraid2-2/g454/run_new_pipeline -name &quot; &amp; [.J116]" office:value-type="string" office:string-value="find /xraid2-2/g454/run_new_pipeline -name clust_gast_ill_20140603_lane_1_B.sh.gz">
            <text:p>find /xraid2-2/g454/run_new_pipeline -name clust_gast_ill_20140603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603">
            <text:p>20140603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76">
            <text:p>576</text:p>
          </table:table-cell>
          <table:table-cell office:value-type="string">
            <text:p>Jun 15 2016</text:p>
          </table:table-cell>
          <table:table-cell office:value-type="string">
            <text:p>clust_gast_ill_20140603_lane_1_B.sh.gz</text:p>
          </table:table-cell>
          <table:table-cell table:formula="of:=&quot;find /xraid2-2/g454/run_new_pipeline -name &quot; &amp; [.J117]" office:value-type="string" office:string-value="find /xraid2-2/g454/run_new_pipeline -name clust_gast_ill_20140603_lane_1_B.sh.gz">
            <text:p>find /xraid2-2/g454/run_new_pipeline -name clust_gast_ill_20140603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605">
            <text:p>2014060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604">
            <text:p>604</text:p>
          </table:table-cell>
          <table:table-cell office:value-type="string">
            <text:p>Dec 9 2015</text:p>
          </table:table-cell>
          <table:table-cell office:value-type="string">
            <text:p>clust_gast_ill_20140605_lane_1_B.sh.gz</text:p>
          </table:table-cell>
          <table:table-cell table:formula="of:=&quot;find /xraid2-2/g454/run_new_pipeline -name &quot; &amp; [.J118]" office:value-type="string" office:string-value="find /xraid2-2/g454/run_new_pipeline -name clust_gast_ill_20140605_lane_1_B.sh.gz">
            <text:p>find /xraid2-2/g454/run_new_pipeline -name clust_gast_ill_20140605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609">
            <text:p>20140609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609">
            <text:p>609</text:p>
          </table:table-cell>
          <table:table-cell office:value-type="string">
            <text:p>Dec 14 2015</text:p>
          </table:table-cell>
          <table:table-cell office:value-type="string">
            <text:p>clust_gast_ill_20140609_lane_1_A.sh.gz</text:p>
          </table:table-cell>
          <table:table-cell table:formula="of:=&quot;find /xraid2-2/g454/run_new_pipeline -name &quot; &amp; [.J119]" office:value-type="string" office:string-value="find /xraid2-2/g454/run_new_pipeline -name clust_gast_ill_20140609_lane_1_A.sh.gz">
            <text:p>find /xraid2-2/g454/run_new_pipeline -name clust_gast_ill_20140609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609">
            <text:p>20140609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77">
            <text:p>577</text:p>
          </table:table-cell>
          <table:table-cell office:value-type="string">
            <text:p>Feb 25 2016</text:p>
          </table:table-cell>
          <table:table-cell office:value-type="string">
            <text:p>clust_gast_ill_20140609_lane_1_A.sh.gz</text:p>
          </table:table-cell>
          <table:table-cell table:formula="of:=&quot;find /xraid2-2/g454/run_new_pipeline -name &quot; &amp; [.J120]" office:value-type="string" office:string-value="find /xraid2-2/g454/run_new_pipeline -name clust_gast_ill_20140609_lane_1_A.sh.gz">
            <text:p>find /xraid2-2/g454/run_new_pipeline -name clust_gast_ill_20140609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609">
            <text:p>20140609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77">
            <text:p>577</text:p>
          </table:table-cell>
          <table:table-cell office:value-type="string">
            <text:p>Jun 16 2016</text:p>
          </table:table-cell>
          <table:table-cell office:value-type="string">
            <text:p>clust_gast_ill_20140609_lane_1_A.sh.gz</text:p>
          </table:table-cell>
          <table:table-cell table:formula="of:=&quot;find /xraid2-2/g454/run_new_pipeline -name &quot; &amp; [.J121]" office:value-type="string" office:string-value="find /xraid2-2/g454/run_new_pipeline -name clust_gast_ill_20140609_lane_1_A.sh.gz">
            <text:p>find /xraid2-2/g454/run_new_pipeline -name clust_gast_ill_20140609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609">
            <text:p>20140609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608">
            <text:p>608</text:p>
          </table:table-cell>
          <table:table-cell office:value-type="string">
            <text:p>Dec 14 2015</text:p>
          </table:table-cell>
          <table:table-cell office:value-type="string">
            <text:p>clust_gast_ill_20140609_lane_1_B.sh.gz</text:p>
          </table:table-cell>
          <table:table-cell table:formula="of:=&quot;find /xraid2-2/g454/run_new_pipeline -name &quot; &amp; [.J122]" office:value-type="string" office:string-value="find /xraid2-2/g454/run_new_pipeline -name clust_gast_ill_20140609_lane_1_B.sh.gz">
            <text:p>find /xraid2-2/g454/run_new_pipeline -name clust_gast_ill_20140609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609">
            <text:p>20140609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76">
            <text:p>576</text:p>
          </table:table-cell>
          <table:table-cell office:value-type="string">
            <text:p>Jun 16 2016</text:p>
          </table:table-cell>
          <table:table-cell office:value-type="string">
            <text:p>clust_gast_ill_20140609_lane_1_B.sh.gz</text:p>
          </table:table-cell>
          <table:table-cell table:formula="of:=&quot;find /xraid2-2/g454/run_new_pipeline -name &quot; &amp; [.J123]" office:value-type="string" office:string-value="find /xraid2-2/g454/run_new_pipeline -name clust_gast_ill_20140609_lane_1_B.sh.gz">
            <text:p>find /xraid2-2/g454/run_new_pipeline -name clust_gast_ill_20140609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630">
            <text:p>2014063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 office:value-type="string">
            <text:p>yes</text:p>
          </table:table-cell>
          <table:table-cell office:value-type="string">
            <text:p>ashipunova</text:p>
          </table:table-cell>
          <table:table-cell office:value-type="float" office:value="608">
            <text:p>608</text:p>
          </table:table-cell>
          <table:table-cell office:value-type="string">
            <text:p>Dec 14 2015</text:p>
          </table:table-cell>
          <table:table-cell office:value-type="string">
            <text:p>clust_gast_ill_20140630_lane_1_B.sh.gz</text:p>
          </table:table-cell>
          <table:table-cell table:formula="of:=&quot;find /xraid2-2/g454/run_new_pipeline -name &quot; &amp; [.J124]" office:value-type="string" office:string-value="find /xraid2-2/g454/run_new_pipeline -name clust_gast_ill_20140630_lane_1_B.sh.gz">
            <text:p>find /xraid2-2/g454/run_new_pipeline -name clust_gast_ill_20140630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822">
            <text:p>20140822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608">
            <text:p>608</text:p>
          </table:table-cell>
          <table:table-cell office:value-type="string">
            <text:p>Dec 14 2015</text:p>
          </table:table-cell>
          <table:table-cell office:value-type="string">
            <text:p>clust_gast_ill_20140822_lane_1_B.sh.gz</text:p>
          </table:table-cell>
          <table:table-cell table:formula="of:=&quot;find /xraid2-2/g454/run_new_pipeline -name &quot; &amp; [.J125]" office:value-type="string" office:string-value="find /xraid2-2/g454/run_new_pipeline -name clust_gast_ill_20140822_lane_1_B.sh.gz">
            <text:p>find /xraid2-2/g454/run_new_pipeline -name clust_gast_ill_20140822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827">
            <text:p>20140827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608">
            <text:p>608</text:p>
          </table:table-cell>
          <table:table-cell office:value-type="string">
            <text:p>Dec 14 2015</text:p>
          </table:table-cell>
          <table:table-cell office:value-type="string">
            <text:p>clust_gast_ill_20140827_lane_1_B.sh.gz</text:p>
          </table:table-cell>
          <table:table-cell table:formula="of:=&quot;find /xraid2-2/g454/run_new_pipeline -name &quot; &amp; [.J126]" office:value-type="string" office:string-value="find /xraid2-2/g454/run_new_pipeline -name clust_gast_ill_20140827_lane_1_B.sh.gz">
            <text:p>find /xraid2-2/g454/run_new_pipeline -name clust_gast_ill_20140827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829">
            <text:p>20140829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608">
            <text:p>608</text:p>
          </table:table-cell>
          <table:table-cell office:value-type="string">
            <text:p>Dec 14 2015</text:p>
          </table:table-cell>
          <table:table-cell office:value-type="string">
            <text:p>clust_gast_ill_20140829_lane_1_B.sh.gz</text:p>
          </table:table-cell>
          <table:table-cell table:formula="of:=&quot;find /xraid2-2/g454/run_new_pipeline -name &quot; &amp; [.J127]" office:value-type="string" office:string-value="find /xraid2-2/g454/run_new_pipeline -name clust_gast_ill_20140829_lane_1_B.sh.gz">
            <text:p>find /xraid2-2/g454/run_new_pipeline -name clust_gast_ill_20140829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910">
            <text:p>2014091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608">
            <text:p>608</text:p>
          </table:table-cell>
          <table:table-cell office:value-type="string">
            <text:p>Dec 14 2015</text:p>
          </table:table-cell>
          <table:table-cell office:value-type="string">
            <text:p>clust_gast_ill_20140910_lane_1_B.sh.gz</text:p>
          </table:table-cell>
          <table:table-cell table:formula="of:=&quot;find /xraid2-2/g454/run_new_pipeline -name &quot; &amp; [.J128]" office:value-type="string" office:string-value="find /xraid2-2/g454/run_new_pipeline -name clust_gast_ill_20140910_lane_1_B.sh.gz">
            <text:p>find /xraid2-2/g454/run_new_pipeline -name clust_gast_ill_20140910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912">
            <text:p>20140912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609">
            <text:p>609</text:p>
          </table:table-cell>
          <table:table-cell office:value-type="string">
            <text:p>Dec 14 2015</text:p>
          </table:table-cell>
          <table:table-cell office:value-type="string">
            <text:p>clust_gast_ill_20140912_lane_1_A.sh.gz</text:p>
          </table:table-cell>
          <table:table-cell table:formula="of:=&quot;find /xraid2-2/g454/run_new_pipeline -name &quot; &amp; [.J129]" office:value-type="string" office:string-value="find /xraid2-2/g454/run_new_pipeline -name clust_gast_ill_20140912_lane_1_A.sh.gz">
            <text:p>find /xraid2-2/g454/run_new_pipeline -name clust_gast_ill_20140912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912">
            <text:p>20140912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77">
            <text:p>577</text:p>
          </table:table-cell>
          <table:table-cell office:value-type="string">
            <text:p>Feb 25 2016</text:p>
          </table:table-cell>
          <table:table-cell office:value-type="string">
            <text:p>clust_gast_ill_20140912_lane_1_A.sh.gz</text:p>
          </table:table-cell>
          <table:table-cell table:formula="of:=&quot;find /xraid2-2/g454/run_new_pipeline -name &quot; &amp; [.J130]" office:value-type="string" office:string-value="find /xraid2-2/g454/run_new_pipeline -name clust_gast_ill_20140912_lane_1_A.sh.gz">
            <text:p>find /xraid2-2/g454/run_new_pipeline -name clust_gast_ill_20140912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912">
            <text:p>20140912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608">
            <text:p>608</text:p>
          </table:table-cell>
          <table:table-cell office:value-type="string">
            <text:p>Dec 14 2015</text:p>
          </table:table-cell>
          <table:table-cell office:value-type="string">
            <text:p>clust_gast_ill_20140912_lane_1_B.sh.gz</text:p>
          </table:table-cell>
          <table:table-cell table:formula="of:=&quot;find /xraid2-2/g454/run_new_pipeline -name &quot; &amp; [.J131]" office:value-type="string" office:string-value="find /xraid2-2/g454/run_new_pipeline -name clust_gast_ill_20140912_lane_1_B.sh.gz">
            <text:p>find /xraid2-2/g454/run_new_pipeline -name clust_gast_ill_20140912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919">
            <text:p>20140919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604">
            <text:p>604</text:p>
          </table:table-cell>
          <table:table-cell office:value-type="string">
            <text:p>Dec 9 2015</text:p>
          </table:table-cell>
          <table:table-cell office:value-type="string">
            <text:p>clust_gast_ill_20140919_lane_2_B.sh.gz</text:p>
          </table:table-cell>
          <table:table-cell table:formula="of:=&quot;find /xraid2-2/g454/run_new_pipeline -name &quot; &amp; [.J132]" office:value-type="string" office:string-value="find /xraid2-2/g454/run_new_pipeline -name clust_gast_ill_20140919_lane_2_B.sh.gz">
            <text:p>find /xraid2-2/g454/run_new_pipeline -name clust_gast_ill_20140919_lane_2_B.sh.gz</text:p>
          </table:table-cell>
          <table:table-cell table:number-columns-repeated="14"/>
        </table:table-row>
        <table:table-row table:style-name="ro1">
          <table:table-cell office:value-type="float" office:value="20140919">
            <text:p>20140919</text:p>
          </table:table-cell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 office:value-type="string">
            <text:p>yes</text:p>
          </table:table-cell>
          <table:table-cell office:value-type="string">
            <text:p>ashipunova</text:p>
          </table:table-cell>
          <table:table-cell office:value-type="float" office:value="596">
            <text:p>596</text:p>
          </table:table-cell>
          <table:table-cell office:value-type="string">
            <text:p>Dec 9 2015</text:p>
          </table:table-cell>
          <table:table-cell office:value-type="string">
            <text:p>clust_gast_ill_20140919_lane_6_A.sh.gz</text:p>
          </table:table-cell>
          <table:table-cell table:formula="of:=&quot;find /xraid2-2/g454/run_new_pipeline -name &quot; &amp; [.J133]" office:value-type="string" office:string-value="find /xraid2-2/g454/run_new_pipeline -name clust_gast_ill_20140919_lane_6_A.sh.gz">
            <text:p>find /xraid2-2/g454/run_new_pipeline -name clust_gast_ill_20140919_lane_6_A.sh.gz</text:p>
          </table:table-cell>
          <table:table-cell table:formula="of:=&quot;cd &quot; &amp; [.N133] &amp; &quot;/reads_overlap; gunzip *.fa.unique.gz&quot;" office:value-type="string" office:string-value="cd /xraid2-2/g454/run_new_pipeline/illumina/20140919/lane_6_A/analysis/reads_overlap; gunzip *.fa.unique.gz">
            <text:p>cd /xraid2-2/g454/run_new_pipeline/illumina/20140919/lane_6_A/analysis/reads_overlap; gunzip *.fa.unique.gz</text:p>
          </table:table-cell>
          <table:table-cell office:value-type="string">
            <text:p>/xraid2-2/g454/run_new_pipeline/illumina/20140919/lane_6_A/analysis/reads_overlap</text:p>
          </table:table-cell>
          <table:table-cell office:value-type="string">
            <text:p>/xraid2-2/g454/run_new_pipeline/illumina/20140919/lane_6_A/analysis</text:p>
          </table:table-cell>
          <table:table-cell office:value-type="string">
            <text:p>gast_119</text:p>
          </table:table-cell>
          <table:table-cell table:style-name="ce2" table:formula="of:=&quot;cd &quot; &amp; [.N133] &amp; &quot;; mv gast gast_0&quot;" office:value-type="string" office:string-value="cd /xraid2-2/g454/run_new_pipeline/illumina/20140919/lane_6_A/analysis; mv gast gast_0">
            <text:p>cd /xraid2-2/g454/run_new_pipeline/illumina/20140919/lane_6_A/analysis; mv gast gast_0</text:p>
          </table:table-cell>
          <table:table-cell table:style-name="ce2" table:formula="of:=&quot;cd &quot; &amp; [.N133] &amp; &quot;; mkdir gast&quot;" office:value-type="string" office:string-value="cd /xraid2-2/g454/run_new_pipeline/illumina/20140919/lane_6_A/analysis; mkdir gast">
            <text:p>cd /xraid2-2/g454/run_new_pipeline/illumina/20140919/lane_6_A/analysis; mkdir gast</text:p>
          </table:table-cell>
          <table:table-cell table:formula="of:=&quot;cd &quot; &amp; [.N133] &amp;&quot;/gast_0; cp &quot; &amp; [.J133] &amp; &quot; ../gast/&quot;" office:value-type="string" office:string-value="cd /xraid2-2/g454/run_new_pipeline/illumina/20140919/lane_6_A/analysis/gast_0; cp clust_gast_ill_20140919_lane_6_A.sh.gz ../gast/">
            <text:p>cd /xraid2-2/g454/run_new_pipeline/illumina/20140919/lane_6_A/analysis/gast_0; cp clust_gast_ill_20140919_lane_6_A.sh.gz ../gast/</text:p>
          </table:table-cell>
          <table:table-cell table:formula="of:=&quot;cd &quot; &amp; [.N133] &amp;&quot;/gast_0; cp filenames.list* ../gast/&quot;" office:value-type="string" office:string-value="cd /xraid2-2/g454/run_new_pipeline/illumina/20140919/lane_6_A/analysis/gast_0; cp filenames.list* ../gast/">
            <text:p>cd /xraid2-2/g454/run_new_pipeline/illumina/20140919/lane_6_A/analysis/gast_0; cp filenames.list* ../gast/</text:p>
          </table:table-cell>
          <table:table-cell table:formula="of:=&quot;cd &quot; &amp; [.N133] &amp;&quot;/gast; gunzip *&quot;" office:value-type="string" office:string-value="cd /xraid2-2/g454/run_new_pipeline/illumina/20140919/lane_6_A/analysis/gast; gunzip *">
            <text:p>cd /xraid2-2/g454/run_new_pipeline/illumina/20140919/lane_6_A/analysis/gast; gunzip *</text:p>
          </table:table-cell>
          <table:table-cell office:value-type="string">
            <text:p>clust_gast_ill_20140919_lane_6_A.sh</text:p>
          </table:table-cell>
          <table:table-cell table:formula="of:=&quot;cd &quot; &amp; [.N133] &amp;&quot;/gast; qsub &quot; &amp; [.U133] &amp; &quot;; check_cluster.py; mail_done&quot;" office:value-type="string" office:string-value="cd /xraid2-2/g454/run_new_pipeline/illumina/20140919/lane_6_A/analysis/gast; qsub clust_gast_ill_20140919_lane_6_A.sh; check_cluster.py; mail_done">
            <text:p>cd /xraid2-2/g454/run_new_pipeline/illumina/20140919/lane_6_A/analysis/gast; qsub clust_gast_ill_20140919_lane_6_A.sh; check_cluster.py; mail_done</text:p>
          </table:table-cell>
          <table:table-cell table:number-columns-repeated="3"/>
        </table:table-row>
        <table:table-row table:style-name="ro1">
          <table:table-cell office:value-type="float" office:value="20140919">
            <text:p>20140919</text:p>
          </table:table-cell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 office:value-type="string">
            <text:p>yes</text:p>
          </table:table-cell>
          <table:table-cell office:value-type="string">
            <text:p>ashipunova</text:p>
          </table:table-cell>
          <table:table-cell office:value-type="float" office:value="574">
            <text:p>574</text:p>
          </table:table-cell>
          <table:table-cell office:value-type="string">
            <text:p>Feb 29 2016</text:p>
          </table:table-cell>
          <table:table-cell office:value-type="string">
            <text:p>clust_gast_ill_20140919_lane_6_A.sh.gz</text:p>
          </table:table-cell>
          <table:table-cell table:formula="of:=&quot;find /xraid2-2/g454/run_new_pipeline -name &quot; &amp; [.J134]" office:value-type="string" office:string-value="find /xraid2-2/g454/run_new_pipeline -name clust_gast_ill_20140919_lane_6_A.sh.gz">
            <text:p>find /xraid2-2/g454/run_new_pipeline -name clust_gast_ill_20140919_lane_6_A.sh.gz</text:p>
          </table:table-cell>
          <table:table-cell table:formula="of:=&quot;cd &quot; &amp; [.N134] &amp; &quot;/reads_overlap; gunzip *.fa.unique.gz&quot;" office:value-type="string" office:string-value="cd /xraid2-2/g454/run_new_pipeline/illumina/20140919/lane_6_A/analysis/reads_overlap; gunzip *.fa.unique.gz">
            <text:p>cd /xraid2-2/g454/run_new_pipeline/illumina/20140919/lane_6_A/analysis/reads_overlap; gunzip *.fa.unique.gz</text:p>
          </table:table-cell>
          <table:table-cell office:value-type="string">
            <text:p>/xraid2-2/g454/run_new_pipeline/illumina/20140919/lane_6_A/analysis/reads_overlap</text:p>
          </table:table-cell>
          <table:table-cell office:value-type="string">
            <text:p>/xraid2-2/g454/run_new_pipeline/illumina/20140919/lane_6_A/analysis</text:p>
          </table:table-cell>
          <table:table-cell office:value-type="string">
            <text:p>gast_119</text:p>
          </table:table-cell>
          <table:table-cell table:style-name="ce2" table:formula="of:=&quot;cd &quot; &amp; [.N134] &amp; &quot;; mv gast gast_0&quot;" office:value-type="string" office:string-value="cd /xraid2-2/g454/run_new_pipeline/illumina/20140919/lane_6_A/analysis; mv gast gast_0">
            <text:p>cd /xraid2-2/g454/run_new_pipeline/illumina/20140919/lane_6_A/analysis; mv gast gast_0</text:p>
          </table:table-cell>
          <table:table-cell table:style-name="ce2" table:formula="of:=&quot;cd &quot; &amp; [.N134] &amp; &quot;; mkdir gast&quot;" office:value-type="string" office:string-value="cd /xraid2-2/g454/run_new_pipeline/illumina/20140919/lane_6_A/analysis; mkdir gast">
            <text:p>cd /xraid2-2/g454/run_new_pipeline/illumina/20140919/lane_6_A/analysis; mkdir gast</text:p>
          </table:table-cell>
          <table:table-cell table:formula="of:=&quot;cd &quot; &amp; [.N134] &amp;&quot;/gast_0; cp &quot; &amp; [.J134] &amp; &quot; ../gast/&quot;" office:value-type="string" office:string-value="cd /xraid2-2/g454/run_new_pipeline/illumina/20140919/lane_6_A/analysis/gast_0; cp clust_gast_ill_20140919_lane_6_A.sh.gz ../gast/">
            <text:p>cd /xraid2-2/g454/run_new_pipeline/illumina/20140919/lane_6_A/analysis/gast_0; cp clust_gast_ill_20140919_lane_6_A.sh.gz ../gast/</text:p>
          </table:table-cell>
          <table:table-cell table:formula="of:=&quot;cd &quot; &amp; [.N134] &amp;&quot;/gast_0; cp filenames.list* ../gast/&quot;" office:value-type="string" office:string-value="cd /xraid2-2/g454/run_new_pipeline/illumina/20140919/lane_6_A/analysis/gast_0; cp filenames.list* ../gast/">
            <text:p>cd /xraid2-2/g454/run_new_pipeline/illumina/20140919/lane_6_A/analysis/gast_0; cp filenames.list* ../gast/</text:p>
          </table:table-cell>
          <table:table-cell table:formula="of:=&quot;cd &quot; &amp; [.N134] &amp;&quot;/gast; gunzip *&quot;" office:value-type="string" office:string-value="cd /xraid2-2/g454/run_new_pipeline/illumina/20140919/lane_6_A/analysis/gast; gunzip *">
            <text:p>cd /xraid2-2/g454/run_new_pipeline/illumina/20140919/lane_6_A/analysis/gast; gunzip *</text:p>
          </table:table-cell>
          <table:table-cell office:value-type="string">
            <text:p>clust_gast_ill_20140919_lane_6_A.sh</text:p>
          </table:table-cell>
          <table:table-cell table:formula="of:=&quot;cd &quot; &amp; [.N134] &amp;&quot;/gast; qsub &quot; &amp; [.U134] &amp; &quot;; check_cluster.py; mail_done&quot;" office:value-type="string" office:string-value="cd /xraid2-2/g454/run_new_pipeline/illumina/20140919/lane_6_A/analysis/gast; qsub clust_gast_ill_20140919_lane_6_A.sh; check_cluster.py; mail_done">
            <text:p>cd /xraid2-2/g454/run_new_pipeline/illumina/20140919/lane_6_A/analysis/gast; qsub clust_gast_ill_20140919_lane_6_A.sh; check_cluster.py; mail_done</text:p>
          </table:table-cell>
          <table:table-cell table:number-columns-repeated="3"/>
        </table:table-row>
        <table:table-row table:style-name="ro1">
          <table:table-cell office:value-type="float" office:value="20140919">
            <text:p>20140919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 office:value-type="string">
            <text:p>yes</text:p>
          </table:table-cell>
          <table:table-cell office:value-type="string">
            <text:p>ashipunova</text:p>
          </table:table-cell>
          <table:table-cell office:value-type="float" office:value="659">
            <text:p>659</text:p>
          </table:table-cell>
          <table:table-cell office:value-type="string">
            <text:p>Jan 28 2016</text:p>
          </table:table-cell>
          <table:table-cell office:value-type="string">
            <text:p>clust_gast_ill__xraid2-2_g454_run_new_pipeline_illumina_20140919_lane_6_B_analysis_reads_overlap.sh.gz</text:p>
          </table:table-cell>
          <table:table-cell table:formula="of:=&quot;find /xraid2-2/g454/run_new_pipeline -name &quot; &amp; [.J135]" office:value-type="string" office:string-value="find /xraid2-2/g454/run_new_pipeline -name clust_gast_ill__xraid2-2_g454_run_new_pipeline_illumina_20140919_lane_6_B_analysis_reads_overlap.sh.gz">
            <text:p>find /xraid2-2/g454/run_new_pipeline -name clust_gast_ill__xraid2-2_g454_run_new_pipeline_illumina_20140919_lane_6_B_analysis_reads_overlap.sh.gz</text:p>
          </table:table-cell>
          <table:table-cell table:formula="of:=&quot;cd &quot; &amp; [.N135] &amp; &quot;/reads_overlap; gunzip *.fa.unique.gz&quot;" office:value-type="string" office:string-value="cd /xraid2-2/g454/run_new_pipeline/illumina/20140919/lane_6_B/analysis/reads_overlap; gunzip *.fa.unique.gz">
            <text:p>cd /xraid2-2/g454/run_new_pipeline/illumina/20140919/lane_6_B/analysis/reads_overlap; gunzip *.fa.unique.gz</text:p>
          </table:table-cell>
          <table:table-cell office:value-type="string">
            <text:p>/xraid2-2/g454/run_new_pipeline/illumina/20140919/lane_6_B/analysis</text:p>
          </table:table-cell>
          <table:table-cell office:value-type="string">
            <text:p>/xraid2-2/g454/run_new_pipeline/illumina/20140919/lane_6_B/analysis</text:p>
          </table:table-cell>
          <table:table-cell office:value-type="string">
            <text:p>gast</text:p>
          </table:table-cell>
          <table:table-cell table:style-name="ce2" table:formula="of:=&quot;cd &quot; &amp; [.N135] &amp; &quot;; mv gast gast_0&quot;" office:value-type="string" office:string-value="cd /xraid2-2/g454/run_new_pipeline/illumina/20140919/lane_6_B/analysis; mv gast gast_0">
            <text:p>cd /xraid2-2/g454/run_new_pipeline/illumina/20140919/lane_6_B/analysis; mv gast gast_0</text:p>
          </table:table-cell>
          <table:table-cell table:style-name="ce2" table:formula="of:=&quot;cd &quot; &amp; [.N135] &amp; &quot;; mkdir gast&quot;" office:value-type="string" office:string-value="cd /xraid2-2/g454/run_new_pipeline/illumina/20140919/lane_6_B/analysis; mkdir gast">
            <text:p>cd /xraid2-2/g454/run_new_pipeline/illumina/20140919/lane_6_B/analysis; mkdir gast</text:p>
          </table:table-cell>
          <table:table-cell table:formula="of:=&quot;cd &quot; &amp; [.N135] &amp;&quot;/gast_0; cp &quot; &amp; [.J135] &amp; &quot; ../gast/&quot;" office:value-type="string" office:string-value="cd /xraid2-2/g454/run_new_pipeline/illumina/20140919/lane_6_B/analysis/gast_0; cp clust_gast_ill__xraid2-2_g454_run_new_pipeline_illumina_20140919_lane_6_B_analysis_reads_overlap.sh.gz ../gast/">
            <text:p>cd /xraid2-2/g454/run_new_pipeline/illumina/20140919/lane_6_B/analysis/gast_0; cp clust_gast_ill__xraid2-2_g454_run_new_pipeline_illumina_20140919_lane_6_B_analysis_reads_overlap.sh.gz ../gast/</text:p>
          </table:table-cell>
          <table:table-cell table:formula="of:=&quot;cd &quot; &amp; [.N135] &amp;&quot;/gast_0; cp filenames.list* ../gast/&quot;" office:value-type="string" office:string-value="cd /xraid2-2/g454/run_new_pipeline/illumina/20140919/lane_6_B/analysis/gast_0; cp filenames.list* ../gast/">
            <text:p>cd /xraid2-2/g454/run_new_pipeline/illumina/20140919/lane_6_B/analysis/gast_0; cp filenames.list* ../gast/</text:p>
          </table:table-cell>
          <table:table-cell table:formula="of:=&quot;cd &quot; &amp; [.N135] &amp;&quot;/gast; gunzip *&quot;" office:value-type="string" office:string-value="cd /xraid2-2/g454/run_new_pipeline/illumina/20140919/lane_6_B/analysis/gast; gunzip *">
            <text:p>cd /xraid2-2/g454/run_new_pipeline/illumina/20140919/lane_6_B/analysis/gast; gunzip *</text:p>
          </table:table-cell>
          <table:table-cell office:value-type="string">
            <text:p>clust_gast_ill__xraid2-2_g454_run_new_pipeline_illumina_20140919_lane_6_B_analysis_reads_overlap.sh</text:p>
          </table:table-cell>
          <table:table-cell table:formula="of:=&quot;cd &quot; &amp; [.N135] &amp;&quot;/gast; qsub &quot; &amp; [.U135] &amp; &quot;; check_cluster.py; mail_done&quot;" office:value-type="string" office:string-value="cd /xraid2-2/g454/run_new_pipeline/illumina/20140919/lane_6_B/analysis/gast; qsub clust_gast_ill__xraid2-2_g454_run_new_pipeline_illumina_20140919_lane_6_B_analysis_reads_overlap.sh; check_cluster.py; mail_done">
            <text:p>cd /xraid2-2/g454/run_new_pipeline/illumina/20140919/lane_6_B/analysis/gast; qsub clust_gast_ill__xraid2-2_g454_run_new_pipeline_illumina_20140919_lane_6_B_analysis_reads_overlap.sh; check_cluster.py; mail_done</text:p>
          </table:table-cell>
          <table:table-cell table:number-columns-repeated="3"/>
        </table:table-row>
        <table:table-row table:style-name="ro1" table:visibility="filter">
          <table:table-cell office:value-type="float" office:value="20141010">
            <text:p>2014101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95">
            <text:p>595</text:p>
          </table:table-cell>
          <table:table-cell office:value-type="string">
            <text:p>Dec 9 2015</text:p>
          </table:table-cell>
          <table:table-cell office:value-type="string">
            <text:p>clust_gast_ill_20141010_lane_1_B.sh.gz</text:p>
          </table:table-cell>
          <table:table-cell table:formula="of:=&quot;find /xraid2-2/g454/run_new_pipeline -name &quot; &amp; [.J136]" office:value-type="string" office:string-value="find /xraid2-2/g454/run_new_pipeline -name clust_gast_ill_20141010_lane_1_B.sh.gz">
            <text:p>find /xraid2-2/g454/run_new_pipeline -name clust_gast_ill_20141010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1024">
            <text:p>20141024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 office:value-type="string">
            <text:p>yes</text:p>
          </table:table-cell>
          <table:table-cell office:value-type="string">
            <text:p>ashipunova</text:p>
          </table:table-cell>
          <table:table-cell office:value-type="float" office:value="608">
            <text:p>608</text:p>
          </table:table-cell>
          <table:table-cell office:value-type="string">
            <text:p>Dec 15 2015</text:p>
          </table:table-cell>
          <table:table-cell office:value-type="string">
            <text:p>clust_gast_ill_20141024_lane_1_B.sh.gz</text:p>
          </table:table-cell>
          <table:table-cell table:formula="of:=&quot;find /xraid2-2/g454/run_new_pipeline -name &quot; &amp; [.J137]" office:value-type="string" office:string-value="find /xraid2-2/g454/run_new_pipeline -name clust_gast_ill_20141024_lane_1_B.sh.gz">
            <text:p>find /xraid2-2/g454/run_new_pipeline -name clust_gast_ill_20141024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1030">
            <text:p>20141030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606">
            <text:p>606</text:p>
          </table:table-cell>
          <table:table-cell office:value-type="string">
            <text:p>Dec 15 2015</text:p>
          </table:table-cell>
          <table:table-cell office:value-type="string">
            <text:p>clust_gast_ill_20141030_lane_1_A.sh.gz</text:p>
          </table:table-cell>
          <table:table-cell table:formula="of:=&quot;find /xraid2-2/g454/run_new_pipeline -name &quot; &amp; [.J138]" office:value-type="string" office:string-value="find /xraid2-2/g454/run_new_pipeline -name clust_gast_ill_20141030_lane_1_A.sh.gz">
            <text:p>find /xraid2-2/g454/run_new_pipeline -name clust_gast_ill_20141030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1030">
            <text:p>20141030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74">
            <text:p>574</text:p>
          </table:table-cell>
          <table:table-cell office:value-type="string">
            <text:p>Feb 25 2016</text:p>
          </table:table-cell>
          <table:table-cell office:value-type="string">
            <text:p>clust_gast_ill_20141030_lane_1_A.sh.gz</text:p>
          </table:table-cell>
          <table:table-cell table:formula="of:=&quot;find /xraid2-2/g454/run_new_pipeline -name &quot; &amp; [.J139]" office:value-type="string" office:string-value="find /xraid2-2/g454/run_new_pipeline -name clust_gast_ill_20141030_lane_1_A.sh.gz">
            <text:p>find /xraid2-2/g454/run_new_pipeline -name clust_gast_ill_20141030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1030">
            <text:p>2014103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607">
            <text:p>607</text:p>
          </table:table-cell>
          <table:table-cell office:value-type="string">
            <text:p>Dec 15 2015</text:p>
          </table:table-cell>
          <table:table-cell office:value-type="string">
            <text:p>clust_gast_ill_20141030_lane_1_B.sh.gz</text:p>
          </table:table-cell>
          <table:table-cell table:formula="of:=&quot;find /xraid2-2/g454/run_new_pipeline -name &quot; &amp; [.J140]" office:value-type="string" office:string-value="find /xraid2-2/g454/run_new_pipeline -name clust_gast_ill_20141030_lane_1_B.sh.gz">
            <text:p>find /xraid2-2/g454/run_new_pipeline -name clust_gast_ill_20141030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1106">
            <text:p>20141106</text:p>
          </table:table-cell>
          <table:table-cell office:value-type="float" office:value="7">
            <text:p>7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596">
            <text:p>596</text:p>
          </table:table-cell>
          <table:table-cell office:value-type="string">
            <text:p>Dec 9 2015</text:p>
          </table:table-cell>
          <table:table-cell office:value-type="string">
            <text:p>clust_gast_ill_20141106_lane_7_A.sh.gz</text:p>
          </table:table-cell>
          <table:table-cell table:formula="of:=&quot;find /xraid2-2/g454/run_new_pipeline -name &quot; &amp; [.J141]" office:value-type="string" office:string-value="find /xraid2-2/g454/run_new_pipeline -name clust_gast_ill_20141106_lane_7_A.sh.gz">
            <text:p>find /xraid2-2/g454/run_new_pipeline -name clust_gast_ill_20141106_lane_7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1106">
            <text:p>20141106</text:p>
          </table:table-cell>
          <table:table-cell office:value-type="float" office:value="7">
            <text:p>7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574">
            <text:p>574</text:p>
          </table:table-cell>
          <table:table-cell office:value-type="string">
            <text:p>Feb 29 2016</text:p>
          </table:table-cell>
          <table:table-cell office:value-type="string">
            <text:p>clust_gast_ill_20141106_lane_7_A.sh.gz</text:p>
          </table:table-cell>
          <table:table-cell table:formula="of:=&quot;find /xraid2-2/g454/run_new_pipeline -name &quot; &amp; [.J142]" office:value-type="string" office:string-value="find /xraid2-2/g454/run_new_pipeline -name clust_gast_ill_20141106_lane_7_A.sh.gz">
            <text:p>find /xraid2-2/g454/run_new_pipeline -name clust_gast_ill_20141106_lane_7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1106">
            <text:p>20141106</text:p>
          </table:table-cell>
          <table:table-cell office:value-type="float" office:value="7">
            <text:p>7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595">
            <text:p>595</text:p>
          </table:table-cell>
          <table:table-cell office:value-type="string">
            <text:p>Dec 9 2015</text:p>
          </table:table-cell>
          <table:table-cell office:value-type="string">
            <text:p>clust_gast_ill_20141106_lane_7_B.sh.gz</text:p>
          </table:table-cell>
          <table:table-cell table:formula="of:=&quot;find /xraid2-2/g454/run_new_pipeline -name &quot; &amp; [.J143]" office:value-type="string" office:string-value="find /xraid2-2/g454/run_new_pipeline -name clust_gast_ill_20141106_lane_7_B.sh.gz">
            <text:p>find /xraid2-2/g454/run_new_pipeline -name clust_gast_ill_20141106_lane_7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1202">
            <text:p>20141202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607">
            <text:p>607</text:p>
          </table:table-cell>
          <table:table-cell office:value-type="string">
            <text:p>Dec 15 2015</text:p>
          </table:table-cell>
          <table:table-cell office:value-type="string">
            <text:p>clust_gast_ill_20141202_lane_1_B.sh.gz</text:p>
          </table:table-cell>
          <table:table-cell table:formula="of:=&quot;find /xraid2-2/g454/run_new_pipeline -name &quot; &amp; [.J144]" office:value-type="string" office:string-value="find /xraid2-2/g454/run_new_pipeline -name clust_gast_ill_20141202_lane_1_B.sh.gz">
            <text:p>find /xraid2-2/g454/run_new_pipeline -name clust_gast_ill_20141202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1202">
            <text:p>20141202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595">
            <text:p>595</text:p>
          </table:table-cell>
          <table:table-cell office:value-type="string">
            <text:p>Dec 9 2015</text:p>
          </table:table-cell>
          <table:table-cell office:value-type="string">
            <text:p>clust_gast_ill_20141202_lane_2_B.sh.gz</text:p>
          </table:table-cell>
          <table:table-cell table:formula="of:=&quot;find /xraid2-2/g454/run_new_pipeline -name &quot; &amp; [.J145]" office:value-type="string" office:string-value="find /xraid2-2/g454/run_new_pipeline -name clust_gast_ill_20141202_lane_2_B.sh.gz">
            <text:p>find /xraid2-2/g454/run_new_pipeline -name clust_gast_ill_20141202_lane_2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1202">
            <text:p>20141202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595">
            <text:p>595</text:p>
          </table:table-cell>
          <table:table-cell office:value-type="string">
            <text:p>Dec 9 2015</text:p>
          </table:table-cell>
          <table:table-cell office:value-type="string">
            <text:p>clust_gast_ill_20141202_lane_3_B.sh.gz</text:p>
          </table:table-cell>
          <table:table-cell table:formula="of:=&quot;find /xraid2-2/g454/run_new_pipeline -name &quot; &amp; [.J146]" office:value-type="string" office:string-value="find /xraid2-2/g454/run_new_pipeline -name clust_gast_ill_20141202_lane_3_B.sh.gz">
            <text:p>find /xraid2-2/g454/run_new_pipeline -name clust_gast_ill_20141202_lane_3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1218">
            <text:p>20141218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608">
            <text:p>608</text:p>
          </table:table-cell>
          <table:table-cell office:value-type="string">
            <text:p>Dec 15 2015</text:p>
          </table:table-cell>
          <table:table-cell office:value-type="string">
            <text:p>clust_gast_ill_20141218_lane_1_B.sh.gz</text:p>
          </table:table-cell>
          <table:table-cell table:formula="of:=&quot;find /xraid2-2/g454/run_new_pipeline -name &quot; &amp; [.J147]" office:value-type="string" office:string-value="find /xraid2-2/g454/run_new_pipeline -name clust_gast_ill_20141218_lane_1_B.sh.gz">
            <text:p>find /xraid2-2/g454/run_new_pipeline -name clust_gast_ill_20141218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107">
            <text:p>20150107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608">
            <text:p>608</text:p>
          </table:table-cell>
          <table:table-cell office:value-type="string">
            <text:p>Dec 15 2015</text:p>
          </table:table-cell>
          <table:table-cell office:value-type="string">
            <text:p>clust_gast_ill_20150107_lane_1_B.sh.gz</text:p>
          </table:table-cell>
          <table:table-cell table:formula="of:=&quot;find /xraid2-2/g454/run_new_pipeline -name &quot; &amp; [.J148]" office:value-type="string" office:string-value="find /xraid2-2/g454/run_new_pipeline -name clust_gast_ill_20150107_lane_1_B.sh.gz">
            <text:p>find /xraid2-2/g454/run_new_pipeline -name clust_gast_ill_20150107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121">
            <text:p>20150121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607">
            <text:p>607</text:p>
          </table:table-cell>
          <table:table-cell office:value-type="string">
            <text:p>Dec 15 2015</text:p>
          </table:table-cell>
          <table:table-cell office:value-type="string">
            <text:p>clust_gast_ill_20150121_lane_1_B.sh.gz</text:p>
          </table:table-cell>
          <table:table-cell table:formula="of:=&quot;find /xraid2-2/g454/run_new_pipeline -name &quot; &amp; [.J149]" office:value-type="string" office:string-value="find /xraid2-2/g454/run_new_pipeline -name clust_gast_ill_20150121_lane_1_B.sh.gz">
            <text:p>find /xraid2-2/g454/run_new_pipeline -name clust_gast_ill_20150121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121">
            <text:p>20150121</text:p>
          </table:table-cell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606">
            <text:p>606</text:p>
          </table:table-cell>
          <table:table-cell office:value-type="string">
            <text:p>Dec 17 2015</text:p>
          </table:table-cell>
          <table:table-cell office:value-type="string">
            <text:p>clust_gast_ill_20150121_lane_1_E.sh.gz</text:p>
          </table:table-cell>
          <table:table-cell table:formula="of:=&quot;find /xraid2-2/g454/run_new_pipeline -name &quot; &amp; [.J150]" office:value-type="string" office:string-value="find /xraid2-2/g454/run_new_pipeline -name clust_gast_ill_20150121_lane_1_E.sh.gz">
            <text:p>find /xraid2-2/g454/run_new_pipeline -name clust_gast_ill_20150121_lane_1_E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130">
            <text:p>2015013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607">
            <text:p>607</text:p>
          </table:table-cell>
          <table:table-cell office:value-type="string">
            <text:p>Dec 17 2015</text:p>
          </table:table-cell>
          <table:table-cell office:value-type="string">
            <text:p>clust_gast_ill_20150130_lane_1_B.sh.gz</text:p>
          </table:table-cell>
          <table:table-cell table:formula="of:=&quot;find /xraid2-2/g454/run_new_pipeline -name &quot; &amp; [.J151]" office:value-type="string" office:string-value="find /xraid2-2/g454/run_new_pipeline -name clust_gast_ill_20150130_lane_1_B.sh.gz">
            <text:p>find /xraid2-2/g454/run_new_pipeline -name clust_gast_ill_20150130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205">
            <text:p>2015020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607">
            <text:p>607</text:p>
          </table:table-cell>
          <table:table-cell office:value-type="string">
            <text:p>Dec 17 2015</text:p>
          </table:table-cell>
          <table:table-cell office:value-type="string">
            <text:p>clust_gast_ill_20150205_lane_1_A.sh.gz</text:p>
          </table:table-cell>
          <table:table-cell table:formula="of:=&quot;find /xraid2-2/g454/run_new_pipeline -name &quot; &amp; [.J152]" office:value-type="string" office:string-value="find /xraid2-2/g454/run_new_pipeline -name clust_gast_ill_20150205_lane_1_A.sh.gz">
            <text:p>find /xraid2-2/g454/run_new_pipeline -name clust_gast_ill_20150205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205">
            <text:p>2015020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75">
            <text:p>575</text:p>
          </table:table-cell>
          <table:table-cell office:value-type="string">
            <text:p>Feb 25 2016</text:p>
          </table:table-cell>
          <table:table-cell office:value-type="string">
            <text:p>clust_gast_ill_20150205_lane_1_A.sh.gz</text:p>
          </table:table-cell>
          <table:table-cell table:formula="of:=&quot;find /xraid2-2/g454/run_new_pipeline -name &quot; &amp; [.J153]" office:value-type="string" office:string-value="find /xraid2-2/g454/run_new_pipeline -name clust_gast_ill_20150205_lane_1_A.sh.gz">
            <text:p>find /xraid2-2/g454/run_new_pipeline -name clust_gast_ill_20150205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205">
            <text:p>2015020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608">
            <text:p>608</text:p>
          </table:table-cell>
          <table:table-cell office:value-type="string">
            <text:p>Dec 17 2015</text:p>
          </table:table-cell>
          <table:table-cell office:value-type="string">
            <text:p>clust_gast_ill_20150205_lane_1_B.sh.gz</text:p>
          </table:table-cell>
          <table:table-cell table:formula="of:=&quot;find /xraid2-2/g454/run_new_pipeline -name &quot; &amp; [.J154]" office:value-type="string" office:string-value="find /xraid2-2/g454/run_new_pipeline -name clust_gast_ill_20150205_lane_1_B.sh.gz">
            <text:p>find /xraid2-2/g454/run_new_pipeline -name clust_gast_ill_20150205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218">
            <text:p>20150218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 office:value-type="string">
            <text:p>yes</text:p>
          </table:table-cell>
          <table:table-cell office:value-type="string">
            <text:p>ashipunova</text:p>
          </table:table-cell>
          <table:table-cell office:value-type="float" office:value="606">
            <text:p>606</text:p>
          </table:table-cell>
          <table:table-cell office:value-type="string">
            <text:p>Dec 17 2015</text:p>
          </table:table-cell>
          <table:table-cell office:value-type="string">
            <text:p>clust_gast_ill_20150218_lane_1_A.sh.gz</text:p>
          </table:table-cell>
          <table:table-cell table:formula="of:=&quot;find /xraid2-2/g454/run_new_pipeline -name &quot; &amp; [.J155]" office:value-type="string" office:string-value="find /xraid2-2/g454/run_new_pipeline -name clust_gast_ill_20150218_lane_1_A.sh.gz">
            <text:p>find /xraid2-2/g454/run_new_pipeline -name clust_gast_ill_20150218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218">
            <text:p>20150218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 office:value-type="string">
            <text:p>yes</text:p>
          </table:table-cell>
          <table:table-cell office:value-type="string">
            <text:p>ashipunova</text:p>
          </table:table-cell>
          <table:table-cell office:value-type="float" office:value="574">
            <text:p>574</text:p>
          </table:table-cell>
          <table:table-cell office:value-type="string">
            <text:p>Feb 25 2016</text:p>
          </table:table-cell>
          <table:table-cell office:value-type="string">
            <text:p>clust_gast_ill_20150218_lane_1_A.sh.gz</text:p>
          </table:table-cell>
          <table:table-cell table:formula="of:=&quot;find /xraid2-2/g454/run_new_pipeline -name &quot; &amp; [.J156]" office:value-type="string" office:string-value="find /xraid2-2/g454/run_new_pipeline -name clust_gast_ill_20150218_lane_1_A.sh.gz">
            <text:p>find /xraid2-2/g454/run_new_pipeline -name clust_gast_ill_20150218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218">
            <text:p>20150218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608">
            <text:p>608</text:p>
          </table:table-cell>
          <table:table-cell office:value-type="string">
            <text:p>Dec 17 2015</text:p>
          </table:table-cell>
          <table:table-cell office:value-type="string">
            <text:p>clust_gast_ill_20150218_lane_1_B.sh.gz</text:p>
          </table:table-cell>
          <table:table-cell table:formula="of:=&quot;find /xraid2-2/g454/run_new_pipeline -name &quot; &amp; [.J157]" office:value-type="string" office:string-value="find /xraid2-2/g454/run_new_pipeline -name clust_gast_ill_20150218_lane_1_B.sh.gz">
            <text:p>find /xraid2-2/g454/run_new_pipeline -name clust_gast_ill_20150218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223">
            <text:p>20150223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608">
            <text:p>608</text:p>
          </table:table-cell>
          <table:table-cell office:value-type="string">
            <text:p>Dec 17 2015</text:p>
          </table:table-cell>
          <table:table-cell office:value-type="string">
            <text:p>clust_gast_ill_20150223_lane_1_B.sh.gz</text:p>
          </table:table-cell>
          <table:table-cell table:formula="of:=&quot;find /xraid2-2/g454/run_new_pipeline -name &quot; &amp; [.J158]" office:value-type="string" office:string-value="find /xraid2-2/g454/run_new_pipeline -name clust_gast_ill_20150223_lane_1_B.sh.gz">
            <text:p>find /xraid2-2/g454/run_new_pipeline -name clust_gast_ill_20150223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227">
            <text:p>20150227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596">
            <text:p>596</text:p>
          </table:table-cell>
          <table:table-cell office:value-type="string">
            <text:p>Dec 9 2015</text:p>
          </table:table-cell>
          <table:table-cell office:value-type="string">
            <text:p>clust_gast_ill_20150227_lane_6_B.sh.gz</text:p>
          </table:table-cell>
          <table:table-cell table:formula="of:=&quot;find /xraid2-2/g454/run_new_pipeline -name &quot; &amp; [.J159]" office:value-type="string" office:string-value="find /xraid2-2/g454/run_new_pipeline -name clust_gast_ill_20150227_lane_6_B.sh.gz">
            <text:p>find /xraid2-2/g454/run_new_pipeline -name clust_gast_ill_20150227_lane_6_B.sh.gz</text:p>
          </table:table-cell>
          <table:table-cell table:number-columns-repeated="14"/>
        </table:table-row>
        <table:table-row table:style-name="ro1">
          <table:table-cell office:value-type="float" office:value="20150227">
            <text:p>20150227</text:p>
          </table:table-cell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 office:value-type="string">
            <text:p>yes</text:p>
          </table:table-cell>
          <table:table-cell office:value-type="string">
            <text:p>ashipunova</text:p>
          </table:table-cell>
          <table:table-cell office:value-type="float" office:value="597">
            <text:p>597</text:p>
          </table:table-cell>
          <table:table-cell office:value-type="string">
            <text:p>Dec 9 2015</text:p>
          </table:table-cell>
          <table:table-cell office:value-type="string">
            <text:p>clust_gast_ill_20150227_lane_8_A.sh.gz</text:p>
          </table:table-cell>
          <table:table-cell table:formula="of:=&quot;find /xraid2-2/g454/run_new_pipeline -name &quot; &amp; [.J160]" office:value-type="string" office:string-value="find /xraid2-2/g454/run_new_pipeline -name clust_gast_ill_20150227_lane_8_A.sh.gz">
            <text:p>find /xraid2-2/g454/run_new_pipeline -name clust_gast_ill_20150227_lane_8_A.sh.gz</text:p>
          </table:table-cell>
          <table:table-cell table:formula="of:=&quot;cd &quot; &amp; [.N160] &amp; &quot;/reads_overlap; gunzip *.fa.unique.gz&quot;" office:value-type="string" office:string-value="cd /xraid2-2/g454/run_new_pipeline/illumina/20150227/lane_8_A/analysis/reads_overlap; gunzip *.fa.unique.gz">
            <text:p>cd /xraid2-2/g454/run_new_pipeline/illumina/20150227/lane_8_A/analysis/reads_overlap; gunzip *.fa.unique.gz</text:p>
          </table:table-cell>
          <table:table-cell office:value-type="string">
            <text:p>/xraid2-2/g454/run_new_pipeline/illumina/20150227/lane_8_A/analysis/reads_overlap</text:p>
          </table:table-cell>
          <table:table-cell office:value-type="string">
            <text:p>/xraid2-2/g454/run_new_pipeline/illumina/20150227/lane_8_A/analysis</text:p>
          </table:table-cell>
          <table:table-cell office:value-type="string">
            <text:p>gast_119</text:p>
          </table:table-cell>
          <table:table-cell table:style-name="ce2" table:formula="of:=&quot;cd &quot; &amp; [.N160] &amp; &quot;; mv gast gast_0&quot;" office:value-type="string" office:string-value="cd /xraid2-2/g454/run_new_pipeline/illumina/20150227/lane_8_A/analysis; mv gast gast_0">
            <text:p>cd /xraid2-2/g454/run_new_pipeline/illumina/20150227/lane_8_A/analysis; mv gast gast_0</text:p>
          </table:table-cell>
          <table:table-cell table:style-name="ce2" table:formula="of:=&quot;cd &quot; &amp; [.N160] &amp; &quot;; mkdir gast&quot;" office:value-type="string" office:string-value="cd /xraid2-2/g454/run_new_pipeline/illumina/20150227/lane_8_A/analysis; mkdir gast">
            <text:p>cd /xraid2-2/g454/run_new_pipeline/illumina/20150227/lane_8_A/analysis; mkdir gast</text:p>
          </table:table-cell>
          <table:table-cell table:formula="of:=&quot;cd &quot; &amp; [.N160] &amp;&quot;/gast_0; cp &quot; &amp; [.J160] &amp; &quot; ../gast/&quot;" office:value-type="string" office:string-value="cd /xraid2-2/g454/run_new_pipeline/illumina/20150227/lane_8_A/analysis/gast_0; cp clust_gast_ill_20150227_lane_8_A.sh.gz ../gast/">
            <text:p>cd /xraid2-2/g454/run_new_pipeline/illumina/20150227/lane_8_A/analysis/gast_0; cp clust_gast_ill_20150227_lane_8_A.sh.gz ../gast/</text:p>
          </table:table-cell>
          <table:table-cell table:formula="of:=&quot;cd &quot; &amp; [.N160] &amp;&quot;/gast_0; cp filenames.list* ../gast/&quot;" office:value-type="string" office:string-value="cd /xraid2-2/g454/run_new_pipeline/illumina/20150227/lane_8_A/analysis/gast_0; cp filenames.list* ../gast/">
            <text:p>cd /xraid2-2/g454/run_new_pipeline/illumina/20150227/lane_8_A/analysis/gast_0; cp filenames.list* ../gast/</text:p>
          </table:table-cell>
          <table:table-cell table:formula="of:=&quot;cd &quot; &amp; [.N160] &amp;&quot;/gast; gunzip *&quot;" office:value-type="string" office:string-value="cd /xraid2-2/g454/run_new_pipeline/illumina/20150227/lane_8_A/analysis/gast; gunzip *">
            <text:p>cd /xraid2-2/g454/run_new_pipeline/illumina/20150227/lane_8_A/analysis/gast; gunzip *</text:p>
          </table:table-cell>
          <table:table-cell office:value-type="string">
            <text:p>clust_gast_ill_20150227_lane_8_A.sh</text:p>
          </table:table-cell>
          <table:table-cell table:formula="of:=&quot;cd &quot; &amp; [.N160] &amp;&quot;/gast; qsub &quot; &amp; [.U160] &amp; &quot;; check_cluster.py; mail_done&quot;" office:value-type="string" office:string-value="cd /xraid2-2/g454/run_new_pipeline/illumina/20150227/lane_8_A/analysis/gast; qsub clust_gast_ill_20150227_lane_8_A.sh; check_cluster.py; mail_done">
            <text:p>cd /xraid2-2/g454/run_new_pipeline/illumina/20150227/lane_8_A/analysis/gast; qsub clust_gast_ill_20150227_lane_8_A.sh; check_cluster.py; mail_done</text:p>
          </table:table-cell>
          <table:table-cell table:number-columns-repeated="3"/>
        </table:table-row>
        <table:table-row table:style-name="ro1">
          <table:table-cell office:value-type="float" office:value="20150227">
            <text:p>20150227</text:p>
          </table:table-cell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 office:value-type="string">
            <text:p>yes</text:p>
          </table:table-cell>
          <table:table-cell office:value-type="string">
            <text:p>ashipunova</text:p>
          </table:table-cell>
          <table:table-cell office:value-type="float" office:value="575">
            <text:p>575</text:p>
          </table:table-cell>
          <table:table-cell office:value-type="string">
            <text:p>Feb 29 2016</text:p>
          </table:table-cell>
          <table:table-cell office:value-type="string">
            <text:p>clust_gast_ill_20150227_lane_8_A.sh.gz</text:p>
          </table:table-cell>
          <table:table-cell table:formula="of:=&quot;find /xraid2-2/g454/run_new_pipeline -name &quot; &amp; [.J161]" office:value-type="string" office:string-value="find /xraid2-2/g454/run_new_pipeline -name clust_gast_ill_20150227_lane_8_A.sh.gz">
            <text:p>find /xraid2-2/g454/run_new_pipeline -name clust_gast_ill_20150227_lane_8_A.sh.gz</text:p>
          </table:table-cell>
          <table:table-cell table:formula="of:=&quot;cd &quot; &amp; [.N161] &amp; &quot;/reads_overlap; gunzip *.fa.unique.gz&quot;" office:value-type="string" office:string-value="cd /xraid2-2/g454/run_new_pipeline/illumina/20150227/lane_8_A/analysis/reads_overlap; gunzip *.fa.unique.gz">
            <text:p>cd /xraid2-2/g454/run_new_pipeline/illumina/20150227/lane_8_A/analysis/reads_overlap; gunzip *.fa.unique.gz</text:p>
          </table:table-cell>
          <table:table-cell office:value-type="string">
            <text:p>/xraid2-2/g454/run_new_pipeline/illumina/20150227/lane_8_A/analysis/reads_overlap</text:p>
          </table:table-cell>
          <table:table-cell office:value-type="string">
            <text:p>/xraid2-2/g454/run_new_pipeline/illumina/20150227/lane_8_A/analysis</text:p>
          </table:table-cell>
          <table:table-cell office:value-type="string">
            <text:p>gast_119</text:p>
          </table:table-cell>
          <table:table-cell table:style-name="ce2" table:formula="of:=&quot;cd &quot; &amp; [.N161] &amp; &quot;; mv gast gast_0&quot;" office:value-type="string" office:string-value="cd /xraid2-2/g454/run_new_pipeline/illumina/20150227/lane_8_A/analysis; mv gast gast_0">
            <text:p>cd /xraid2-2/g454/run_new_pipeline/illumina/20150227/lane_8_A/analysis; mv gast gast_0</text:p>
          </table:table-cell>
          <table:table-cell table:style-name="ce2" table:formula="of:=&quot;cd &quot; &amp; [.N161] &amp; &quot;; mkdir gast&quot;" office:value-type="string" office:string-value="cd /xraid2-2/g454/run_new_pipeline/illumina/20150227/lane_8_A/analysis; mkdir gast">
            <text:p>cd /xraid2-2/g454/run_new_pipeline/illumina/20150227/lane_8_A/analysis; mkdir gast</text:p>
          </table:table-cell>
          <table:table-cell table:formula="of:=&quot;cd &quot; &amp; [.N161] &amp;&quot;/gast_0; cp &quot; &amp; [.J161] &amp; &quot; ../gast/&quot;" office:value-type="string" office:string-value="cd /xraid2-2/g454/run_new_pipeline/illumina/20150227/lane_8_A/analysis/gast_0; cp clust_gast_ill_20150227_lane_8_A.sh.gz ../gast/">
            <text:p>cd /xraid2-2/g454/run_new_pipeline/illumina/20150227/lane_8_A/analysis/gast_0; cp clust_gast_ill_20150227_lane_8_A.sh.gz ../gast/</text:p>
          </table:table-cell>
          <table:table-cell table:formula="of:=&quot;cd &quot; &amp; [.N161] &amp;&quot;/gast_0; cp filenames.list* ../gast/&quot;" office:value-type="string" office:string-value="cd /xraid2-2/g454/run_new_pipeline/illumina/20150227/lane_8_A/analysis/gast_0; cp filenames.list* ../gast/">
            <text:p>cd /xraid2-2/g454/run_new_pipeline/illumina/20150227/lane_8_A/analysis/gast_0; cp filenames.list* ../gast/</text:p>
          </table:table-cell>
          <table:table-cell table:formula="of:=&quot;cd &quot; &amp; [.N161] &amp;&quot;/gast; gunzip *&quot;" office:value-type="string" office:string-value="cd /xraid2-2/g454/run_new_pipeline/illumina/20150227/lane_8_A/analysis/gast; gunzip *">
            <text:p>cd /xraid2-2/g454/run_new_pipeline/illumina/20150227/lane_8_A/analysis/gast; gunzip *</text:p>
          </table:table-cell>
          <table:table-cell office:value-type="string">
            <text:p>clust_gast_ill_20150227_lane_8_A.sh</text:p>
          </table:table-cell>
          <table:table-cell table:formula="of:=&quot;cd &quot; &amp; [.N161] &amp;&quot;/gast; qsub &quot; &amp; [.U161] &amp; &quot;; check_cluster.py; mail_done&quot;" office:value-type="string" office:string-value="cd /xraid2-2/g454/run_new_pipeline/illumina/20150227/lane_8_A/analysis/gast; qsub clust_gast_ill_20150227_lane_8_A.sh; check_cluster.py; mail_done">
            <text:p>cd /xraid2-2/g454/run_new_pipeline/illumina/20150227/lane_8_A/analysis/gast; qsub clust_gast_ill_20150227_lane_8_A.sh; check_cluster.py; mail_done</text:p>
          </table:table-cell>
          <table:table-cell table:number-columns-repeated="3"/>
        </table:table-row>
        <table:table-row table:style-name="ro1">
          <table:table-cell office:value-type="float" office:value="20150227">
            <text:p>20150227</text:p>
          </table:table-cell>
          <table:table-cell office:value-type="float" office:value="8">
            <text:p>8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 office:value-type="string">
            <text:p>yes</text:p>
          </table:table-cell>
          <table:table-cell office:value-type="string">
            <text:p>ashipunova</text:p>
          </table:table-cell>
          <table:table-cell office:value-type="float" office:value="596">
            <text:p>596</text:p>
          </table:table-cell>
          <table:table-cell office:value-type="string">
            <text:p>Dec 9 2015</text:p>
          </table:table-cell>
          <table:table-cell office:value-type="string">
            <text:p>clust_gast_ill_20150227_lane_8_B.sh.gz</text:p>
          </table:table-cell>
          <table:table-cell table:formula="of:=&quot;find /xraid2-2/g454/run_new_pipeline -name &quot; &amp; [.J162]" office:value-type="string" office:string-value="find /xraid2-2/g454/run_new_pipeline -name clust_gast_ill_20150227_lane_8_B.sh.gz">
            <text:p>find /xraid2-2/g454/run_new_pipeline -name clust_gast_ill_20150227_lane_8_B.sh.gz</text:p>
          </table:table-cell>
          <table:table-cell table:formula="of:=&quot;cd &quot; &amp; [.N162] &amp; &quot;/reads_overlap; gunzip *.fa.unique.gz&quot;" office:value-type="string" office:string-value="cd /xraid2-2/g454/run_new_pipeline/illumina/20150227/lane_8_B/analysis/reads_overlap; gunzip *.fa.unique.gz">
            <text:p>cd /xraid2-2/g454/run_new_pipeline/illumina/20150227/lane_8_B/analysis/reads_overlap; gunzip *.fa.unique.gz</text:p>
          </table:table-cell>
          <table:table-cell office:value-type="string">
            <text:p>/xraid2-2/g454/run_new_pipeline/illumina/20150227/lane_8_B/analysis/reads_overlap</text:p>
          </table:table-cell>
          <table:table-cell office:value-type="string">
            <text:p>/xraid2-2/g454/run_new_pipeline/illumina/20150227/lane_8_B/analysis</text:p>
          </table:table-cell>
          <table:table-cell office:value-type="string">
            <text:p>gast_119</text:p>
          </table:table-cell>
          <table:table-cell table:style-name="ce2" table:formula="of:=&quot;cd &quot; &amp; [.N162] &amp; &quot;; mv gast gast_0&quot;" office:value-type="string" office:string-value="cd /xraid2-2/g454/run_new_pipeline/illumina/20150227/lane_8_B/analysis; mv gast gast_0">
            <text:p>cd /xraid2-2/g454/run_new_pipeline/illumina/20150227/lane_8_B/analysis; mv gast gast_0</text:p>
          </table:table-cell>
          <table:table-cell table:style-name="ce2" table:formula="of:=&quot;cd &quot; &amp; [.N162] &amp; &quot;; mkdir gast&quot;" office:value-type="string" office:string-value="cd /xraid2-2/g454/run_new_pipeline/illumina/20150227/lane_8_B/analysis; mkdir gast">
            <text:p>cd /xraid2-2/g454/run_new_pipeline/illumina/20150227/lane_8_B/analysis; mkdir gast</text:p>
          </table:table-cell>
          <table:table-cell table:formula="of:=&quot;cd &quot; &amp; [.N162] &amp;&quot;/gast_0; cp &quot; &amp; [.J162] &amp; &quot; ../gast/&quot;" office:value-type="string" office:string-value="cd /xraid2-2/g454/run_new_pipeline/illumina/20150227/lane_8_B/analysis/gast_0; cp clust_gast_ill_20150227_lane_8_B.sh.gz ../gast/">
            <text:p>cd /xraid2-2/g454/run_new_pipeline/illumina/20150227/lane_8_B/analysis/gast_0; cp clust_gast_ill_20150227_lane_8_B.sh.gz ../gast/</text:p>
          </table:table-cell>
          <table:table-cell table:formula="of:=&quot;cd &quot; &amp; [.N162] &amp;&quot;/gast_0; cp filenames.list* ../gast/&quot;" office:value-type="string" office:string-value="cd /xraid2-2/g454/run_new_pipeline/illumina/20150227/lane_8_B/analysis/gast_0; cp filenames.list* ../gast/">
            <text:p>cd /xraid2-2/g454/run_new_pipeline/illumina/20150227/lane_8_B/analysis/gast_0; cp filenames.list* ../gast/</text:p>
          </table:table-cell>
          <table:table-cell table:formula="of:=&quot;cd &quot; &amp; [.N162] &amp;&quot;/gast; gunzip *&quot;" office:value-type="string" office:string-value="cd /xraid2-2/g454/run_new_pipeline/illumina/20150227/lane_8_B/analysis/gast; gunzip *">
            <text:p>cd /xraid2-2/g454/run_new_pipeline/illumina/20150227/lane_8_B/analysis/gast; gunzip *</text:p>
          </table:table-cell>
          <table:table-cell office:value-type="string">
            <text:p>clust_gast_ill_20150227_lane_8_B.sh</text:p>
          </table:table-cell>
          <table:table-cell table:formula="of:=&quot;cd &quot; &amp; [.N162] &amp;&quot;/gast; qsub &quot; &amp; [.U162] &amp; &quot;; check_cluster.py; mail_done&quot;" office:value-type="string" office:string-value="cd /xraid2-2/g454/run_new_pipeline/illumina/20150227/lane_8_B/analysis/gast; qsub clust_gast_ill_20150227_lane_8_B.sh; check_cluster.py; mail_done">
            <text:p>cd /xraid2-2/g454/run_new_pipeline/illumina/20150227/lane_8_B/analysis/gast; qsub clust_gast_ill_20150227_lane_8_B.sh; check_cluster.py; mail_done</text:p>
          </table:table-cell>
          <table:table-cell table:number-columns-repeated="3"/>
        </table:table-row>
        <table:table-row table:style-name="ro1" table:visibility="filter">
          <table:table-cell office:value-type="float" office:value="20150306">
            <text:p>20150306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609">
            <text:p>609</text:p>
          </table:table-cell>
          <table:table-cell office:value-type="string">
            <text:p>Dec 17 2015</text:p>
          </table:table-cell>
          <table:table-cell office:value-type="string">
            <text:p>clust_gast_ill_20150306_lane_1_A.sh.gz</text:p>
          </table:table-cell>
          <table:table-cell table:formula="of:=&quot;find /xraid2-2/g454/run_new_pipeline -name &quot; &amp; [.J163]" office:value-type="string" office:string-value="find /xraid2-2/g454/run_new_pipeline -name clust_gast_ill_20150306_lane_1_A.sh.gz">
            <text:p>find /xraid2-2/g454/run_new_pipeline -name clust_gast_ill_20150306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306">
            <text:p>20150306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75">
            <text:p>575</text:p>
          </table:table-cell>
          <table:table-cell office:value-type="string">
            <text:p>Feb 25 2016</text:p>
          </table:table-cell>
          <table:table-cell office:value-type="string">
            <text:p>clust_gast_ill_20150306_lane_1_A.sh.gz</text:p>
          </table:table-cell>
          <table:table-cell table:formula="of:=&quot;find /xraid2-2/g454/run_new_pipeline -name &quot; &amp; [.J164]" office:value-type="string" office:string-value="find /xraid2-2/g454/run_new_pipeline -name clust_gast_ill_20150306_lane_1_A.sh.gz">
            <text:p>find /xraid2-2/g454/run_new_pipeline -name clust_gast_ill_20150306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306">
            <text:p>20150306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98">
            <text:p>598</text:p>
          </table:table-cell>
          <table:table-cell office:value-type="string">
            <text:p>Dec 17 2015</text:p>
          </table:table-cell>
          <table:table-cell office:value-type="string">
            <text:p>clust_gast_ill_20150306_lane_1_B.sh.gz</text:p>
          </table:table-cell>
          <table:table-cell table:formula="of:=&quot;find /xraid2-2/g454/run_new_pipeline -name &quot; &amp; [.J165]" office:value-type="string" office:string-value="find /xraid2-2/g454/run_new_pipeline -name clust_gast_ill_20150306_lane_1_B.sh.gz">
            <text:p>find /xraid2-2/g454/run_new_pipeline -name clust_gast_ill_20150306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309">
            <text:p>20150309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 office:value-type="string">
            <text:p>yes</text:p>
          </table:table-cell>
          <table:table-cell office:value-type="string">
            <text:p>ashipunova</text:p>
          </table:table-cell>
          <table:table-cell office:value-type="float" office:value="598">
            <text:p>598</text:p>
          </table:table-cell>
          <table:table-cell office:value-type="string">
            <text:p>Dec 17 2015</text:p>
          </table:table-cell>
          <table:table-cell office:value-type="string">
            <text:p>clust_gast_ill_20150309_lane_1_B.sh.gz</text:p>
          </table:table-cell>
          <table:table-cell table:formula="of:=&quot;find /xraid2-2/g454/run_new_pipeline -name &quot; &amp; [.J166]" office:value-type="string" office:string-value="find /xraid2-2/g454/run_new_pipeline -name clust_gast_ill_20150309_lane_1_B.sh.gz">
            <text:p>find /xraid2-2/g454/run_new_pipeline -name clust_gast_ill_20150309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331">
            <text:p>20150331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 office:value-type="string">
            <text:p>yes</text:p>
          </table:table-cell>
          <table:table-cell office:value-type="string">
            <text:p>ashipunova</text:p>
          </table:table-cell>
          <table:table-cell office:value-type="float" office:value="599">
            <text:p>599</text:p>
          </table:table-cell>
          <table:table-cell office:value-type="string">
            <text:p>Dec 17 2015</text:p>
          </table:table-cell>
          <table:table-cell office:value-type="string">
            <text:p>clust_gast_ill_20150331_lane_1_B.sh.gz</text:p>
          </table:table-cell>
          <table:table-cell table:formula="of:=&quot;find /xraid2-2/g454/run_new_pipeline -name &quot; &amp; [.J167]" office:value-type="string" office:string-value="find /xraid2-2/g454/run_new_pipeline -name clust_gast_ill_20150331_lane_1_B.sh.gz">
            <text:p>find /xraid2-2/g454/run_new_pipeline -name clust_gast_ill_20150331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402">
            <text:p>20150402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98">
            <text:p>598</text:p>
          </table:table-cell>
          <table:table-cell office:value-type="string">
            <text:p>Dec 18 2015</text:p>
          </table:table-cell>
          <table:table-cell office:value-type="string">
            <text:p>clust_gast_ill_20150402_lane_1_B.sh.gz</text:p>
          </table:table-cell>
          <table:table-cell table:formula="of:=&quot;find /xraid2-2/g454/run_new_pipeline -name &quot; &amp; [.J168]" office:value-type="string" office:string-value="find /xraid2-2/g454/run_new_pipeline -name clust_gast_ill_20150402_lane_1_B.sh.gz">
            <text:p>find /xraid2-2/g454/run_new_pipeline -name clust_gast_ill_20150402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403">
            <text:p>20150403</text:p>
          </table:table-cell>
          <table:table-cell office:value-type="float" office:value="7">
            <text:p>7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596">
            <text:p>596</text:p>
          </table:table-cell>
          <table:table-cell office:value-type="string">
            <text:p>Dec 9 2015</text:p>
          </table:table-cell>
          <table:table-cell office:value-type="string">
            <text:p>clust_gast_ill_20150403_lane_7_B.sh.gz</text:p>
          </table:table-cell>
          <table:table-cell table:formula="of:=&quot;find /xraid2-2/g454/run_new_pipeline -name &quot; &amp; [.J169]" office:value-type="string" office:string-value="find /xraid2-2/g454/run_new_pipeline -name clust_gast_ill_20150403_lane_7_B.sh.gz">
            <text:p>find /xraid2-2/g454/run_new_pipeline -name clust_gast_ill_20150403_lane_7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415">
            <text:p>2015041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98">
            <text:p>598</text:p>
          </table:table-cell>
          <table:table-cell office:value-type="string">
            <text:p>Dec 18 2015</text:p>
          </table:table-cell>
          <table:table-cell office:value-type="string">
            <text:p>clust_gast_ill_20150415_lane_1_B.sh.gz</text:p>
          </table:table-cell>
          <table:table-cell table:formula="of:=&quot;find /xraid2-2/g454/run_new_pipeline -name &quot; &amp; [.J170]" office:value-type="string" office:string-value="find /xraid2-2/g454/run_new_pipeline -name clust_gast_ill_20150415_lane_1_B.sh.gz">
            <text:p>find /xraid2-2/g454/run_new_pipeline -name clust_gast_ill_20150415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420">
            <text:p>20150420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98">
            <text:p>598</text:p>
          </table:table-cell>
          <table:table-cell office:value-type="string">
            <text:p>Dec 18 2015</text:p>
          </table:table-cell>
          <table:table-cell office:value-type="string">
            <text:p>clust_gast_ill_20150420_lane_1_A.sh.gz</text:p>
          </table:table-cell>
          <table:table-cell table:formula="of:=&quot;find /xraid2-2/g454/run_new_pipeline -name &quot; &amp; [.J171]" office:value-type="string" office:string-value="find /xraid2-2/g454/run_new_pipeline -name clust_gast_ill_20150420_lane_1_A.sh.gz">
            <text:p>find /xraid2-2/g454/run_new_pipeline -name clust_gast_ill_20150420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420">
            <text:p>20150420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75">
            <text:p>575</text:p>
          </table:table-cell>
          <table:table-cell office:value-type="string">
            <text:p>Feb 25 2016</text:p>
          </table:table-cell>
          <table:table-cell office:value-type="string">
            <text:p>clust_gast_ill_20150420_lane_1_A.sh.gz</text:p>
          </table:table-cell>
          <table:table-cell table:formula="of:=&quot;find /xraid2-2/g454/run_new_pipeline -name &quot; &amp; [.J172]" office:value-type="string" office:string-value="find /xraid2-2/g454/run_new_pipeline -name clust_gast_ill_20150420_lane_1_A.sh.gz">
            <text:p>find /xraid2-2/g454/run_new_pipeline -name clust_gast_ill_20150420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420">
            <text:p>2015042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98">
            <text:p>598</text:p>
          </table:table-cell>
          <table:table-cell office:value-type="string">
            <text:p>Dec 18 2015</text:p>
          </table:table-cell>
          <table:table-cell office:value-type="string">
            <text:p>clust_gast_ill_20150420_lane_1_B.sh.gz</text:p>
          </table:table-cell>
          <table:table-cell table:formula="of:=&quot;find /xraid2-2/g454/run_new_pipeline -name &quot; &amp; [.J173]" office:value-type="string" office:string-value="find /xraid2-2/g454/run_new_pipeline -name clust_gast_ill_20150420_lane_1_B.sh.gz">
            <text:p>find /xraid2-2/g454/run_new_pipeline -name clust_gast_ill_20150420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420">
            <text:p>20150420</text:p>
          </table:table-cell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96">
            <text:p>596</text:p>
          </table:table-cell>
          <table:table-cell office:value-type="string">
            <text:p>Dec 18 2015</text:p>
          </table:table-cell>
          <table:table-cell office:value-type="string">
            <text:p>clust_gast_ill_20150420_lane_1_E.sh.gz</text:p>
          </table:table-cell>
          <table:table-cell table:formula="of:=&quot;find /xraid2-2/g454/run_new_pipeline -name &quot; &amp; [.J174]" office:value-type="string" office:string-value="find /xraid2-2/g454/run_new_pipeline -name clust_gast_ill_20150420_lane_1_E.sh.gz">
            <text:p>find /xraid2-2/g454/run_new_pipeline -name clust_gast_ill_20150420_lane_1_E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430">
            <text:p>2015043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ashipunova</text:p>
          </table:table-cell>
          <table:table-cell office:value-type="float" office:value="596">
            <text:p>596</text:p>
          </table:table-cell>
          <table:table-cell office:value-type="string">
            <text:p>Dec 21 2015</text:p>
          </table:table-cell>
          <table:table-cell office:value-type="string">
            <text:p>clust_gast_ill_20150430_lane_1_B.sh.gz</text:p>
          </table:table-cell>
          <table:table-cell table:formula="of:=&quot;find /xraid2-2/g454/run_new_pipeline -name &quot; &amp; [.J175]" office:value-type="string" office:string-value="find /xraid2-2/g454/run_new_pipeline -name clust_gast_ill_20150430_lane_1_B.sh.gz">
            <text:p>find /xraid2-2/g454/run_new_pipeline -name clust_gast_ill_20150430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430">
            <text:p>2015043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jpolinski</text:p>
          </table:table-cell>
          <table:table-cell office:value-type="float" office:value="657">
            <text:p>657</text:p>
          </table:table-cell>
          <table:table-cell office:value-type="string">
            <text:p>Feb 22 2017</text:p>
          </table:table-cell>
          <table:table-cell office:value-type="string">
            <text:p>clust_gast_ill__xraid2-2_g454_run_new_pipeline_nextseq_20150430_lane_1_B_analysis_reads_overlap.sh.gz</text:p>
          </table:table-cell>
          <table:table-cell table:formula="of:=&quot;find /xraid2-2/g454/run_new_pipeline -name &quot; &amp; [.J176]" office:value-type="string" office:string-value="find /xraid2-2/g454/run_new_pipeline -name clust_gast_ill__xraid2-2_g454_run_new_pipeline_nextseq_20150430_lane_1_B_analysis_reads_overlap.sh.gz">
            <text:p>find /xraid2-2/g454/run_new_pipeline -name clust_gast_ill__xraid2-2_g454_run_new_pipeline_nextseq_20150430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505">
            <text:p>2015050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97">
            <text:p>597</text:p>
          </table:table-cell>
          <table:table-cell office:value-type="string">
            <text:p>Dec 18 2015</text:p>
          </table:table-cell>
          <table:table-cell office:value-type="string">
            <text:p>clust_gast_ill_20150505_lane_1_B.sh.gz</text:p>
          </table:table-cell>
          <table:table-cell table:formula="of:=&quot;find /xraid2-2/g454/run_new_pipeline -name &quot; &amp; [.J177]" office:value-type="string" office:string-value="find /xraid2-2/g454/run_new_pipeline -name clust_gast_ill_20150505_lane_1_B.sh.gz">
            <text:p>find /xraid2-2/g454/run_new_pipeline -name clust_gast_ill_20150505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512">
            <text:p>20150512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98">
            <text:p>598</text:p>
          </table:table-cell>
          <table:table-cell office:value-type="string">
            <text:p>Dec 19 2015</text:p>
          </table:table-cell>
          <table:table-cell office:value-type="string">
            <text:p>clust_gast_ill_20150512_lane_1_B.sh.gz</text:p>
          </table:table-cell>
          <table:table-cell table:formula="of:=&quot;find /xraid2-2/g454/run_new_pipeline -name &quot; &amp; [.J178]" office:value-type="string" office:string-value="find /xraid2-2/g454/run_new_pipeline -name clust_gast_ill_20150512_lane_1_B.sh.gz">
            <text:p>find /xraid2-2/g454/run_new_pipeline -name clust_gast_ill_20150512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514">
            <text:p>20150514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98">
            <text:p>598</text:p>
          </table:table-cell>
          <table:table-cell office:value-type="string">
            <text:p>Dec 19 2015</text:p>
          </table:table-cell>
          <table:table-cell office:value-type="string">
            <text:p>clust_gast_ill_20150514_lane_1_B.sh.gz</text:p>
          </table:table-cell>
          <table:table-cell table:formula="of:=&quot;find /xraid2-2/g454/run_new_pipeline -name &quot; &amp; [.J179]" office:value-type="string" office:string-value="find /xraid2-2/g454/run_new_pipeline -name clust_gast_ill_20150514_lane_1_B.sh.gz">
            <text:p>find /xraid2-2/g454/run_new_pipeline -name clust_gast_ill_20150514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519">
            <text:p>20150519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98">
            <text:p>598</text:p>
          </table:table-cell>
          <table:table-cell office:value-type="string">
            <text:p>Dec 19 2015</text:p>
          </table:table-cell>
          <table:table-cell office:value-type="string">
            <text:p>clust_gast_ill_20150519_lane_1_B.sh.gz</text:p>
          </table:table-cell>
          <table:table-cell table:formula="of:=&quot;find /xraid2-2/g454/run_new_pipeline -name &quot; &amp; [.J180]" office:value-type="string" office:string-value="find /xraid2-2/g454/run_new_pipeline -name clust_gast_ill_20150519_lane_1_B.sh.gz">
            <text:p>find /xraid2-2/g454/run_new_pipeline -name clust_gast_ill_20150519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521">
            <text:p>20150521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 office:value-type="string">
            <text:p>yes</text:p>
          </table:table-cell>
          <table:table-cell office:value-type="string">
            <text:p>ashipunova</text:p>
          </table:table-cell>
          <table:table-cell office:value-type="float" office:value="598">
            <text:p>598</text:p>
          </table:table-cell>
          <table:table-cell office:value-type="string">
            <text:p>Dec 19 2015</text:p>
          </table:table-cell>
          <table:table-cell office:value-type="string">
            <text:p>clust_gast_ill_20150521_lane_1_B.sh.gz</text:p>
          </table:table-cell>
          <table:table-cell table:formula="of:=&quot;find /xraid2-2/g454/run_new_pipeline -name &quot; &amp; [.J181]" office:value-type="string" office:string-value="find /xraid2-2/g454/run_new_pipeline -name clust_gast_ill_20150521_lane_1_B.sh.gz">
            <text:p>find /xraid2-2/g454/run_new_pipeline -name clust_gast_ill_20150521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521">
            <text:p>20150521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 office:value-type="string">
            <text:p>yes</text:p>
          </table:table-cell>
          <table:table-cell office:value-type="string">
            <text:p>ashipunova</text:p>
          </table:table-cell>
          <table:table-cell office:value-type="float" office:value="575">
            <text:p>575</text:p>
          </table:table-cell>
          <table:table-cell office:value-type="string">
            <text:p>Jun 22 2016</text:p>
          </table:table-cell>
          <table:table-cell office:value-type="string">
            <text:p>clust_gast_ill_20150521_lane_1_B.sh.gz</text:p>
          </table:table-cell>
          <table:table-cell table:formula="of:=&quot;find /xraid2-2/g454/run_new_pipeline -name &quot; &amp; [.J182]" office:value-type="string" office:string-value="find /xraid2-2/g454/run_new_pipeline -name clust_gast_ill_20150521_lane_1_B.sh.gz">
            <text:p>find /xraid2-2/g454/run_new_pipeline -name clust_gast_ill_20150521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527">
            <text:p>20150527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98">
            <text:p>598</text:p>
          </table:table-cell>
          <table:table-cell office:value-type="string">
            <text:p>Dec 19 2015</text:p>
          </table:table-cell>
          <table:table-cell office:value-type="string">
            <text:p>clust_gast_ill_20150527_lane_1_B.sh.gz</text:p>
          </table:table-cell>
          <table:table-cell table:formula="of:=&quot;find /xraid2-2/g454/run_new_pipeline -name &quot; &amp; [.J183]" office:value-type="string" office:string-value="find /xraid2-2/g454/run_new_pipeline -name clust_gast_ill_20150527_lane_1_B.sh.gz">
            <text:p>find /xraid2-2/g454/run_new_pipeline -name clust_gast_ill_20150527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529">
            <text:p>20150529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99">
            <text:p>599</text:p>
          </table:table-cell>
          <table:table-cell office:value-type="string">
            <text:p>Dec 21 2015</text:p>
          </table:table-cell>
          <table:table-cell office:value-type="string">
            <text:p>clust_gast_ill_20150529_lane_1_B.sh.gz</text:p>
          </table:table-cell>
          <table:table-cell table:formula="of:=&quot;find /xraid2-2/g454/run_new_pipeline -name &quot; &amp; [.J184]" office:value-type="string" office:string-value="find /xraid2-2/g454/run_new_pipeline -name clust_gast_ill_20150529_lane_1_B.sh.gz">
            <text:p>find /xraid2-2/g454/run_new_pipeline -name clust_gast_ill_20150529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605">
            <text:p>2015060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99">
            <text:p>599</text:p>
          </table:table-cell>
          <table:table-cell office:value-type="string">
            <text:p>Dec 18 2015</text:p>
          </table:table-cell>
          <table:table-cell office:value-type="string">
            <text:p>clust_gast_ill_20150605_lane_1_A.sh.gz</text:p>
          </table:table-cell>
          <table:table-cell table:formula="of:=&quot;find /xraid2-2/g454/run_new_pipeline -name &quot; &amp; [.J185]" office:value-type="string" office:string-value="find /xraid2-2/g454/run_new_pipeline -name clust_gast_ill_20150605_lane_1_A.sh.gz">
            <text:p>find /xraid2-2/g454/run_new_pipeline -name clust_gast_ill_20150605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605">
            <text:p>2015060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76">
            <text:p>576</text:p>
          </table:table-cell>
          <table:table-cell office:value-type="string">
            <text:p>Feb 25 2016</text:p>
          </table:table-cell>
          <table:table-cell office:value-type="string">
            <text:p>clust_gast_ill_20150605_lane_1_A.sh.gz</text:p>
          </table:table-cell>
          <table:table-cell table:formula="of:=&quot;find /xraid2-2/g454/run_new_pipeline -name &quot; &amp; [.J186]" office:value-type="string" office:string-value="find /xraid2-2/g454/run_new_pipeline -name clust_gast_ill_20150605_lane_1_A.sh.gz">
            <text:p>find /xraid2-2/g454/run_new_pipeline -name clust_gast_ill_20150605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605">
            <text:p>2015060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98">
            <text:p>598</text:p>
          </table:table-cell>
          <table:table-cell office:value-type="string">
            <text:p>Dec 19 2015</text:p>
          </table:table-cell>
          <table:table-cell office:value-type="string">
            <text:p>clust_gast_ill_20150605_lane_1_B.sh.gz</text:p>
          </table:table-cell>
          <table:table-cell table:formula="of:=&quot;find /xraid2-2/g454/run_new_pipeline -name &quot; &amp; [.J187]" office:value-type="string" office:string-value="find /xraid2-2/g454/run_new_pipeline -name clust_gast_ill_20150605_lane_1_B.sh.gz">
            <text:p>find /xraid2-2/g454/run_new_pipeline -name clust_gast_ill_20150605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606">
            <text:p>20150606</text:p>
          </table:table-cell>
          <table:table-cell office:value-type="float" office:value="8">
            <text:p>8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float" office:value="596">
            <text:p>596</text:p>
          </table:table-cell>
          <table:table-cell office:value-type="string">
            <text:p>Dec 9 2015</text:p>
          </table:table-cell>
          <table:table-cell office:value-type="string">
            <text:p>clust_gast_ill_20150606_lane_8_B.sh.gz</text:p>
          </table:table-cell>
          <table:table-cell table:formula="of:=&quot;find /xraid2-2/g454/run_new_pipeline -name &quot; &amp; [.J188]" office:value-type="string" office:string-value="find /xraid2-2/g454/run_new_pipeline -name clust_gast_ill_20150606_lane_8_B.sh.gz">
            <text:p>find /xraid2-2/g454/run_new_pipeline -name clust_gast_ill_20150606_lane_8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622">
            <text:p>20150622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ashipunova</text:p>
          </table:table-cell>
          <table:table-cell office:value-type="float" office:value="595">
            <text:p>595</text:p>
          </table:table-cell>
          <table:table-cell office:value-type="string">
            <text:p>Dec 9 2015</text:p>
          </table:table-cell>
          <table:table-cell office:value-type="string">
            <text:p>clust_gast_ill_20150622_lane_1_B.sh.gz</text:p>
          </table:table-cell>
          <table:table-cell table:formula="of:=&quot;find /xraid2-2/g454/run_new_pipeline -name &quot; &amp; [.J189]" office:value-type="string" office:string-value="find /xraid2-2/g454/run_new_pipeline -name clust_gast_ill_20150622_lane_1_B.sh.gz">
            <text:p>find /xraid2-2/g454/run_new_pipeline -name clust_gast_ill_20150622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622">
            <text:p>20150622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jpolinski</text:p>
          </table:table-cell>
          <table:table-cell office:value-type="float" office:value="658">
            <text:p>658</text:p>
          </table:table-cell>
          <table:table-cell office:value-type="string">
            <text:p>Feb 22 2017</text:p>
          </table:table-cell>
          <table:table-cell office:value-type="string">
            <text:p>clust_gast_ill__xraid2-2_g454_run_new_pipeline_nextseq_20150622_lane_1_B_analysis_reads_overlap.sh.gz</text:p>
          </table:table-cell>
          <table:table-cell table:formula="of:=&quot;find /xraid2-2/g454/run_new_pipeline -name &quot; &amp; [.J190]" office:value-type="string" office:string-value="find /xraid2-2/g454/run_new_pipeline -name clust_gast_ill__xraid2-2_g454_run_new_pipeline_nextseq_20150622_lane_1_B_analysis_reads_overlap.sh.gz">
            <text:p>find /xraid2-2/g454/run_new_pipeline -name clust_gast_ill__xraid2-2_g454_run_new_pipeline_nextseq_20150622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727">
            <text:p>20150727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99">
            <text:p>599</text:p>
          </table:table-cell>
          <table:table-cell office:value-type="string">
            <text:p>Dec 19 2015</text:p>
          </table:table-cell>
          <table:table-cell office:value-type="string">
            <text:p>clust_gast_ill_20150727_lane_1_B.sh.gz</text:p>
          </table:table-cell>
          <table:table-cell table:formula="of:=&quot;find /xraid2-2/g454/run_new_pipeline -name &quot; &amp; [.J191]" office:value-type="string" office:string-value="find /xraid2-2/g454/run_new_pipeline -name clust_gast_ill_20150727_lane_1_B.sh.gz">
            <text:p>find /xraid2-2/g454/run_new_pipeline -name clust_gast_ill_20150727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806">
            <text:p>20150806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99">
            <text:p>599</text:p>
          </table:table-cell>
          <table:table-cell office:value-type="string">
            <text:p>Dec 19 2015</text:p>
          </table:table-cell>
          <table:table-cell office:value-type="string">
            <text:p>clust_gast_ill_20150806_lane_1_A.sh.gz</text:p>
          </table:table-cell>
          <table:table-cell table:formula="of:=&quot;find /xraid2-2/g454/run_new_pipeline -name &quot; &amp; [.J192]" office:value-type="string" office:string-value="find /xraid2-2/g454/run_new_pipeline -name clust_gast_ill_20150806_lane_1_A.sh.gz">
            <text:p>find /xraid2-2/g454/run_new_pipeline -name clust_gast_ill_20150806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806">
            <text:p>20150806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77">
            <text:p>577</text:p>
          </table:table-cell>
          <table:table-cell office:value-type="string">
            <text:p>Feb 25 2016</text:p>
          </table:table-cell>
          <table:table-cell office:value-type="string">
            <text:p>clust_gast_ill_20150806_lane_1_A.sh.gz</text:p>
          </table:table-cell>
          <table:table-cell table:formula="of:=&quot;find /xraid2-2/g454/run_new_pipeline -name &quot; &amp; [.J193]" office:value-type="string" office:string-value="find /xraid2-2/g454/run_new_pipeline -name clust_gast_ill_20150806_lane_1_A.sh.gz">
            <text:p>find /xraid2-2/g454/run_new_pipeline -name clust_gast_ill_20150806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806">
            <text:p>20150806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99">
            <text:p>599</text:p>
          </table:table-cell>
          <table:table-cell office:value-type="string">
            <text:p>Dec 19 2015</text:p>
          </table:table-cell>
          <table:table-cell office:value-type="string">
            <text:p>clust_gast_ill_20150806_lane_1_B.sh.gz</text:p>
          </table:table-cell>
          <table:table-cell table:formula="of:=&quot;find /xraid2-2/g454/run_new_pipeline -name &quot; &amp; [.J194]" office:value-type="string" office:string-value="find /xraid2-2/g454/run_new_pipeline -name clust_gast_ill_20150806_lane_1_B.sh.gz">
            <text:p>find /xraid2-2/g454/run_new_pipeline -name clust_gast_ill_20150806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811">
            <text:p>20150811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98">
            <text:p>598</text:p>
          </table:table-cell>
          <table:table-cell office:value-type="string">
            <text:p>Dec 19 2015</text:p>
          </table:table-cell>
          <table:table-cell office:value-type="string">
            <text:p>clust_gast_ill_20150811_lane_1_A.sh.gz</text:p>
          </table:table-cell>
          <table:table-cell table:formula="of:=&quot;find /xraid2-2/g454/run_new_pipeline -name &quot; &amp; [.J195]" office:value-type="string" office:string-value="find /xraid2-2/g454/run_new_pipeline -name clust_gast_ill_20150811_lane_1_A.sh.gz">
            <text:p>find /xraid2-2/g454/run_new_pipeline -name clust_gast_ill_20150811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811">
            <text:p>20150811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76">
            <text:p>576</text:p>
          </table:table-cell>
          <table:table-cell office:value-type="string">
            <text:p>Feb 27 2016</text:p>
          </table:table-cell>
          <table:table-cell office:value-type="string">
            <text:p>clust_gast_ill_20150811_lane_1_A.sh.gz</text:p>
          </table:table-cell>
          <table:table-cell table:formula="of:=&quot;find /xraid2-2/g454/run_new_pipeline -name &quot; &amp; [.J196]" office:value-type="string" office:string-value="find /xraid2-2/g454/run_new_pipeline -name clust_gast_ill_20150811_lane_1_A.sh.gz">
            <text:p>find /xraid2-2/g454/run_new_pipeline -name clust_gast_ill_20150811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811">
            <text:p>20150811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98">
            <text:p>598</text:p>
          </table:table-cell>
          <table:table-cell office:value-type="string">
            <text:p>Dec 19 2015</text:p>
          </table:table-cell>
          <table:table-cell office:value-type="string">
            <text:p>clust_gast_ill_20150811_lane_1_B.sh.gz</text:p>
          </table:table-cell>
          <table:table-cell table:formula="of:=&quot;find /xraid2-2/g454/run_new_pipeline -name &quot; &amp; [.J197]" office:value-type="string" office:string-value="find /xraid2-2/g454/run_new_pipeline -name clust_gast_ill_20150811_lane_1_B.sh.gz">
            <text:p>find /xraid2-2/g454/run_new_pipeline -name clust_gast_ill_20150811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824">
            <text:p>20150824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99">
            <text:p>599</text:p>
          </table:table-cell>
          <table:table-cell office:value-type="string">
            <text:p>Dec 19 2015</text:p>
          </table:table-cell>
          <table:table-cell office:value-type="string">
            <text:p>clust_gast_ill_20150824_lane_1_B.sh.gz</text:p>
          </table:table-cell>
          <table:table-cell table:formula="of:=&quot;find /xraid2-2/g454/run_new_pipeline -name &quot; &amp; [.J198]" office:value-type="string" office:string-value="find /xraid2-2/g454/run_new_pipeline -name clust_gast_ill_20150824_lane_1_B.sh.gz">
            <text:p>find /xraid2-2/g454/run_new_pipeline -name clust_gast_ill_20150824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902">
            <text:p>20150902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ashipunova</text:p>
          </table:table-cell>
          <table:table-cell office:value-type="float" office:value="595">
            <text:p>595</text:p>
          </table:table-cell>
          <table:table-cell office:value-type="string">
            <text:p>Dec 9 2015</text:p>
          </table:table-cell>
          <table:table-cell office:value-type="string">
            <text:p>clust_gast_ill_20150902_lane_1_B.sh.gz</text:p>
          </table:table-cell>
          <table:table-cell table:formula="of:=&quot;find /xraid2-2/g454/run_new_pipeline -name &quot; &amp; [.J199]" office:value-type="string" office:string-value="find /xraid2-2/g454/run_new_pipeline -name clust_gast_ill_20150902_lane_1_B.sh.gz">
            <text:p>find /xraid2-2/g454/run_new_pipeline -name clust_gast_ill_20150902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902">
            <text:p>20150902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jpolinski</text:p>
          </table:table-cell>
          <table:table-cell office:value-type="float" office:value="658">
            <text:p>658</text:p>
          </table:table-cell>
          <table:table-cell office:value-type="string">
            <text:p>Feb 21 2017</text:p>
          </table:table-cell>
          <table:table-cell office:value-type="string">
            <text:p>clust_gast_ill__xraid2-2_g454_run_new_pipeline_nextseq_20150902_lane_1_B_analysis_reads_overlap.sh.gz</text:p>
          </table:table-cell>
          <table:table-cell table:formula="of:=&quot;find /xraid2-2/g454/run_new_pipeline -name &quot; &amp; [.J200]" office:value-type="string" office:string-value="find /xraid2-2/g454/run_new_pipeline -name clust_gast_ill__xraid2-2_g454_run_new_pipeline_nextseq_20150902_lane_1_B_analysis_reads_overlap.sh.gz">
            <text:p>find /xraid2-2/g454/run_new_pipeline -name clust_gast_ill__xraid2-2_g454_run_new_pipeline_nextseq_20150902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908">
            <text:p>20150908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99">
            <text:p>599</text:p>
          </table:table-cell>
          <table:table-cell office:value-type="string">
            <text:p>Dec 19 2015</text:p>
          </table:table-cell>
          <table:table-cell office:value-type="string">
            <text:p>clust_gast_ill_20150908_lane_1_A.sh.gz</text:p>
          </table:table-cell>
          <table:table-cell table:formula="of:=&quot;find /xraid2-2/g454/run_new_pipeline -name &quot; &amp; [.J201]" office:value-type="string" office:string-value="find /xraid2-2/g454/run_new_pipeline -name clust_gast_ill_20150908_lane_1_A.sh.gz">
            <text:p>find /xraid2-2/g454/run_new_pipeline -name clust_gast_ill_20150908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908">
            <text:p>20150908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77">
            <text:p>577</text:p>
          </table:table-cell>
          <table:table-cell office:value-type="string">
            <text:p>Feb 27 2016</text:p>
          </table:table-cell>
          <table:table-cell office:value-type="string">
            <text:p>clust_gast_ill_20150908_lane_1_A.sh.gz</text:p>
          </table:table-cell>
          <table:table-cell table:formula="of:=&quot;find /xraid2-2/g454/run_new_pipeline -name &quot; &amp; [.J202]" office:value-type="string" office:string-value="find /xraid2-2/g454/run_new_pipeline -name clust_gast_ill_20150908_lane_1_A.sh.gz">
            <text:p>find /xraid2-2/g454/run_new_pipeline -name clust_gast_ill_20150908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908">
            <text:p>20150908</text:p>
          </table:table-cell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97">
            <text:p>597</text:p>
          </table:table-cell>
          <table:table-cell office:value-type="string">
            <text:p>Dec 21 2015</text:p>
          </table:table-cell>
          <table:table-cell office:value-type="string">
            <text:p>clust_gast_ill_20150908_lane_1_E.sh.gz</text:p>
          </table:table-cell>
          <table:table-cell table:formula="of:=&quot;find /xraid2-2/g454/run_new_pipeline -name &quot; &amp; [.J203]" office:value-type="string" office:string-value="find /xraid2-2/g454/run_new_pipeline -name clust_gast_ill_20150908_lane_1_E.sh.gz">
            <text:p>find /xraid2-2/g454/run_new_pipeline -name clust_gast_ill_20150908_lane_1_E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1006">
            <text:p>20151006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97">
            <text:p>597</text:p>
          </table:table-cell>
          <table:table-cell office:value-type="string">
            <text:p>Dec 21 2015</text:p>
          </table:table-cell>
          <table:table-cell office:value-type="string">
            <text:p>clust_gast_ill_20151006_lane_1_A.sh.gz</text:p>
          </table:table-cell>
          <table:table-cell table:formula="of:=&quot;find /xraid2-2/g454/run_new_pipeline -name &quot; &amp; [.J204]" office:value-type="string" office:string-value="find /xraid2-2/g454/run_new_pipeline -name clust_gast_ill_20151006_lane_1_A.sh.gz">
            <text:p>find /xraid2-2/g454/run_new_pipeline -name clust_gast_ill_20151006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1006">
            <text:p>20151006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75">
            <text:p>575</text:p>
          </table:table-cell>
          <table:table-cell office:value-type="string">
            <text:p>Feb 27 2016</text:p>
          </table:table-cell>
          <table:table-cell office:value-type="string">
            <text:p>clust_gast_ill_20151006_lane_1_A.sh.gz</text:p>
          </table:table-cell>
          <table:table-cell table:formula="of:=&quot;find /xraid2-2/g454/run_new_pipeline -name &quot; &amp; [.J205]" office:value-type="string" office:string-value="find /xraid2-2/g454/run_new_pipeline -name clust_gast_ill_20151006_lane_1_A.sh.gz">
            <text:p>find /xraid2-2/g454/run_new_pipeline -name clust_gast_ill_20151006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1006">
            <text:p>20151006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98">
            <text:p>598</text:p>
          </table:table-cell>
          <table:table-cell office:value-type="string">
            <text:p>Dec 21 2015</text:p>
          </table:table-cell>
          <table:table-cell office:value-type="string">
            <text:p>clust_gast_ill_20151006_lane_1_B.sh.gz</text:p>
          </table:table-cell>
          <table:table-cell table:formula="of:=&quot;find /xraid2-2/g454/run_new_pipeline -name &quot; &amp; [.J206]" office:value-type="string" office:string-value="find /xraid2-2/g454/run_new_pipeline -name clust_gast_ill_20151006_lane_1_B.sh.gz">
            <text:p>find /xraid2-2/g454/run_new_pipeline -name clust_gast_ill_20151006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1014">
            <text:p>20151014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ashipunova</text:p>
          </table:table-cell>
          <table:table-cell office:value-type="float" office:value="594">
            <text:p>594</text:p>
          </table:table-cell>
          <table:table-cell office:value-type="string">
            <text:p>Dec 9 2015</text:p>
          </table:table-cell>
          <table:table-cell office:value-type="string">
            <text:p>clust_gast_ill_20151014_lane_1_A.sh.gz</text:p>
          </table:table-cell>
          <table:table-cell table:formula="of:=&quot;find /xraid2-2/g454/run_new_pipeline -name &quot; &amp; [.J207]" office:value-type="string" office:string-value="find /xraid2-2/g454/run_new_pipeline -name clust_gast_ill_20151014_lane_1_A.sh.gz">
            <text:p>find /xraid2-2/g454/run_new_pipeline -name clust_gast_ill_20151014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1014">
            <text:p>20151014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ashipunova</text:p>
          </table:table-cell>
          <table:table-cell office:value-type="float" office:value="572">
            <text:p>572</text:p>
          </table:table-cell>
          <table:table-cell office:value-type="string">
            <text:p>Feb 29 2016</text:p>
          </table:table-cell>
          <table:table-cell office:value-type="string">
            <text:p>clust_gast_ill_20151014_lane_1_A.sh.gz</text:p>
          </table:table-cell>
          <table:table-cell table:formula="of:=&quot;find /xraid2-2/g454/run_new_pipeline -name &quot; &amp; [.J208]" office:value-type="string" office:string-value="find /xraid2-2/g454/run_new_pipeline -name clust_gast_ill_20151014_lane_1_A.sh.gz">
            <text:p>find /xraid2-2/g454/run_new_pipeline -name clust_gast_ill_20151014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1014">
            <text:p>20151014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jpolinski</text:p>
          </table:table-cell>
          <table:table-cell office:value-type="float" office:value="656">
            <text:p>656</text:p>
          </table:table-cell>
          <table:table-cell office:value-type="string">
            <text:p>Feb 8 2017</text:p>
          </table:table-cell>
          <table:table-cell office:value-type="string">
            <text:p>clust_gast_ill__xraid2-2_g454_run_new_pipeline_nextseq_20151014_lane_1_A_analysis_reads_overlap.sh.gz</text:p>
          </table:table-cell>
          <table:table-cell table:formula="of:=&quot;find /xraid2-2/g454/run_new_pipeline -name &quot; &amp; [.J209]" office:value-type="string" office:string-value="find /xraid2-2/g454/run_new_pipeline -name clust_gast_ill__xraid2-2_g454_run_new_pipeline_nextseq_20151014_lane_1_A_analysis_reads_overlap.sh.gz">
            <text:p>find /xraid2-2/g454/run_new_pipeline -name clust_gast_ill__xraid2-2_g454_run_new_pipeline_nextseq_20151014_lane_1_A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1014">
            <text:p>20151014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ashipunova</text:p>
          </table:table-cell>
          <table:table-cell office:value-type="float" office:value="595">
            <text:p>595</text:p>
          </table:table-cell>
          <table:table-cell office:value-type="string">
            <text:p>Dec 9 2015</text:p>
          </table:table-cell>
          <table:table-cell office:value-type="string">
            <text:p>clust_gast_ill_20151014_lane_1_B.sh.gz</text:p>
          </table:table-cell>
          <table:table-cell table:formula="of:=&quot;find /xraid2-2/g454/run_new_pipeline -name &quot; &amp; [.J210]" office:value-type="string" office:string-value="find /xraid2-2/g454/run_new_pipeline -name clust_gast_ill_20151014_lane_1_B.sh.gz">
            <text:p>find /xraid2-2/g454/run_new_pipeline -name clust_gast_ill_20151014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1014">
            <text:p>20151014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jpolinski</text:p>
          </table:table-cell>
          <table:table-cell office:value-type="float" office:value="657">
            <text:p>657</text:p>
          </table:table-cell>
          <table:table-cell office:value-type="string">
            <text:p>Feb 8 2017</text:p>
          </table:table-cell>
          <table:table-cell office:value-type="string">
            <text:p>clust_gast_ill__xraid2-2_g454_run_new_pipeline_nextseq_20151014_lane_1_B_analysis_reads_overlap.sh.gz</text:p>
          </table:table-cell>
          <table:table-cell table:formula="of:=&quot;find /xraid2-2/g454/run_new_pipeline -name &quot; &amp; [.J211]" office:value-type="string" office:string-value="find /xraid2-2/g454/run_new_pipeline -name clust_gast_ill__xraid2-2_g454_run_new_pipeline_nextseq_20151014_lane_1_B_analysis_reads_overlap.sh.gz">
            <text:p>find /xraid2-2/g454/run_new_pipeline -name clust_gast_ill__xraid2-2_g454_run_new_pipeline_nextseq_20151014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1020">
            <text:p>2015102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99">
            <text:p>599</text:p>
          </table:table-cell>
          <table:table-cell office:value-type="string">
            <text:p>Dec 21 2015</text:p>
          </table:table-cell>
          <table:table-cell office:value-type="string">
            <text:p>clust_gast_ill_20151020_lane_1_B.sh.gz</text:p>
          </table:table-cell>
          <table:table-cell table:formula="of:=&quot;find /xraid2-2/g454/run_new_pipeline -name &quot; &amp; [.J212]" office:value-type="string" office:string-value="find /xraid2-2/g454/run_new_pipeline -name clust_gast_ill_20151020_lane_1_B.sh.gz">
            <text:p>find /xraid2-2/g454/run_new_pipeline -name clust_gast_ill_20151020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1023">
            <text:p>20151023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98">
            <text:p>598</text:p>
          </table:table-cell>
          <table:table-cell office:value-type="string">
            <text:p>Dec 21 2015</text:p>
          </table:table-cell>
          <table:table-cell office:value-type="string">
            <text:p>clust_gast_ill_20151023_lane_1_A.sh.gz</text:p>
          </table:table-cell>
          <table:table-cell table:formula="of:=&quot;find /xraid2-2/g454/run_new_pipeline -name &quot; &amp; [.J213]" office:value-type="string" office:string-value="find /xraid2-2/g454/run_new_pipeline -name clust_gast_ill_20151023_lane_1_A.sh.gz">
            <text:p>find /xraid2-2/g454/run_new_pipeline -name clust_gast_ill_20151023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1023">
            <text:p>20151023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75">
            <text:p>575</text:p>
          </table:table-cell>
          <table:table-cell office:value-type="string">
            <text:p>Feb 27 2016</text:p>
          </table:table-cell>
          <table:table-cell office:value-type="string">
            <text:p>clust_gast_ill_20151023_lane_1_A.sh.gz</text:p>
          </table:table-cell>
          <table:table-cell table:formula="of:=&quot;find /xraid2-2/g454/run_new_pipeline -name &quot; &amp; [.J214]" office:value-type="string" office:string-value="find /xraid2-2/g454/run_new_pipeline -name clust_gast_ill_20151023_lane_1_A.sh.gz">
            <text:p>find /xraid2-2/g454/run_new_pipeline -name clust_gast_ill_20151023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1023">
            <text:p>20151023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ashipunova</text:p>
          </table:table-cell>
          <table:table-cell office:value-type="float" office:value="598">
            <text:p>598</text:p>
          </table:table-cell>
          <table:table-cell office:value-type="string">
            <text:p>Dec 21 2015</text:p>
          </table:table-cell>
          <table:table-cell office:value-type="string">
            <text:p>clust_gast_ill_20151023_lane_1_B.sh.gz</text:p>
          </table:table-cell>
          <table:table-cell table:formula="of:=&quot;find /xraid2-2/g454/run_new_pipeline -name &quot; &amp; [.J215]" office:value-type="string" office:string-value="find /xraid2-2/g454/run_new_pipeline -name clust_gast_ill_20151023_lane_1_B.sh.gz">
            <text:p>find /xraid2-2/g454/run_new_pipeline -name clust_gast_ill_20151023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1023">
            <text:p>20151023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jpolinski</text:p>
          </table:table-cell>
          <table:table-cell office:value-type="float" office:value="657">
            <text:p>657</text:p>
          </table:table-cell>
          <table:table-cell office:value-type="string">
            <text:p>Feb 8 2017</text:p>
          </table:table-cell>
          <table:table-cell office:value-type="string">
            <text:p>clust_gast_ill__xraid2-2_g454_run_new_pipeline_nextseq_20151023_lane_1_B_analysis_reads_overlap.sh.gz</text:p>
          </table:table-cell>
          <table:table-cell table:formula="of:=&quot;find /xraid2-2/g454/run_new_pipeline -name &quot; &amp; [.J216]" office:value-type="string" office:string-value="find /xraid2-2/g454/run_new_pipeline -name clust_gast_ill__xraid2-2_g454_run_new_pipeline_nextseq_20151023_lane_1_B_analysis_reads_overlap.sh.gz">
            <text:p>find /xraid2-2/g454/run_new_pipeline -name clust_gast_ill__xraid2-2_g454_run_new_pipeline_nextseq_20151023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1029">
            <text:p>20151029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98">
            <text:p>598</text:p>
          </table:table-cell>
          <table:table-cell office:value-type="string">
            <text:p>Dec 21 2015</text:p>
          </table:table-cell>
          <table:table-cell office:value-type="string">
            <text:p>clust_gast_ill_20151029_lane_1_B.sh.gz</text:p>
          </table:table-cell>
          <table:table-cell table:formula="of:=&quot;find /xraid2-2/g454/run_new_pipeline -name &quot; &amp; [.J217]" office:value-type="string" office:string-value="find /xraid2-2/g454/run_new_pipeline -name clust_gast_ill_20151029_lane_1_B.sh.gz">
            <text:p>find /xraid2-2/g454/run_new_pipeline -name clust_gast_ill_20151029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1109">
            <text:p>20151109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ashipunova</text:p>
          </table:table-cell>
          <table:table-cell office:value-type="float" office:value="595">
            <text:p>595</text:p>
          </table:table-cell>
          <table:table-cell office:value-type="string">
            <text:p>Dec 10 2015</text:p>
          </table:table-cell>
          <table:table-cell office:value-type="string">
            <text:p>clust_gast_ill_20151109_lane_1_B.sh.gz</text:p>
          </table:table-cell>
          <table:table-cell table:formula="of:=&quot;find /xraid2-2/g454/run_new_pipeline -name &quot; &amp; [.J218]" office:value-type="string" office:string-value="find /xraid2-2/g454/run_new_pipeline -name clust_gast_ill_20151109_lane_1_B.sh.gz">
            <text:p>find /xraid2-2/g454/run_new_pipeline -name clust_gast_ill_20151109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1109">
            <text:p>20151109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jpolinski</text:p>
          </table:table-cell>
          <table:table-cell office:value-type="float" office:value="658">
            <text:p>658</text:p>
          </table:table-cell>
          <table:table-cell office:value-type="string">
            <text:p>Jan 31 2017</text:p>
          </table:table-cell>
          <table:table-cell office:value-type="string">
            <text:p>clust_gast_ill__xraid2-2_g454_run_new_pipeline_nextseq_20151109_lane_1_B_analysis_reads_overlap.sh.gz</text:p>
          </table:table-cell>
          <table:table-cell table:formula="of:=&quot;find /xraid2-2/g454/run_new_pipeline -name &quot; &amp; [.J219]" office:value-type="string" office:string-value="find /xraid2-2/g454/run_new_pipeline -name clust_gast_ill__xraid2-2_g454_run_new_pipeline_nextseq_20151109_lane_1_B_analysis_reads_overlap.sh.gz">
            <text:p>find /xraid2-2/g454/run_new_pipeline -name clust_gast_ill__xraid2-2_g454_run_new_pipeline_nextseq_20151109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1110">
            <text:p>20151110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98">
            <text:p>598</text:p>
          </table:table-cell>
          <table:table-cell office:value-type="string">
            <text:p>Dec 21 2015</text:p>
          </table:table-cell>
          <table:table-cell office:value-type="string">
            <text:p>clust_gast_ill_20151110_lane_1_A.sh.gz</text:p>
          </table:table-cell>
          <table:table-cell table:formula="of:=&quot;find /xraid2-2/g454/run_new_pipeline -name &quot; &amp; [.J220]" office:value-type="string" office:string-value="find /xraid2-2/g454/run_new_pipeline -name clust_gast_ill_20151110_lane_1_A.sh.gz">
            <text:p>find /xraid2-2/g454/run_new_pipeline -name clust_gast_ill_20151110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1110">
            <text:p>20151110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93">
            <text:p>593</text:p>
          </table:table-cell>
          <table:table-cell office:value-type="string">
            <text:p>Feb 10 2016</text:p>
          </table:table-cell>
          <table:table-cell office:value-type="string">
            <text:p>clust_gast_ill_20151110_lane_1_A.sh.gz</text:p>
          </table:table-cell>
          <table:table-cell table:formula="of:=&quot;find /xraid2-2/g454/run_new_pipeline -name &quot; &amp; [.J221]" office:value-type="string" office:string-value="find /xraid2-2/g454/run_new_pipeline -name clust_gast_ill_20151110_lane_1_A.sh.gz">
            <text:p>find /xraid2-2/g454/run_new_pipeline -name clust_gast_ill_20151110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1110">
            <text:p>20151110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75">
            <text:p>575</text:p>
          </table:table-cell>
          <table:table-cell office:value-type="string">
            <text:p>Feb 24 2016</text:p>
          </table:table-cell>
          <table:table-cell office:value-type="string">
            <text:p>clust_gast_ill_20151110_lane_1_A.sh.gz</text:p>
          </table:table-cell>
          <table:table-cell table:formula="of:=&quot;find /xraid2-2/g454/run_new_pipeline -name &quot; &amp; [.J222]" office:value-type="string" office:string-value="find /xraid2-2/g454/run_new_pipeline -name clust_gast_ill_20151110_lane_1_A.sh.gz">
            <text:p>find /xraid2-2/g454/run_new_pipeline -name clust_gast_ill_20151110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1110">
            <text:p>20151110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1641">
            <text:p>1641</text:p>
          </table:table-cell>
          <table:table-cell office:value-type="string">
            <text:p>Feb 27 2016</text:p>
          </table:table-cell>
          <table:table-cell office:value-type="string">
            <text:p>clust_gast_ill_20151110_lane_1_A.sh</text:p>
          </table:table-cell>
          <table:table-cell table:formula="of:=&quot;find /xraid2-2/g454/run_new_pipeline -name &quot; &amp; [.J223]" office:value-type="string" office:string-value="find /xraid2-2/g454/run_new_pipeline -name clust_gast_ill_20151110_lane_1_A.sh">
            <text:p>find /xraid2-2/g454/run_new_pipeline -name clust_gast_ill_20151110_lane_1_A.sh</text:p>
          </table:table-cell>
          <table:table-cell table:number-columns-repeated="14"/>
        </table:table-row>
        <table:table-row table:style-name="ro1" table:visibility="filter">
          <table:table-cell office:value-type="float" office:value="20151110">
            <text:p>2015111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97">
            <text:p>597</text:p>
          </table:table-cell>
          <table:table-cell office:value-type="string">
            <text:p>Dec 21 2015</text:p>
          </table:table-cell>
          <table:table-cell office:value-type="string">
            <text:p>clust_gast_ill_20151110_lane_1_B.sh.gz</text:p>
          </table:table-cell>
          <table:table-cell table:formula="of:=&quot;find /xraid2-2/g454/run_new_pipeline -name &quot; &amp; [.J224]" office:value-type="string" office:string-value="find /xraid2-2/g454/run_new_pipeline -name clust_gast_ill_20151110_lane_1_B.sh.gz">
            <text:p>find /xraid2-2/g454/run_new_pipeline -name clust_gast_ill_20151110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1120">
            <text:p>2015112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98">
            <text:p>598</text:p>
          </table:table-cell>
          <table:table-cell office:value-type="string">
            <text:p>Dec 21 2015</text:p>
          </table:table-cell>
          <table:table-cell office:value-type="string">
            <text:p>clust_gast_ill_20151120_lane_1_B.sh.gz</text:p>
          </table:table-cell>
          <table:table-cell table:formula="of:=&quot;find /xraid2-2/g454/run_new_pipeline -name &quot; &amp; [.J225]" office:value-type="string" office:string-value="find /xraid2-2/g454/run_new_pipeline -name clust_gast_ill_20151120_lane_1_B.sh.gz">
            <text:p>find /xraid2-2/g454/run_new_pipeline -name clust_gast_ill_20151120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1120">
            <text:p>2015112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75">
            <text:p>575</text:p>
          </table:table-cell>
          <table:table-cell office:value-type="string">
            <text:p>Oct 17 2016</text:p>
          </table:table-cell>
          <table:table-cell office:value-type="string">
            <text:p>clust_gast_ill_20151120_lane_1_B.sh.gz</text:p>
          </table:table-cell>
          <table:table-cell table:formula="of:=&quot;find /xraid2-2/g454/run_new_pipeline -name &quot; &amp; [.J226]" office:value-type="string" office:string-value="find /xraid2-2/g454/run_new_pipeline -name clust_gast_ill_20151120_lane_1_B.sh.gz">
            <text:p>find /xraid2-2/g454/run_new_pipeline -name clust_gast_ill_20151120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1123">
            <text:p>20151123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97">
            <text:p>597</text:p>
          </table:table-cell>
          <table:table-cell office:value-type="string">
            <text:p>Dec 21 2015</text:p>
          </table:table-cell>
          <table:table-cell office:value-type="string">
            <text:p>clust_gast_ill_20151123_lane_1_A.sh.gz</text:p>
          </table:table-cell>
          <table:table-cell table:formula="of:=&quot;find /xraid2-2/g454/run_new_pipeline -name &quot; &amp; [.J227]" office:value-type="string" office:string-value="find /xraid2-2/g454/run_new_pipeline -name clust_gast_ill_20151123_lane_1_A.sh.gz">
            <text:p>find /xraid2-2/g454/run_new_pipeline -name clust_gast_ill_20151123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1123">
            <text:p>20151123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99">
            <text:p>599</text:p>
          </table:table-cell>
          <table:table-cell office:value-type="string">
            <text:p>Dec 23 2015</text:p>
          </table:table-cell>
          <table:table-cell office:value-type="string">
            <text:p>clust_gast_ill_20151123_lane_1_A.sh.gz</text:p>
          </table:table-cell>
          <table:table-cell table:formula="of:=&quot;find /xraid2-2/g454/run_new_pipeline -name &quot; &amp; [.J228]" office:value-type="string" office:string-value="find /xraid2-2/g454/run_new_pipeline -name clust_gast_ill_20151123_lane_1_A.sh.gz">
            <text:p>find /xraid2-2/g454/run_new_pipeline -name clust_gast_ill_20151123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1123">
            <text:p>20151123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75">
            <text:p>575</text:p>
          </table:table-cell>
          <table:table-cell office:value-type="string">
            <text:p>Feb 27 2016</text:p>
          </table:table-cell>
          <table:table-cell office:value-type="string">
            <text:p>clust_gast_ill_20151123_lane_1_A.sh.gz</text:p>
          </table:table-cell>
          <table:table-cell table:formula="of:=&quot;find /xraid2-2/g454/run_new_pipeline -name &quot; &amp; [.J229]" office:value-type="string" office:string-value="find /xraid2-2/g454/run_new_pipeline -name clust_gast_ill_20151123_lane_1_A.sh.gz">
            <text:p>find /xraid2-2/g454/run_new_pipeline -name clust_gast_ill_20151123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1123">
            <text:p>20151123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98">
            <text:p>598</text:p>
          </table:table-cell>
          <table:table-cell office:value-type="string">
            <text:p>Dec 21 2015</text:p>
          </table:table-cell>
          <table:table-cell office:value-type="string">
            <text:p>clust_gast_ill_20151123_lane_1_B.sh.gz</text:p>
          </table:table-cell>
          <table:table-cell table:formula="of:=&quot;find /xraid2-2/g454/run_new_pipeline -name &quot; &amp; [.J230]" office:value-type="string" office:string-value="find /xraid2-2/g454/run_new_pipeline -name clust_gast_ill_20151123_lane_1_B.sh.gz">
            <text:p>find /xraid2-2/g454/run_new_pipeline -name clust_gast_ill_20151123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1123">
            <text:p>20151123</text:p>
          </table:table-cell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94">
            <text:p>594</text:p>
          </table:table-cell>
          <table:table-cell office:value-type="string">
            <text:p>Dec 21 2015</text:p>
          </table:table-cell>
          <table:table-cell office:value-type="string">
            <text:p>clust_gast_ill_20151123_lane_1_E.sh.gz</text:p>
          </table:table-cell>
          <table:table-cell table:formula="of:=&quot;find /xraid2-2/g454/run_new_pipeline -name &quot; &amp; [.J231]" office:value-type="string" office:string-value="find /xraid2-2/g454/run_new_pipeline -name clust_gast_ill_20151123_lane_1_E.sh.gz">
            <text:p>find /xraid2-2/g454/run_new_pipeline -name clust_gast_ill_20151123_lane_1_E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1211">
            <text:p>20151211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93">
            <text:p>593</text:p>
          </table:table-cell>
          <table:table-cell office:value-type="string">
            <text:p>Dec 31 2015</text:p>
          </table:table-cell>
          <table:table-cell office:value-type="string">
            <text:p>clust_gast_ill_20151211_lane_1_B.sh.gz</text:p>
          </table:table-cell>
          <table:table-cell table:formula="of:=&quot;find /xraid2-2/g454/run_new_pipeline -name &quot; &amp; [.J232]" office:value-type="string" office:string-value="find /xraid2-2/g454/run_new_pipeline -name clust_gast_ill_20151211_lane_1_B.sh.gz">
            <text:p>find /xraid2-2/g454/run_new_pipeline -name clust_gast_ill_20151211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1222">
            <text:p>20151222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92">
            <text:p>592</text:p>
          </table:table-cell>
          <table:table-cell office:value-type="string">
            <text:p>Dec 31 2015</text:p>
          </table:table-cell>
          <table:table-cell office:value-type="string">
            <text:p>clust_gast_ill_20151222_lane_1_B.sh.gz</text:p>
          </table:table-cell>
          <table:table-cell table:formula="of:=&quot;find /xraid2-2/g454/run_new_pipeline -name &quot; &amp; [.J233]" office:value-type="string" office:string-value="find /xraid2-2/g454/run_new_pipeline -name clust_gast_ill_20151222_lane_1_B.sh.gz">
            <text:p>find /xraid2-2/g454/run_new_pipeline -name clust_gast_ill_20151222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108">
            <text:p>20160108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75">
            <text:p>575</text:p>
          </table:table-cell>
          <table:table-cell office:value-type="string">
            <text:p>Feb 27 2016</text:p>
          </table:table-cell>
          <table:table-cell office:value-type="string">
            <text:p>clust_gast_ill_20160108_lane_1_A.sh.gz</text:p>
          </table:table-cell>
          <table:table-cell table:formula="of:=&quot;find /xraid2-2/g454/run_new_pipeline -name &quot; &amp; [.J234]" office:value-type="string" office:string-value="find /xraid2-2/g454/run_new_pipeline -name clust_gast_ill_20160108_lane_1_A.sh.gz">
            <text:p>find /xraid2-2/g454/run_new_pipeline -name clust_gast_ill_20160108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108">
            <text:p>20160108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float" office:value="575">
            <text:p>575</text:p>
          </table:table-cell>
          <table:table-cell office:value-type="string">
            <text:p>Jan 26 2016</text:p>
          </table:table-cell>
          <table:table-cell office:value-type="string">
            <text:p>clust_gast_ill_20160108_lane_1_A.sh.gz</text:p>
          </table:table-cell>
          <table:table-cell table:formula="of:=&quot;find /xraid2-2/g454/run_new_pipeline -name &quot; &amp; [.J235]" office:value-type="string" office:string-value="find /xraid2-2/g454/run_new_pipeline -name clust_gast_ill_20160108_lane_1_A.sh.gz">
            <text:p>find /xraid2-2/g454/run_new_pipeline -name clust_gast_ill_20160108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108">
            <text:p>20160108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float" office:value="575">
            <text:p>575</text:p>
          </table:table-cell>
          <table:table-cell office:value-type="string">
            <text:p>Jan 25 2016</text:p>
          </table:table-cell>
          <table:table-cell office:value-type="string">
            <text:p>clust_gast_ill_20160108_lane_1_B.sh.gz</text:p>
          </table:table-cell>
          <table:table-cell table:formula="of:=&quot;find /xraid2-2/g454/run_new_pipeline -name &quot; &amp; [.J236]" office:value-type="string" office:string-value="find /xraid2-2/g454/run_new_pipeline -name clust_gast_ill_20160108_lane_1_B.sh.gz">
            <text:p>find /xraid2-2/g454/run_new_pipeline -name clust_gast_ill_20160108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115">
            <text:p>2016011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74">
            <text:p>574</text:p>
          </table:table-cell>
          <table:table-cell office:value-type="string">
            <text:p>Jan 20 2016</text:p>
          </table:table-cell>
          <table:table-cell office:value-type="string">
            <text:p>clust_gast_ill_20160115_lane_1_B.sh.gz</text:p>
          </table:table-cell>
          <table:table-cell table:formula="of:=&quot;find /xraid2-2/g454/run_new_pipeline -name &quot; &amp; [.J237]" office:value-type="string" office:string-value="find /xraid2-2/g454/run_new_pipeline -name clust_gast_ill_20160115_lane_1_B.sh.gz">
            <text:p>find /xraid2-2/g454/run_new_pipeline -name clust_gast_ill_20160115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204">
            <text:p>20160204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float" office:value="575">
            <text:p>575</text:p>
          </table:table-cell>
          <table:table-cell office:value-type="string">
            <text:p>Feb 10 2016</text:p>
          </table:table-cell>
          <table:table-cell office:value-type="string">
            <text:p>clust_gast_ill_20160204_lane_1_B.sh.gz</text:p>
          </table:table-cell>
          <table:table-cell table:formula="of:=&quot;find /xraid2-2/g454/run_new_pipeline -name &quot; &amp; [.J238]" office:value-type="string" office:string-value="find /xraid2-2/g454/run_new_pipeline -name clust_gast_ill_20160204_lane_1_B.sh.gz">
            <text:p>find /xraid2-2/g454/run_new_pipeline -name clust_gast_ill_20160204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212">
            <text:p>20160212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75">
            <text:p>575</text:p>
          </table:table-cell>
          <table:table-cell office:value-type="string">
            <text:p>Feb 17 2016</text:p>
          </table:table-cell>
          <table:table-cell office:value-type="string">
            <text:p>clust_gast_ill_20160212_lane_1_B.sh.gz</text:p>
          </table:table-cell>
          <table:table-cell table:formula="of:=&quot;find /xraid2-2/g454/run_new_pipeline -name &quot; &amp; [.J239]" office:value-type="string" office:string-value="find /xraid2-2/g454/run_new_pipeline -name clust_gast_ill_20160212_lane_1_B.sh.gz">
            <text:p>find /xraid2-2/g454/run_new_pipeline -name clust_gast_ill_20160212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223">
            <text:p>20160223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float" office:value="575">
            <text:p>575</text:p>
          </table:table-cell>
          <table:table-cell office:value-type="string">
            <text:p>Mar 24 2016</text:p>
          </table:table-cell>
          <table:table-cell office:value-type="string">
            <text:p>clust_gast_ill_20160223_lane_1_B.sh.gz</text:p>
          </table:table-cell>
          <table:table-cell table:formula="of:=&quot;find /xraid2-2/g454/run_new_pipeline -name &quot; &amp; [.J240]" office:value-type="string" office:string-value="find /xraid2-2/g454/run_new_pipeline -name clust_gast_ill_20160223_lane_1_B.sh.gz">
            <text:p>find /xraid2-2/g454/run_new_pipeline -name clust_gast_ill_20160223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226">
            <text:p>20160226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float" office:value="574">
            <text:p>574</text:p>
          </table:table-cell>
          <table:table-cell office:value-type="string">
            <text:p>Mar 11 2016</text:p>
          </table:table-cell>
          <table:table-cell office:value-type="string">
            <text:p>clust_gast_ill_20160226_lane_1_B.sh.gz</text:p>
          </table:table-cell>
          <table:table-cell table:formula="of:=&quot;find /xraid2-2/g454/run_new_pipeline -name &quot; &amp; [.J241]" office:value-type="string" office:string-value="find /xraid2-2/g454/run_new_pipeline -name clust_gast_ill_20160226_lane_1_B.sh.gz">
            <text:p>find /xraid2-2/g454/run_new_pipeline -name clust_gast_ill_20160226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301">
            <text:p>20160301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jpolinski</text:p>
          </table:table-cell>
          <table:table-cell office:value-type="float" office:value="657">
            <text:p>657</text:p>
          </table:table-cell>
          <table:table-cell office:value-type="string">
            <text:p>Jan 31 2017</text:p>
          </table:table-cell>
          <table:table-cell office:value-type="string">
            <text:p>clust_gast_ill__xraid2-2_g454_run_new_pipeline_nextseq_20160301_lane_1_B_analysis_reads_overlap.sh.gz</text:p>
          </table:table-cell>
          <table:table-cell table:formula="of:=&quot;find /xraid2-2/g454/run_new_pipeline -name &quot; &amp; [.J242]" office:value-type="string" office:string-value="find /xraid2-2/g454/run_new_pipeline -name clust_gast_ill__xraid2-2_g454_run_new_pipeline_nextseq_20160301_lane_1_B_analysis_reads_overlap.sh.gz">
            <text:p>find /xraid2-2/g454/run_new_pipeline -name clust_gast_ill__xraid2-2_g454_run_new_pipeline_nextseq_20160301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301">
            <text:p>20160301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morrison</text:p>
          </table:table-cell>
          <table:table-cell office:value-type="float" office:value="573">
            <text:p>573</text:p>
          </table:table-cell>
          <table:table-cell office:value-type="string">
            <text:p>Mar 9 2016</text:p>
          </table:table-cell>
          <table:table-cell office:value-type="string">
            <text:p>clust_gast_ill_20160301_lane_1_B.sh.gz</text:p>
          </table:table-cell>
          <table:table-cell table:formula="of:=&quot;find /xraid2-2/g454/run_new_pipeline -name &quot; &amp; [.J243]" office:value-type="string" office:string-value="find /xraid2-2/g454/run_new_pipeline -name clust_gast_ill_20160301_lane_1_B.sh.gz">
            <text:p>find /xraid2-2/g454/run_new_pipeline -name clust_gast_ill_20160301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308">
            <text:p>20160308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74">
            <text:p>574</text:p>
          </table:table-cell>
          <table:table-cell office:value-type="string">
            <text:p>Mar 11 2016</text:p>
          </table:table-cell>
          <table:table-cell office:value-type="string">
            <text:p>clust_gast_ill_20160308_lane_1_B.sh.gz</text:p>
          </table:table-cell>
          <table:table-cell table:formula="of:=&quot;find /xraid2-2/g454/run_new_pipeline -name &quot; &amp; [.J244]" office:value-type="string" office:string-value="find /xraid2-2/g454/run_new_pipeline -name clust_gast_ill_20160308_lane_1_B.sh.gz">
            <text:p>find /xraid2-2/g454/run_new_pipeline -name clust_gast_ill_20160308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308">
            <text:p>20160308</text:p>
          </table:table-cell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75">
            <text:p>575</text:p>
          </table:table-cell>
          <table:table-cell office:value-type="string">
            <text:p>Jul 26 2016</text:p>
          </table:table-cell>
          <table:table-cell office:value-type="string">
            <text:p>clust_gast_ill_20160308_lane_1_E.sh.gz</text:p>
          </table:table-cell>
          <table:table-cell table:formula="of:=&quot;find /xraid2-2/g454/run_new_pipeline -name &quot; &amp; [.J245]" office:value-type="string" office:string-value="find /xraid2-2/g454/run_new_pipeline -name clust_gast_ill_20160308_lane_1_E.sh.gz">
            <text:p>find /xraid2-2/g454/run_new_pipeline -name clust_gast_ill_20160308_lane_1_E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308">
            <text:p>20160308</text:p>
          </table:table-cell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75">
            <text:p>575</text:p>
          </table:table-cell>
          <table:table-cell office:value-type="string">
            <text:p>Mar 30 2016</text:p>
          </table:table-cell>
          <table:table-cell office:value-type="string">
            <text:p>clust_gast_ill_20160308_lane_1_E.sh.gz</text:p>
          </table:table-cell>
          <table:table-cell table:formula="of:=&quot;find /xraid2-2/g454/run_new_pipeline -name &quot; &amp; [.J246]" office:value-type="string" office:string-value="find /xraid2-2/g454/run_new_pipeline -name clust_gast_ill_20160308_lane_1_E.sh.gz">
            <text:p>find /xraid2-2/g454/run_new_pipeline -name clust_gast_ill_20160308_lane_1_E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317">
            <text:p>20160317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76">
            <text:p>576</text:p>
          </table:table-cell>
          <table:table-cell office:value-type="string">
            <text:p>Apr 8 2016</text:p>
          </table:table-cell>
          <table:table-cell office:value-type="string">
            <text:p>clust_gast_ill_20160317_lane_1_B.sh.gz</text:p>
          </table:table-cell>
          <table:table-cell table:formula="of:=&quot;find /xraid2-2/g454/run_new_pipeline -name &quot; &amp; [.J247]" office:value-type="string" office:string-value="find /xraid2-2/g454/run_new_pipeline -name clust_gast_ill_20160317_lane_1_B.sh.gz">
            <text:p>find /xraid2-2/g454/run_new_pipeline -name clust_gast_ill_20160317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328">
            <text:p>20160328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jpolinski</text:p>
          </table:table-cell>
          <table:table-cell office:value-type="float" office:value="658">
            <text:p>658</text:p>
          </table:table-cell>
          <table:table-cell office:value-type="string">
            <text:p>Jan 31 2017</text:p>
          </table:table-cell>
          <table:table-cell office:value-type="string">
            <text:p>clust_gast_ill__xraid2-2_g454_run_new_pipeline_nextseq_20160328_lane_1_B_analysis_reads_overlap.sh.gz</text:p>
          </table:table-cell>
          <table:table-cell table:formula="of:=&quot;find /xraid2-2/g454/run_new_pipeline -name &quot; &amp; [.J248]" office:value-type="string" office:string-value="find /xraid2-2/g454/run_new_pipeline -name clust_gast_ill__xraid2-2_g454_run_new_pipeline_nextseq_20160328_lane_1_B_analysis_reads_overlap.sh.gz">
            <text:p>find /xraid2-2/g454/run_new_pipeline -name clust_gast_ill__xraid2-2_g454_run_new_pipeline_nextseq_20160328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328">
            <text:p>20160328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morrison</text:p>
          </table:table-cell>
          <table:table-cell office:value-type="float" office:value="574">
            <text:p>574</text:p>
          </table:table-cell>
          <table:table-cell office:value-type="string">
            <text:p>Mar 31 2016</text:p>
          </table:table-cell>
          <table:table-cell office:value-type="string">
            <text:p>clust_gast_ill_20160328_lane_1_B.sh.gz</text:p>
          </table:table-cell>
          <table:table-cell table:formula="of:=&quot;find /xraid2-2/g454/run_new_pipeline -name &quot; &amp; [.J249]" office:value-type="string" office:string-value="find /xraid2-2/g454/run_new_pipeline -name clust_gast_ill_20160328_lane_1_B.sh.gz">
            <text:p>find /xraid2-2/g454/run_new_pipeline -name clust_gast_ill_20160328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404">
            <text:p>20160404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75">
            <text:p>575</text:p>
          </table:table-cell>
          <table:table-cell office:value-type="string">
            <text:p>Apr 19 2016</text:p>
          </table:table-cell>
          <table:table-cell office:value-type="string">
            <text:p>clust_gast_ill_20160404_lane_1_B.sh.gz</text:p>
          </table:table-cell>
          <table:table-cell table:formula="of:=&quot;find /xraid2-2/g454/run_new_pipeline -name &quot; &amp; [.J250]" office:value-type="string" office:string-value="find /xraid2-2/g454/run_new_pipeline -name clust_gast_ill_20160404_lane_1_B.sh.gz">
            <text:p>find /xraid2-2/g454/run_new_pipeline -name clust_gast_ill_20160404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406">
            <text:p>20160406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ashipunova</text:p>
          </table:table-cell>
          <table:table-cell office:value-type="float" office:value="658">
            <text:p>658</text:p>
          </table:table-cell>
          <table:table-cell office:value-type="string">
            <text:p>Jan 31 2017</text:p>
          </table:table-cell>
          <table:table-cell office:value-type="string">
            <text:p>clust_gast_ill__xraid2-2_g454_run_new_pipeline_nextseq_20160406_lane_1_B_analysis_reads_overlap.sh.gz</text:p>
          </table:table-cell>
          <table:table-cell table:formula="of:=&quot;find /xraid2-2/g454/run_new_pipeline -name &quot; &amp; [.J251]" office:value-type="string" office:string-value="find /xraid2-2/g454/run_new_pipeline -name clust_gast_ill__xraid2-2_g454_run_new_pipeline_nextseq_20160406_lane_1_B_analysis_reads_overlap.sh.gz">
            <text:p>find /xraid2-2/g454/run_new_pipeline -name clust_gast_ill__xraid2-2_g454_run_new_pipeline_nextseq_20160406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420">
            <text:p>2016042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float" office:value="575">
            <text:p>575</text:p>
          </table:table-cell>
          <table:table-cell office:value-type="string">
            <text:p>May 27 2016</text:p>
          </table:table-cell>
          <table:table-cell office:value-type="string">
            <text:p>clust_gast_ill_20160420_lane_1_B.sh.gz</text:p>
          </table:table-cell>
          <table:table-cell table:formula="of:=&quot;find /xraid2-2/g454/run_new_pipeline -name &quot; &amp; [.J252]" office:value-type="string" office:string-value="find /xraid2-2/g454/run_new_pipeline -name clust_gast_ill_20160420_lane_1_B.sh.gz">
            <text:p>find /xraid2-2/g454/run_new_pipeline -name clust_gast_ill_20160420_lane_1_B.sh.gz</text:p>
          </table:table-cell>
          <table:table-cell table:number-columns-repeated="14"/>
        </table:table-row>
        <table:table-row table:style-name="ro1">
          <table:table-cell office:value-type="float" office:value="20160428">
            <text:p>20160428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 office:value-type="string">
            <text:p>yes</text:p>
          </table:table-cell>
          <table:table-cell office:value-type="string">
            <text:p>jpolinski</text:p>
          </table:table-cell>
          <table:table-cell office:value-type="float" office:value="658">
            <text:p>658</text:p>
          </table:table-cell>
          <table:table-cell office:value-type="string">
            <text:p>Dec 29 2016</text:p>
          </table:table-cell>
          <table:table-cell office:value-type="string">
            <text:p>clust_gast_ill__xraid2-2_g454_run_new_pipeline_nextseq_20160428_lane_1_A_analysis_reads_overlap.sh.gz</text:p>
          </table:table-cell>
          <table:table-cell table:formula="of:=&quot;find /xraid2-2/g454/run_new_pipeline -name &quot; &amp; [.J253]" office:value-type="string" office:string-value="find /xraid2-2/g454/run_new_pipeline -name clust_gast_ill__xraid2-2_g454_run_new_pipeline_nextseq_20160428_lane_1_A_analysis_reads_overlap.sh.gz">
            <text:p>find /xraid2-2/g454/run_new_pipeline -name clust_gast_ill__xraid2-2_g454_run_new_pipeline_nextseq_20160428_lane_1_A_analysis_reads_overlap.sh.gz</text:p>
          </table:table-cell>
          <table:table-cell table:formula="of:=&quot;cd &quot; &amp; [.N253] &amp; &quot;/reads_overlap; gunzip *.fa.unique.gz&quot;" office:value-type="string" office:string-value="cd /xraid2-2/g454/run_new_pipeline/nextseq/20160428/lane_1_A/analysis/reads_overlap; gunzip *.fa.unique.gz">
            <text:p>cd /xraid2-2/g454/run_new_pipeline/nextseq/20160428/lane_1_A/analysis/reads_overlap; gunzip *.fa.unique.gz</text:p>
          </table:table-cell>
          <table:table-cell office:value-type="string">
            <text:p>/xraid2-2/g454/run_new_pipeline/nextseq/20160428/lane_1_A/analysis</text:p>
          </table:table-cell>
          <table:table-cell office:value-type="string">
            <text:p>/xraid2-2/g454/run_new_pipeline/nextseq/20160428/lane_1_A/analysis</text:p>
          </table:table-cell>
          <table:table-cell office:value-type="string">
            <text:p>gast</text:p>
          </table:table-cell>
          <table:table-cell table:style-name="ce2" table:formula="of:=&quot;cd &quot; &amp; [.N253] &amp; &quot;; mv gast gast_0&quot;" office:value-type="string" office:string-value="cd /xraid2-2/g454/run_new_pipeline/nextseq/20160428/lane_1_A/analysis; mv gast gast_0">
            <text:p>cd /xraid2-2/g454/run_new_pipeline/nextseq/20160428/lane_1_A/analysis; mv gast gast_0</text:p>
          </table:table-cell>
          <table:table-cell table:style-name="ce2" table:formula="of:=&quot;cd &quot; &amp; [.N253] &amp; &quot;; mkdir gast&quot;" office:value-type="string" office:string-value="cd /xraid2-2/g454/run_new_pipeline/nextseq/20160428/lane_1_A/analysis; mkdir gast">
            <text:p>cd /xraid2-2/g454/run_new_pipeline/nextseq/20160428/lane_1_A/analysis; mkdir gast</text:p>
          </table:table-cell>
          <table:table-cell table:formula="of:=&quot;cd &quot; &amp; [.N253] &amp;&quot;/gast_0; cp &quot; &amp; [.J253] &amp; &quot; ../gast/&quot;" office:value-type="string" office:string-value="cd /xraid2-2/g454/run_new_pipeline/nextseq/20160428/lane_1_A/analysis/gast_0; cp clust_gast_ill__xraid2-2_g454_run_new_pipeline_nextseq_20160428_lane_1_A_analysis_reads_overlap.sh.gz ../gast/">
            <text:p>cd /xraid2-2/g454/run_new_pipeline/nextseq/20160428/lane_1_A/analysis/gast_0; cp clust_gast_ill__xraid2-2_g454_run_new_pipeline_nextseq_20160428_lane_1_A_analysis_reads_overlap.sh.gz ../gast/</text:p>
          </table:table-cell>
          <table:table-cell table:formula="of:=&quot;cd &quot; &amp; [.N253] &amp;&quot;/gast_0; cp filenames.list* ../gast/&quot;" office:value-type="string" office:string-value="cd /xraid2-2/g454/run_new_pipeline/nextseq/20160428/lane_1_A/analysis/gast_0; cp filenames.list* ../gast/">
            <text:p>cd /xraid2-2/g454/run_new_pipeline/nextseq/20160428/lane_1_A/analysis/gast_0; cp filenames.list* ../gast/</text:p>
          </table:table-cell>
          <table:table-cell table:formula="of:=&quot;cd &quot; &amp; [.N253] &amp;&quot;/gast; gunzip *&quot;" office:value-type="string" office:string-value="cd /xraid2-2/g454/run_new_pipeline/nextseq/20160428/lane_1_A/analysis/gast; gunzip *">
            <text:p>cd /xraid2-2/g454/run_new_pipeline/nextseq/20160428/lane_1_A/analysis/gast; gunzip *</text:p>
          </table:table-cell>
          <table:table-cell office:value-type="string">
            <text:p>clust_gast_ill__xraid2-2_g454_run_new_pipeline_nextseq_20160428_lane_1_A_analysis_reads_overlap.sh</text:p>
          </table:table-cell>
          <table:table-cell table:formula="of:=&quot;cd &quot; &amp; [.N253] &amp;&quot;/gast; qsub &quot; &amp; [.U253] &amp; &quot;; check_cluster.py; mail_done&quot;" office:value-type="string" office:string-value="cd /xraid2-2/g454/run_new_pipeline/nextseq/20160428/lane_1_A/analysis/gast; qsub clust_gast_ill__xraid2-2_g454_run_new_pipeline_nextseq_20160428_lane_1_A_analysis_reads_overlap.sh; check_cluster.py; mail_done">
            <text:p>cd /xraid2-2/g454/run_new_pipeline/nextseq/20160428/lane_1_A/analysis/gast; qsub clust_gast_ill__xraid2-2_g454_run_new_pipeline_nextseq_20160428_lane_1_A_analysis_reads_overlap.sh; check_cluster.py; mail_done</text:p>
          </table:table-cell>
          <table:table-cell table:number-columns-repeated="3"/>
        </table:table-row>
        <table:table-row table:style-name="ro1">
          <table:table-cell office:value-type="float" office:value="20160428">
            <text:p>20160428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 office:value-type="string">
            <text:p>yes</text:p>
          </table:table-cell>
          <table:table-cell office:value-type="string">
            <text:p>jpolinski</text:p>
          </table:table-cell>
          <table:table-cell office:value-type="float" office:value="659">
            <text:p>659</text:p>
          </table:table-cell>
          <table:table-cell office:value-type="string">
            <text:p>Dec 29 2016</text:p>
          </table:table-cell>
          <table:table-cell office:value-type="string">
            <text:p>clust_gast_ill__xraid2-2_g454_run_new_pipeline_nextseq_20160428_lane_1_B_analysis_reads_overlap.sh.gz</text:p>
          </table:table-cell>
          <table:table-cell table:formula="of:=&quot;find /xraid2-2/g454/run_new_pipeline -name &quot; &amp; [.J254]" office:value-type="string" office:string-value="find /xraid2-2/g454/run_new_pipeline -name clust_gast_ill__xraid2-2_g454_run_new_pipeline_nextseq_20160428_lane_1_B_analysis_reads_overlap.sh.gz">
            <text:p>find /xraid2-2/g454/run_new_pipeline -name clust_gast_ill__xraid2-2_g454_run_new_pipeline_nextseq_20160428_lane_1_B_analysis_reads_overlap.sh.gz</text:p>
          </table:table-cell>
          <table:table-cell table:formula="of:=&quot;cd &quot; &amp; [.N254] &amp; &quot;/reads_overlap; gunzip *.fa.unique.gz&quot;" office:value-type="string" office:string-value="cd /xraid2-2/g454/run_new_pipeline/nextseq/20160428/lane_1_B/analysis/reads_overlap; gunzip *.fa.unique.gz">
            <text:p>cd /xraid2-2/g454/run_new_pipeline/nextseq/20160428/lane_1_B/analysis/reads_overlap; gunzip *.fa.unique.gz</text:p>
          </table:table-cell>
          <table:table-cell office:value-type="string">
            <text:p>/xraid2-2/g454/run_new_pipeline/nextseq/20160428/lane_1_B/analysis</text:p>
          </table:table-cell>
          <table:table-cell office:value-type="string">
            <text:p>/xraid2-2/g454/run_new_pipeline/nextseq/20160428/lane_1_B/analysis</text:p>
          </table:table-cell>
          <table:table-cell office:value-type="string">
            <text:p>gast</text:p>
          </table:table-cell>
          <table:table-cell table:style-name="ce2" table:formula="of:=&quot;cd &quot; &amp; [.N254] &amp; &quot;; mv gast gast_0&quot;" office:value-type="string" office:string-value="cd /xraid2-2/g454/run_new_pipeline/nextseq/20160428/lane_1_B/analysis; mv gast gast_0">
            <text:p>cd /xraid2-2/g454/run_new_pipeline/nextseq/20160428/lane_1_B/analysis; mv gast gast_0</text:p>
          </table:table-cell>
          <table:table-cell table:style-name="ce2" table:formula="of:=&quot;cd &quot; &amp; [.N254] &amp; &quot;; mkdir gast&quot;" office:value-type="string" office:string-value="cd /xraid2-2/g454/run_new_pipeline/nextseq/20160428/lane_1_B/analysis; mkdir gast">
            <text:p>cd /xraid2-2/g454/run_new_pipeline/nextseq/20160428/lane_1_B/analysis; mkdir gast</text:p>
          </table:table-cell>
          <table:table-cell table:formula="of:=&quot;cd &quot; &amp; [.N254] &amp;&quot;/gast_0; cp &quot; &amp; [.J254] &amp; &quot; ../gast/&quot;" office:value-type="string" office:string-value="cd /xraid2-2/g454/run_new_pipeline/nextseq/20160428/lane_1_B/analysis/gast_0; cp clust_gast_ill__xraid2-2_g454_run_new_pipeline_nextseq_20160428_lane_1_B_analysis_reads_overlap.sh.gz ../gast/">
            <text:p>cd /xraid2-2/g454/run_new_pipeline/nextseq/20160428/lane_1_B/analysis/gast_0; cp clust_gast_ill__xraid2-2_g454_run_new_pipeline_nextseq_20160428_lane_1_B_analysis_reads_overlap.sh.gz ../gast/</text:p>
          </table:table-cell>
          <table:table-cell table:formula="of:=&quot;cd &quot; &amp; [.N254] &amp;&quot;/gast_0; cp filenames.list* ../gast/&quot;" office:value-type="string" office:string-value="cd /xraid2-2/g454/run_new_pipeline/nextseq/20160428/lane_1_B/analysis/gast_0; cp filenames.list* ../gast/">
            <text:p>cd /xraid2-2/g454/run_new_pipeline/nextseq/20160428/lane_1_B/analysis/gast_0; cp filenames.list* ../gast/</text:p>
          </table:table-cell>
          <table:table-cell table:formula="of:=&quot;cd &quot; &amp; [.N254] &amp;&quot;/gast; gunzip *&quot;" office:value-type="string" office:string-value="cd /xraid2-2/g454/run_new_pipeline/nextseq/20160428/lane_1_B/analysis/gast; gunzip *">
            <text:p>cd /xraid2-2/g454/run_new_pipeline/nextseq/20160428/lane_1_B/analysis/gast; gunzip *</text:p>
          </table:table-cell>
          <table:table-cell office:value-type="string">
            <text:p>clust_gast_ill__xraid2-2_g454_run_new_pipeline_nextseq_20160428_lane_1_B_analysis_reads_overlap.sh</text:p>
          </table:table-cell>
          <table:table-cell table:formula="of:=&quot;cd &quot; &amp; [.N254] &amp;&quot;/gast; qsub &quot; &amp; [.U254] &amp; &quot;; check_cluster.py; mail_done&quot;" office:value-type="string" office:string-value="cd /xraid2-2/g454/run_new_pipeline/nextseq/20160428/lane_1_B/analysis/gast; qsub clust_gast_ill__xraid2-2_g454_run_new_pipeline_nextseq_20160428_lane_1_B_analysis_reads_overlap.sh; check_cluster.py; mail_done">
            <text:p>cd /xraid2-2/g454/run_new_pipeline/nextseq/20160428/lane_1_B/analysis/gast; qsub clust_gast_ill__xraid2-2_g454_run_new_pipeline_nextseq_20160428_lane_1_B_analysis_reads_overlap.sh; check_cluster.py; mail_done</text:p>
          </table:table-cell>
          <table:table-cell table:number-columns-repeated="3"/>
        </table:table-row>
        <table:table-row table:style-name="ro1" table:visibility="filter">
          <table:table-cell office:value-type="float" office:value="20160504">
            <text:p>20160504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float" office:value="575">
            <text:p>575</text:p>
          </table:table-cell>
          <table:table-cell office:value-type="string">
            <text:p>Jun 8 2016</text:p>
          </table:table-cell>
          <table:table-cell office:value-type="string">
            <text:p>clust_gast_ill_20160504_lane_1_A.sh.gz</text:p>
          </table:table-cell>
          <table:table-cell table:formula="of:=&quot;find /xraid2-2/g454/run_new_pipeline -name &quot; &amp; [.J255]" office:value-type="string" office:string-value="find /xraid2-2/g454/run_new_pipeline -name clust_gast_ill_20160504_lane_1_A.sh.gz">
            <text:p>find /xraid2-2/g454/run_new_pipeline -name clust_gast_ill_20160504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504">
            <text:p>20160504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float" office:value="574">
            <text:p>574</text:p>
          </table:table-cell>
          <table:table-cell office:value-type="string">
            <text:p>Jun 8 2016</text:p>
          </table:table-cell>
          <table:table-cell office:value-type="string">
            <text:p>clust_gast_ill_20160504_lane_1_B.sh.gz</text:p>
          </table:table-cell>
          <table:table-cell table:formula="of:=&quot;find /xraid2-2/g454/run_new_pipeline -name &quot; &amp; [.J256]" office:value-type="string" office:string-value="find /xraid2-2/g454/run_new_pipeline -name clust_gast_ill_20160504_lane_1_B.sh.gz">
            <text:p>find /xraid2-2/g454/run_new_pipeline -name clust_gast_ill_20160504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516">
            <text:p>20160516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74">
            <text:p>574</text:p>
          </table:table-cell>
          <table:table-cell office:value-type="string">
            <text:p>Jul 7 2016</text:p>
          </table:table-cell>
          <table:table-cell office:value-type="string">
            <text:p>clust_gast_ill_20160516_lane_1_B.sh.gz</text:p>
          </table:table-cell>
          <table:table-cell table:formula="of:=&quot;find /xraid2-2/g454/run_new_pipeline -name &quot; &amp; [.J257]" office:value-type="string" office:string-value="find /xraid2-2/g454/run_new_pipeline -name clust_gast_ill_20160516_lane_1_B.sh.gz">
            <text:p>find /xraid2-2/g454/run_new_pipeline -name clust_gast_ill_20160516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527">
            <text:p>20160527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76">
            <text:p>576</text:p>
          </table:table-cell>
          <table:table-cell office:value-type="string">
            <text:p>Jun 15 2016</text:p>
          </table:table-cell>
          <table:table-cell office:value-type="string">
            <text:p>clust_gast_ill_20160527_lane_1_B.sh.gz</text:p>
          </table:table-cell>
          <table:table-cell table:formula="of:=&quot;find /xraid2-2/g454/run_new_pipeline -name &quot; &amp; [.J258]" office:value-type="string" office:string-value="find /xraid2-2/g454/run_new_pipeline -name clust_gast_ill_20160527_lane_1_B.sh.gz">
            <text:p>find /xraid2-2/g454/run_new_pipeline -name clust_gast_ill_20160527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531">
            <text:p>20160531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jpolinski</text:p>
          </table:table-cell>
          <table:table-cell office:value-type="float" office:value="658">
            <text:p>658</text:p>
          </table:table-cell>
          <table:table-cell office:value-type="string">
            <text:p>Dec 19 2016</text:p>
          </table:table-cell>
          <table:table-cell office:value-type="string">
            <text:p>clust_gast_ill__xraid2-2_g454_run_new_pipeline_nextseq_20160531_lane_1_B_analysis_reads_overlap.sh.gz</text:p>
          </table:table-cell>
          <table:table-cell table:formula="of:=&quot;find /xraid2-2/g454/run_new_pipeline -name &quot; &amp; [.J259]" office:value-type="string" office:string-value="find /xraid2-2/g454/run_new_pipeline -name clust_gast_ill__xraid2-2_g454_run_new_pipeline_nextseq_20160531_lane_1_B_analysis_reads_overlap.sh.gz">
            <text:p>find /xraid2-2/g454/run_new_pipeline -name clust_gast_ill__xraid2-2_g454_run_new_pipeline_nextseq_20160531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609">
            <text:p>20160609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jpolinski</text:p>
          </table:table-cell>
          <table:table-cell office:value-type="float" office:value="658">
            <text:p>658</text:p>
          </table:table-cell>
          <table:table-cell office:value-type="string">
            <text:p>Dec 19 2016</text:p>
          </table:table-cell>
          <table:table-cell office:value-type="string">
            <text:p>clust_gast_ill__xraid2-2_g454_run_new_pipeline_nextseq_20160609_lane_1_B_analysis_reads_overlap.sh.gz</text:p>
          </table:table-cell>
          <table:table-cell table:formula="of:=&quot;find /xraid2-2/g454/run_new_pipeline -name &quot; &amp; [.J260]" office:value-type="string" office:string-value="find /xraid2-2/g454/run_new_pipeline -name clust_gast_ill__xraid2-2_g454_run_new_pipeline_nextseq_20160609_lane_1_B_analysis_reads_overlap.sh.gz">
            <text:p>find /xraid2-2/g454/run_new_pipeline -name clust_gast_ill__xraid2-2_g454_run_new_pipeline_nextseq_20160609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614">
            <text:p>20160614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jpolinski</text:p>
          </table:table-cell>
          <table:table-cell office:value-type="float" office:value="658">
            <text:p>658</text:p>
          </table:table-cell>
          <table:table-cell office:value-type="string">
            <text:p>Dec 19 2016</text:p>
          </table:table-cell>
          <table:table-cell office:value-type="string">
            <text:p>clust_gast_ill__xraid2-2_g454_run_new_pipeline_nextseq_20160614_lane_1_B_analysis_reads_overlap.sh.gz</text:p>
          </table:table-cell>
          <table:table-cell table:formula="of:=&quot;find /xraid2-2/g454/run_new_pipeline -name &quot; &amp; [.J261]" office:value-type="string" office:string-value="find /xraid2-2/g454/run_new_pipeline -name clust_gast_ill__xraid2-2_g454_run_new_pipeline_nextseq_20160614_lane_1_B_analysis_reads_overlap.sh.gz">
            <text:p>find /xraid2-2/g454/run_new_pipeline -name clust_gast_ill__xraid2-2_g454_run_new_pipeline_nextseq_20160614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624">
            <text:p>20160624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jpolinski</text:p>
          </table:table-cell>
          <table:table-cell office:value-type="float" office:value="658">
            <text:p>658</text:p>
          </table:table-cell>
          <table:table-cell office:value-type="string">
            <text:p>Dec 16 2016</text:p>
          </table:table-cell>
          <table:table-cell office:value-type="string">
            <text:p>clust_gast_ill__xraid2-2_g454_run_new_pipeline_nextseq_20160624_lane_1_B_analysis_reads_overlap.sh.gz</text:p>
          </table:table-cell>
          <table:table-cell table:formula="of:=&quot;find /xraid2-2/g454/run_new_pipeline -name &quot; &amp; [.J262]" office:value-type="string" office:string-value="find /xraid2-2/g454/run_new_pipeline -name clust_gast_ill__xraid2-2_g454_run_new_pipeline_nextseq_20160624_lane_1_B_analysis_reads_overlap.sh.gz">
            <text:p>find /xraid2-2/g454/run_new_pipeline -name clust_gast_ill__xraid2-2_g454_run_new_pipeline_nextseq_20160624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629">
            <text:p>20160629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jpolinski</text:p>
          </table:table-cell>
          <table:table-cell office:value-type="float" office:value="658">
            <text:p>658</text:p>
          </table:table-cell>
          <table:table-cell office:value-type="string">
            <text:p>Dec 18 2016</text:p>
          </table:table-cell>
          <table:table-cell office:value-type="string">
            <text:p>clust_gast_ill__xraid2-2_g454_run_new_pipeline_nextseq_20160629_lane_1_B_analysis_reads_overlap.sh.gz</text:p>
          </table:table-cell>
          <table:table-cell table:formula="of:=&quot;find /xraid2-2/g454/run_new_pipeline -name &quot; &amp; [.J263]" office:value-type="string" office:string-value="find /xraid2-2/g454/run_new_pipeline -name clust_gast_ill__xraid2-2_g454_run_new_pipeline_nextseq_20160629_lane_1_B_analysis_reads_overlap.sh.gz">
            <text:p>find /xraid2-2/g454/run_new_pipeline -name clust_gast_ill__xraid2-2_g454_run_new_pipeline_nextseq_20160629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711">
            <text:p>20160711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657">
            <text:p>657</text:p>
          </table:table-cell>
          <table:table-cell office:value-type="string">
            <text:p>Jan 19 2017</text:p>
          </table:table-cell>
          <table:table-cell office:value-type="string">
            <text:p>clust_gast_ill__xraid2-2_g454_run_new_pipeline_miseq_20160711_lane_1_B_analysis_reads_overlap.sh.gz</text:p>
          </table:table-cell>
          <table:table-cell table:formula="of:=&quot;find /xraid2-2/g454/run_new_pipeline -name &quot; &amp; [.J264]" office:value-type="string" office:string-value="find /xraid2-2/g454/run_new_pipeline -name clust_gast_ill__xraid2-2_g454_run_new_pipeline_miseq_20160711_lane_1_B_analysis_reads_overlap.sh.gz">
            <text:p>find /xraid2-2/g454/run_new_pipeline -name clust_gast_ill__xraid2-2_g454_run_new_pipeline_miseq_20160711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715">
            <text:p>20160715</text:p>
          </table:table-cell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75">
            <text:p>575</text:p>
          </table:table-cell>
          <table:table-cell office:value-type="string">
            <text:p>Jul 19 2016</text:p>
          </table:table-cell>
          <table:table-cell office:value-type="string">
            <text:p>clust_gast_ill_20160715_lane_1_E.sh.gz</text:p>
          </table:table-cell>
          <table:table-cell table:formula="of:=&quot;find /xraid2-2/g454/run_new_pipeline -name &quot; &amp; [.J265]" office:value-type="string" office:string-value="find /xraid2-2/g454/run_new_pipeline -name clust_gast_ill_20160715_lane_1_E.sh.gz">
            <text:p>find /xraid2-2/g454/run_new_pipeline -name clust_gast_ill_20160715_lane_1_E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715">
            <text:p>20160715</text:p>
          </table:table-cell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75">
            <text:p>575</text:p>
          </table:table-cell>
          <table:table-cell office:value-type="string">
            <text:p>Jul 26 2016</text:p>
          </table:table-cell>
          <table:table-cell office:value-type="string">
            <text:p>clust_gast_ill_20160715_lane_1_E.sh.gz</text:p>
          </table:table-cell>
          <table:table-cell table:formula="of:=&quot;find /xraid2-2/g454/run_new_pipeline -name &quot; &amp; [.J266]" office:value-type="string" office:string-value="find /xraid2-2/g454/run_new_pipeline -name clust_gast_ill_20160715_lane_1_E.sh.gz">
            <text:p>find /xraid2-2/g454/run_new_pipeline -name clust_gast_ill_20160715_lane_1_E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716">
            <text:p>20160716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jpolinski</text:p>
          </table:table-cell>
          <table:table-cell office:value-type="float" office:value="658">
            <text:p>658</text:p>
          </table:table-cell>
          <table:table-cell office:value-type="string">
            <text:p>Dec 18 2016</text:p>
          </table:table-cell>
          <table:table-cell office:value-type="string">
            <text:p>clust_gast_ill__xraid2-2_g454_run_new_pipeline_nextseq_20160716_lane_1_B_analysis_reads_overlap.sh.gz</text:p>
          </table:table-cell>
          <table:table-cell table:formula="of:=&quot;find /xraid2-2/g454/run_new_pipeline -name &quot; &amp; [.J267]" office:value-type="string" office:string-value="find /xraid2-2/g454/run_new_pipeline -name clust_gast_ill__xraid2-2_g454_run_new_pipeline_nextseq_20160716_lane_1_B_analysis_reads_overlap.sh.gz">
            <text:p>find /xraid2-2/g454/run_new_pipeline -name clust_gast_ill__xraid2-2_g454_run_new_pipeline_nextseq_20160716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719">
            <text:p>20160719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float" office:value="577">
            <text:p>577</text:p>
          </table:table-cell>
          <table:table-cell office:value-type="string">
            <text:p>Aug 11 2016</text:p>
          </table:table-cell>
          <table:table-cell office:value-type="string">
            <text:p>clust_gast_ill_20160719_lane_1_A.sh.gz</text:p>
          </table:table-cell>
          <table:table-cell table:formula="of:=&quot;find /xraid2-2/g454/run_new_pipeline -name &quot; &amp; [.J268]" office:value-type="string" office:string-value="find /xraid2-2/g454/run_new_pipeline -name clust_gast_ill_20160719_lane_1_A.sh.gz">
            <text:p>find /xraid2-2/g454/run_new_pipeline -name clust_gast_ill_20160719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722">
            <text:p>20160722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float" office:value="577">
            <text:p>577</text:p>
          </table:table-cell>
          <table:table-cell office:value-type="string">
            <text:p>Aug 10 2016</text:p>
          </table:table-cell>
          <table:table-cell office:value-type="string">
            <text:p>clust_gast_ill_20160722_lane_1_A.sh.gz</text:p>
          </table:table-cell>
          <table:table-cell table:formula="of:=&quot;find /xraid2-2/g454/run_new_pipeline -name &quot; &amp; [.J269]" office:value-type="string" office:string-value="find /xraid2-2/g454/run_new_pipeline -name clust_gast_ill_20160722_lane_1_A.sh.gz">
            <text:p>find /xraid2-2/g454/run_new_pipeline -name clust_gast_ill_20160722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722">
            <text:p>20160722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1808">
            <text:p>1808</text:p>
          </table:table-cell>
          <table:table-cell office:value-type="string">
            <text:p>Dec 21 2016</text:p>
          </table:table-cell>
          <table:table-cell office:value-type="string">
            <text:p>clust_gast_ill__xraid2-2_g454_run_new_pipeline_miseq_20160722_lane_1_A_analysis_reads_overlap.sh</text:p>
          </table:table-cell>
          <table:table-cell table:formula="of:=&quot;find /xraid2-2/g454/run_new_pipeline -name &quot; &amp; [.J270]" office:value-type="string" office:string-value="find /xraid2-2/g454/run_new_pipeline -name clust_gast_ill__xraid2-2_g454_run_new_pipeline_miseq_20160722_lane_1_A_analysis_reads_overlap.sh">
            <text:p>find /xraid2-2/g454/run_new_pipeline -name clust_gast_ill__xraid2-2_g454_run_new_pipeline_miseq_20160722_lane_1_A_analysis_reads_overlap.sh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803">
            <text:p>20160803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jpolinski</text:p>
          </table:table-cell>
          <table:table-cell office:value-type="float" office:value="659">
            <text:p>659</text:p>
          </table:table-cell>
          <table:table-cell office:value-type="string">
            <text:p>Dec 16 2016</text:p>
          </table:table-cell>
          <table:table-cell office:value-type="string">
            <text:p>clust_gast_ill__xraid2-2_g454_run_new_pipeline_nextseq_20160803_lane_1_B_analysis_reads_overlap.sh.gz</text:p>
          </table:table-cell>
          <table:table-cell table:formula="of:=&quot;find /xraid2-2/g454/run_new_pipeline -name &quot; &amp; [.J271]" office:value-type="string" office:string-value="find /xraid2-2/g454/run_new_pipeline -name clust_gast_ill__xraid2-2_g454_run_new_pipeline_nextseq_20160803_lane_1_B_analysis_reads_overlap.sh.gz">
            <text:p>find /xraid2-2/g454/run_new_pipeline -name clust_gast_ill__xraid2-2_g454_run_new_pipeline_nextseq_20160803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817">
            <text:p>20160817</text:p>
          </table:table-cell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float" office:value="575">
            <text:p>575</text:p>
          </table:table-cell>
          <table:table-cell office:value-type="string">
            <text:p>Aug 24 2016</text:p>
          </table:table-cell>
          <table:table-cell office:value-type="string">
            <text:p>clust_gast_ill_20160817_lane_1_E.sh.gz</text:p>
          </table:table-cell>
          <table:table-cell table:formula="of:=&quot;find /xraid2-2/g454/run_new_pipeline -name &quot; &amp; [.J272]" office:value-type="string" office:string-value="find /xraid2-2/g454/run_new_pipeline -name clust_gast_ill_20160817_lane_1_E.sh.gz">
            <text:p>find /xraid2-2/g454/run_new_pipeline -name clust_gast_ill_20160817_lane_1_E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819">
            <text:p>20160819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float" office:value="578">
            <text:p>578</text:p>
          </table:table-cell>
          <table:table-cell office:value-type="string">
            <text:p>Aug 25 2016</text:p>
          </table:table-cell>
          <table:table-cell office:value-type="string">
            <text:p>clust_gast_ill_20160819_lane_1_A.sh.gz</text:p>
          </table:table-cell>
          <table:table-cell table:formula="of:=&quot;find /xraid2-2/g454/run_new_pipeline -name &quot; &amp; [.J273]" office:value-type="string" office:string-value="find /xraid2-2/g454/run_new_pipeline -name clust_gast_ill_20160819_lane_1_A.sh.gz">
            <text:p>find /xraid2-2/g454/run_new_pipeline -name clust_gast_ill_20160819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819">
            <text:p>20160819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jpolinski</text:p>
          </table:table-cell>
          <table:table-cell office:value-type="float" office:value="576">
            <text:p>576</text:p>
          </table:table-cell>
          <table:table-cell office:value-type="string">
            <text:p>Aug 30 2016</text:p>
          </table:table-cell>
          <table:table-cell office:value-type="string">
            <text:p>clust_gast_ill_20160819_lane_1_B.sh.gz</text:p>
          </table:table-cell>
          <table:table-cell table:formula="of:=&quot;find /xraid2-2/g454/run_new_pipeline -name &quot; &amp; [.J274]" office:value-type="string" office:string-value="find /xraid2-2/g454/run_new_pipeline -name clust_gast_ill_20160819_lane_1_B.sh.gz">
            <text:p>find /xraid2-2/g454/run_new_pipeline -name clust_gast_ill_20160819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826">
            <text:p>20160826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float" office:value="576">
            <text:p>576</text:p>
          </table:table-cell>
          <table:table-cell office:value-type="string">
            <text:p>Sep 20 2016</text:p>
          </table:table-cell>
          <table:table-cell office:value-type="string">
            <text:p>clust_gast_ill_20160826_lane_1_B.sh.gz</text:p>
          </table:table-cell>
          <table:table-cell table:formula="of:=&quot;find /xraid2-2/g454/run_new_pipeline -name &quot; &amp; [.J275]" office:value-type="string" office:string-value="find /xraid2-2/g454/run_new_pipeline -name clust_gast_ill_20160826_lane_1_B.sh.gz">
            <text:p>find /xraid2-2/g454/run_new_pipeline -name clust_gast_ill_20160826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901">
            <text:p>20160901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float" office:value="576">
            <text:p>576</text:p>
          </table:table-cell>
          <table:table-cell office:value-type="string">
            <text:p>Sep 9 2016</text:p>
          </table:table-cell>
          <table:table-cell office:value-type="string">
            <text:p>clust_gast_ill_20160901_lane_1_B.sh.gz</text:p>
          </table:table-cell>
          <table:table-cell table:formula="of:=&quot;find /xraid2-2/g454/run_new_pipeline -name &quot; &amp; [.J276]" office:value-type="string" office:string-value="find /xraid2-2/g454/run_new_pipeline -name clust_gast_ill_20160901_lane_1_B.sh.gz">
            <text:p>find /xraid2-2/g454/run_new_pipeline -name clust_gast_ill_20160901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901">
            <text:p>20160901</text:p>
          </table:table-cell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float" office:value="575">
            <text:p>575</text:p>
          </table:table-cell>
          <table:table-cell office:value-type="string">
            <text:p>Sep 8 2016</text:p>
          </table:table-cell>
          <table:table-cell office:value-type="string">
            <text:p>clust_gast_ill_20160901_lane_1_E.sh.gz</text:p>
          </table:table-cell>
          <table:table-cell table:formula="of:=&quot;find /xraid2-2/g454/run_new_pipeline -name &quot; &amp; [.J277]" office:value-type="string" office:string-value="find /xraid2-2/g454/run_new_pipeline -name clust_gast_ill_20160901_lane_1_E.sh.gz">
            <text:p>find /xraid2-2/g454/run_new_pipeline -name clust_gast_ill_20160901_lane_1_E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922">
            <text:p>20160922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float" office:value="577">
            <text:p>577</text:p>
          </table:table-cell>
          <table:table-cell office:value-type="string">
            <text:p>Sep 27 2016</text:p>
          </table:table-cell>
          <table:table-cell office:value-type="string">
            <text:p>clust_gast_ill_20160922_lane_1_A.sh.gz</text:p>
          </table:table-cell>
          <table:table-cell table:formula="of:=&quot;find /xraid2-2/g454/run_new_pipeline -name &quot; &amp; [.J278]" office:value-type="string" office:string-value="find /xraid2-2/g454/run_new_pipeline -name clust_gast_ill_20160922_lane_1_A.sh.gz">
            <text:p>find /xraid2-2/g454/run_new_pipeline -name clust_gast_ill_20160922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922">
            <text:p>20160922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575">
            <text:p>575</text:p>
          </table:table-cell>
          <table:table-cell office:value-type="string">
            <text:p>Sep 27 2016</text:p>
          </table:table-cell>
          <table:table-cell office:value-type="string">
            <text:p>clust_gast_ill_20160922_lane_1_B.sh.gz</text:p>
          </table:table-cell>
          <table:table-cell table:formula="of:=&quot;find /xraid2-2/g454/run_new_pipeline -name &quot; &amp; [.J279]" office:value-type="string" office:string-value="find /xraid2-2/g454/run_new_pipeline -name clust_gast_ill_20160922_lane_1_B.sh.gz">
            <text:p>find /xraid2-2/g454/run_new_pipeline -name clust_gast_ill_20160922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930">
            <text:p>2016093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jpolinski</text:p>
          </table:table-cell>
          <table:table-cell office:value-type="float" office:value="658">
            <text:p>658</text:p>
          </table:table-cell>
          <table:table-cell office:value-type="string">
            <text:p>Dec 16 2016</text:p>
          </table:table-cell>
          <table:table-cell office:value-type="string">
            <text:p>clust_gast_ill__xraid2-2_g454_run_new_pipeline_nextseq_20160930_lane_1_B_analysis_reads_overlap.sh.gz</text:p>
          </table:table-cell>
          <table:table-cell table:formula="of:=&quot;find /xraid2-2/g454/run_new_pipeline -name &quot; &amp; [.J280]" office:value-type="string" office:string-value="find /xraid2-2/g454/run_new_pipeline -name clust_gast_ill__xraid2-2_g454_run_new_pipeline_nextseq_20160930_lane_1_B_analysis_reads_overlap.sh.gz">
            <text:p>find /xraid2-2/g454/run_new_pipeline -name clust_gast_ill__xraid2-2_g454_run_new_pipeline_nextseq_20160930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1014">
            <text:p>20161014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jpolinski</text:p>
          </table:table-cell>
          <table:table-cell office:value-type="float" office:value="575">
            <text:p>575</text:p>
          </table:table-cell>
          <table:table-cell office:value-type="string">
            <text:p>Dec 15 2016</text:p>
          </table:table-cell>
          <table:table-cell office:value-type="string">
            <text:p>clust_gast_ill_20161014_lane_1_A.sh.gz</text:p>
          </table:table-cell>
          <table:table-cell table:formula="of:=&quot;find /xraid2-2/g454/run_new_pipeline -name &quot; &amp; [.J281]" office:value-type="string" office:string-value="find /xraid2-2/g454/run_new_pipeline -name clust_gast_ill_20161014_lane_1_A.sh.gz">
            <text:p>find /xraid2-2/g454/run_new_pipeline -name clust_gast_ill_20161014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1014">
            <text:p>20161014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jpolinski</text:p>
          </table:table-cell>
          <table:table-cell office:value-type="float" office:value="574">
            <text:p>574</text:p>
          </table:table-cell>
          <table:table-cell office:value-type="string">
            <text:p>Dec 15 2016</text:p>
          </table:table-cell>
          <table:table-cell office:value-type="string">
            <text:p>clust_gast_ill_20161014_lane_1_B.sh.gz</text:p>
          </table:table-cell>
          <table:table-cell table:formula="of:=&quot;find /xraid2-2/g454/run_new_pipeline -name &quot; &amp; [.J282]" office:value-type="string" office:string-value="find /xraid2-2/g454/run_new_pipeline -name clust_gast_ill_20161014_lane_1_B.sh.gz">
            <text:p>find /xraid2-2/g454/run_new_pipeline -name clust_gast_ill_20161014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1020">
            <text:p>2016102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654">
            <text:p>654</text:p>
          </table:table-cell>
          <table:table-cell office:value-type="string">
            <text:p>Feb 14 2017</text:p>
          </table:table-cell>
          <table:table-cell office:value-type="string">
            <text:p>clust_gast_ill__xraid2-2_g454_run_new_pipeline_miseq_20161020_lane_1_B_analysis_reads_overlap.sh.gz</text:p>
          </table:table-cell>
          <table:table-cell table:formula="of:=&quot;find /xraid2-2/g454/run_new_pipeline -name &quot; &amp; [.J283]" office:value-type="string" office:string-value="find /xraid2-2/g454/run_new_pipeline -name clust_gast_ill__xraid2-2_g454_run_new_pipeline_miseq_20161020_lane_1_B_analysis_reads_overlap.sh.gz">
            <text:p>find /xraid2-2/g454/run_new_pipeline -name clust_gast_ill__xraid2-2_g454_run_new_pipeline_miseq_20161020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1020">
            <text:p>2016102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float" office:value="653">
            <text:p>653</text:p>
          </table:table-cell>
          <table:table-cell office:value-type="string">
            <text:p>Jan 11 2017</text:p>
          </table:table-cell>
          <table:table-cell office:value-type="string">
            <text:p>clust_gast_ill__xraid2-2_g454_run_new_pipeline_miseq_20161020_lane_1_B_analysis_reads_overlap.sh.gz</text:p>
          </table:table-cell>
          <table:table-cell table:formula="of:=&quot;find /xraid2-2/g454/run_new_pipeline -name &quot; &amp; [.J284]" office:value-type="string" office:string-value="find /xraid2-2/g454/run_new_pipeline -name clust_gast_ill__xraid2-2_g454_run_new_pipeline_miseq_20161020_lane_1_B_analysis_reads_overlap.sh.gz">
            <text:p>find /xraid2-2/g454/run_new_pipeline -name clust_gast_ill__xraid2-2_g454_run_new_pipeline_miseq_20161020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1020">
            <text:p>2016102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654">
            <text:p>654</text:p>
          </table:table-cell>
          <table:table-cell office:value-type="string">
            <text:p>Feb 14 2017</text:p>
          </table:table-cell>
          <table:table-cell office:value-type="string">
            <text:p>clust_gast_ill__xraid2-2_g454_run_new_pipeline_miseq_20161020_lane_1_B_analysis_reads_overlap.sh.gz</text:p>
          </table:table-cell>
          <table:table-cell table:formula="of:=&quot;find /xraid2-2/g454/run_new_pipeline -name &quot; &amp; [.J285]" office:value-type="string" office:string-value="find /xraid2-2/g454/run_new_pipeline -name clust_gast_ill__xraid2-2_g454_run_new_pipeline_miseq_20161020_lane_1_B_analysis_reads_overlap.sh.gz">
            <text:p>find /xraid2-2/g454/run_new_pipeline -name clust_gast_ill__xraid2-2_g454_run_new_pipeline_miseq_20161020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1020">
            <text:p>2016102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float" office:value="653">
            <text:p>653</text:p>
          </table:table-cell>
          <table:table-cell office:value-type="string">
            <text:p>Jan 11 2017</text:p>
          </table:table-cell>
          <table:table-cell office:value-type="string">
            <text:p>clust_gast_ill__xraid2-2_g454_run_new_pipeline_miseq_20161020_lane_1_B_analysis_reads_overlap.sh.gz</text:p>
          </table:table-cell>
          <table:table-cell table:formula="of:=&quot;find /xraid2-2/g454/run_new_pipeline -name &quot; &amp; [.J286]" office:value-type="string" office:string-value="find /xraid2-2/g454/run_new_pipeline -name clust_gast_ill__xraid2-2_g454_run_new_pipeline_miseq_20161020_lane_1_B_analysis_reads_overlap.sh.gz">
            <text:p>find /xraid2-2/g454/run_new_pipeline -name clust_gast_ill__xraid2-2_g454_run_new_pipeline_miseq_20161020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1109">
            <text:p>20161109</text:p>
          </table:table-cell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1653">
            <text:p>1653</text:p>
          </table:table-cell>
          <table:table-cell office:value-type="string">
            <text:p>Dec 29 2016</text:p>
          </table:table-cell>
          <table:table-cell office:value-type="string">
            <text:p>clust_gast_ill_20161109_lane_1_E.sh</text:p>
          </table:table-cell>
          <table:table-cell table:formula="of:=&quot;find /xraid2-2/g454/run_new_pipeline -name &quot; &amp; [.J287]" office:value-type="string" office:string-value="find /xraid2-2/g454/run_new_pipeline -name clust_gast_ill_20161109_lane_1_E.sh">
            <text:p>find /xraid2-2/g454/run_new_pipeline -name clust_gast_ill_20161109_lane_1_E.sh</text:p>
          </table:table-cell>
          <table:table-cell table:number-columns-repeated="14"/>
        </table:table-row>
        <table:table-row table:style-name="ro1" table:visibility="filter">
          <table:table-cell office:value-type="float" office:value="20161109">
            <text:p>20161109</text:p>
          </table:table-cell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1810">
            <text:p>1810</text:p>
          </table:table-cell>
          <table:table-cell office:value-type="string">
            <text:p>Feb 18 2017</text:p>
          </table:table-cell>
          <table:table-cell office:value-type="string">
            <text:p>clust_gast_ill__xraid2-2_g454_run_new_pipeline_miseq_20161109_lane_1_E_analysis_reads_overlap.sh</text:p>
          </table:table-cell>
          <table:table-cell table:formula="of:=&quot;find /xraid2-2/g454/run_new_pipeline -name &quot; &amp; [.J288]" office:value-type="string" office:string-value="find /xraid2-2/g454/run_new_pipeline -name clust_gast_ill__xraid2-2_g454_run_new_pipeline_miseq_20161109_lane_1_E_analysis_reads_overlap.sh">
            <text:p>find /xraid2-2/g454/run_new_pipeline -name clust_gast_ill__xraid2-2_g454_run_new_pipeline_miseq_20161109_lane_1_E_analysis_reads_overlap.sh</text:p>
          </table:table-cell>
          <table:table-cell table:number-columns-repeated="14"/>
        </table:table-row>
        <table:table-row table:style-name="ro1" table:visibility="filter">
          <table:table-cell office:value-type="float" office:value="20161109">
            <text:p>20161109</text:p>
          </table:table-cell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1864">
            <text:p>1864</text:p>
          </table:table-cell>
          <table:table-cell office:value-type="string">
            <text:p>Feb 21 2017</text:p>
          </table:table-cell>
          <table:table-cell office:value-type="string">
            <text:p>clust_gast_ill__xraid2-2_g454_run_new_pipeline_miseq_20161109_lane_1_E_analysis_reads_overlap.sh</text:p>
          </table:table-cell>
          <table:table-cell table:formula="of:=&quot;find /xraid2-2/g454/run_new_pipeline -name &quot; &amp; [.J289]" office:value-type="string" office:string-value="find /xraid2-2/g454/run_new_pipeline -name clust_gast_ill__xraid2-2_g454_run_new_pipeline_miseq_20161109_lane_1_E_analysis_reads_overlap.sh">
            <text:p>find /xraid2-2/g454/run_new_pipeline -name clust_gast_ill__xraid2-2_g454_run_new_pipeline_miseq_20161109_lane_1_E_analysis_reads_overlap.sh</text:p>
          </table:table-cell>
          <table:table-cell table:number-columns-repeated="14"/>
        </table:table-row>
        <table:table-row table:style-name="ro1" table:visibility="filter">
          <table:table-cell office:value-type="float" office:value="20161109">
            <text:p>20161109</text:p>
          </table:table-cell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float" office:value="654">
            <text:p>654</text:p>
          </table:table-cell>
          <table:table-cell office:value-type="string">
            <text:p>Jan 19 2017</text:p>
          </table:table-cell>
          <table:table-cell office:value-type="string">
            <text:p>clust_gast_ill__xraid2-2_g454_run_new_pipeline_miseq_20161109_lane_1_E_analysis_reads_overlap.sh.gz</text:p>
          </table:table-cell>
          <table:table-cell table:formula="of:=&quot;find /xraid2-2/g454/run_new_pipeline -name &quot; &amp; [.J290]" office:value-type="string" office:string-value="find /xraid2-2/g454/run_new_pipeline -name clust_gast_ill__xraid2-2_g454_run_new_pipeline_miseq_20161109_lane_1_E_analysis_reads_overlap.sh.gz">
            <text:p>find /xraid2-2/g454/run_new_pipeline -name clust_gast_ill__xraid2-2_g454_run_new_pipeline_miseq_20161109_lane_1_E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1109">
            <text:p>20161109</text:p>
          </table:table-cell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float" office:value="1800">
            <text:p>1800</text:p>
          </table:table-cell>
          <table:table-cell office:value-type="string">
            <text:p>Jan 31 2017</text:p>
          </table:table-cell>
          <table:table-cell office:value-type="string">
            <text:p>clust_gast_ill__xraid2-2_g454_run_new_pipeline_miseq_20161109_lane_1_E_analysis_reads_overlap.sh</text:p>
          </table:table-cell>
          <table:table-cell table:formula="of:=&quot;find /xraid2-2/g454/run_new_pipeline -name &quot; &amp; [.J291]" office:value-type="string" office:string-value="find /xraid2-2/g454/run_new_pipeline -name clust_gast_ill__xraid2-2_g454_run_new_pipeline_miseq_20161109_lane_1_E_analysis_reads_overlap.sh">
            <text:p>find /xraid2-2/g454/run_new_pipeline -name clust_gast_ill__xraid2-2_g454_run_new_pipeline_miseq_20161109_lane_1_E_analysis_reads_overlap.sh</text:p>
          </table:table-cell>
          <table:table-cell table:number-columns-repeated="14"/>
        </table:table-row>
        <table:table-row table:style-name="ro1" table:visibility="filter">
          <table:table-cell office:value-type="float" office:value="20161109">
            <text:p>20161109</text:p>
          </table:table-cell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float" office:value="574">
            <text:p>574</text:p>
          </table:table-cell>
          <table:table-cell office:value-type="string">
            <text:p>Nov 15 2016</text:p>
          </table:table-cell>
          <table:table-cell office:value-type="string">
            <text:p>clust_gast_ill_20161109_lane_1_E.sh.gz</text:p>
          </table:table-cell>
          <table:table-cell table:formula="of:=&quot;find /xraid2-2/g454/run_new_pipeline -name &quot; &amp; [.J292]" office:value-type="string" office:string-value="find /xraid2-2/g454/run_new_pipeline -name clust_gast_ill_20161109_lane_1_E.sh.gz">
            <text:p>find /xraid2-2/g454/run_new_pipeline -name clust_gast_ill_20161109_lane_1_E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1122">
            <text:p>20161122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ashipunova</text:p>
          </table:table-cell>
          <table:table-cell office:value-type="float" office:value="1631">
            <text:p>1631</text:p>
          </table:table-cell>
          <table:table-cell office:value-type="string">
            <text:p>Dec 9 2016</text:p>
          </table:table-cell>
          <table:table-cell office:value-type="string">
            <text:p>clust_gast_ill_20161122_lane_1_B.sh</text:p>
          </table:table-cell>
          <table:table-cell table:formula="of:=&quot;find /xraid2-2/g454/run_new_pipeline -name &quot; &amp; [.J293]" office:value-type="string" office:string-value="find /xraid2-2/g454/run_new_pipeline -name clust_gast_ill_20161122_lane_1_B.sh">
            <text:p>find /xraid2-2/g454/run_new_pipeline -name clust_gast_ill_20161122_lane_1_B.sh</text:p>
          </table:table-cell>
          <table:table-cell table:number-columns-repeated="14"/>
        </table:table-row>
        <table:table-row table:style-name="ro1" table:visibility="filter">
          <table:table-cell office:value-type="float" office:value="20161208">
            <text:p>20161208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float" office:value="655">
            <text:p>655</text:p>
          </table:table-cell>
          <table:table-cell office:value-type="string">
            <text:p>Feb 14 2017</text:p>
          </table:table-cell>
          <table:table-cell office:value-type="string">
            <text:p>clust_gast_ill__xraid2-2_g454_run_new_pipeline_miseq_20161208_lane_1_B_analysis_reads_overlap.sh.gz</text:p>
          </table:table-cell>
          <table:table-cell table:formula="of:=&quot;find /xraid2-2/g454/run_new_pipeline -name &quot; &amp; [.J294]" office:value-type="string" office:string-value="find /xraid2-2/g454/run_new_pipeline -name clust_gast_ill__xraid2-2_g454_run_new_pipeline_miseq_20161208_lane_1_B_analysis_reads_overlap.sh.gz">
            <text:p>find /xraid2-2/g454/run_new_pipeline -name clust_gast_ill__xraid2-2_g454_run_new_pipeline_miseq_20161208_lane_1_B_analysis_reads_overlap.sh.gz</text:p>
          </table:table-cell>
          <table:table-cell table:number-columns-repeated="14"/>
        </table:table-row>
        <table:table-row table:style-name="ro1">
          <table:table-cell office:value-type="float" office:value="20161209">
            <text:p>20161209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 office:value-type="string">
            <text:p>yes</text:p>
          </table:table-cell>
          <table:table-cell office:value-type="string">
            <text:p>jpolinski</text:p>
          </table:table-cell>
          <table:table-cell office:value-type="float" office:value="658">
            <text:p>658</text:p>
          </table:table-cell>
          <table:table-cell office:value-type="string">
            <text:p>Dec 16 2016</text:p>
          </table:table-cell>
          <table:table-cell office:value-type="string">
            <text:p>clust_gast_ill__xraid2-2_g454_run_new_pipeline_nextseq_20161209_lane_1_B_analysis_reads_overlap.sh.gz</text:p>
          </table:table-cell>
          <table:table-cell table:formula="of:=&quot;find /xraid2-2/g454/run_new_pipeline -name &quot; &amp; [.J295]" office:value-type="string" office:string-value="find /xraid2-2/g454/run_new_pipeline -name clust_gast_ill__xraid2-2_g454_run_new_pipeline_nextseq_20161209_lane_1_B_analysis_reads_overlap.sh.gz">
            <text:p>find /xraid2-2/g454/run_new_pipeline -name clust_gast_ill__xraid2-2_g454_run_new_pipeline_nextseq_20161209_lane_1_B_analysis_reads_overlap.sh.gz</text:p>
          </table:table-cell>
          <table:table-cell table:formula="of:=&quot;cd &quot; &amp; [.N295] &amp; &quot;/reads_overlap; gunzip *.fa.unique.gz&quot;" office:value-type="string" office:string-value="cd /xraid2-2/g454/run_new_pipeline/nextseq/20161209/lane_1_B/analysis/reads_overlap; gunzip *.fa.unique.gz">
            <text:p>cd /xraid2-2/g454/run_new_pipeline/nextseq/20161209/lane_1_B/analysis/reads_overlap; gunzip *.fa.unique.gz</text:p>
          </table:table-cell>
          <table:table-cell office:value-type="string">
            <text:p>/xraid2-2/g454/run_new_pipeline/nextseq/20161209/lane_1_B/analysis</text:p>
          </table:table-cell>
          <table:table-cell office:value-type="string">
            <text:p>/xraid2-2/g454/run_new_pipeline/nextseq/20161209/lane_1_B/analysis</text:p>
          </table:table-cell>
          <table:table-cell office:value-type="string">
            <text:p>gast_0</text:p>
          </table:table-cell>
          <table:table-cell table:style-name="ce2" table:formula="of:=&quot;cd &quot; &amp; [.N295] &amp; &quot;; mv gast gast_0&quot;" office:value-type="string" office:string-value="cd /xraid2-2/g454/run_new_pipeline/nextseq/20161209/lane_1_B/analysis; mv gast gast_0">
            <text:p>cd /xraid2-2/g454/run_new_pipeline/nextseq/20161209/lane_1_B/analysis; mv gast gast_0</text:p>
          </table:table-cell>
          <table:table-cell table:style-name="ce2" table:formula="of:=&quot;cd &quot; &amp; [.N295] &amp; &quot;; mkdir gast&quot;" office:value-type="string" office:string-value="cd /xraid2-2/g454/run_new_pipeline/nextseq/20161209/lane_1_B/analysis; mkdir gast">
            <text:p>cd /xraid2-2/g454/run_new_pipeline/nextseq/20161209/lane_1_B/analysis; mkdir gast</text:p>
          </table:table-cell>
          <table:table-cell table:formula="of:=&quot;cd &quot; &amp; [.N295] &amp;&quot;/gast_0; cp &quot; &amp; [.J295] &amp; &quot; ../gast/&quot;" office:value-type="string" office:string-value="cd /xraid2-2/g454/run_new_pipeline/nextseq/20161209/lane_1_B/analysis/gast_0; cp clust_gast_ill__xraid2-2_g454_run_new_pipeline_nextseq_20161209_lane_1_B_analysis_reads_overlap.sh.gz ../gast/">
            <text:p>cd /xraid2-2/g454/run_new_pipeline/nextseq/20161209/lane_1_B/analysis/gast_0; cp clust_gast_ill__xraid2-2_g454_run_new_pipeline_nextseq_20161209_lane_1_B_analysis_reads_overlap.sh.gz ../gast/</text:p>
          </table:table-cell>
          <table:table-cell table:formula="of:=&quot;cd &quot; &amp; [.N295] &amp;&quot;/gast_0; cp filenames.list* ../gast/&quot;" office:value-type="string" office:string-value="cd /xraid2-2/g454/run_new_pipeline/nextseq/20161209/lane_1_B/analysis/gast_0; cp filenames.list* ../gast/">
            <text:p>cd /xraid2-2/g454/run_new_pipeline/nextseq/20161209/lane_1_B/analysis/gast_0; cp filenames.list* ../gast/</text:p>
          </table:table-cell>
          <table:table-cell table:formula="of:=&quot;cd &quot; &amp; [.N295] &amp;&quot;/gast; gunzip *&quot;" office:value-type="string" office:string-value="cd /xraid2-2/g454/run_new_pipeline/nextseq/20161209/lane_1_B/analysis/gast; gunzip *">
            <text:p>cd /xraid2-2/g454/run_new_pipeline/nextseq/20161209/lane_1_B/analysis/gast; gunzip *</text:p>
          </table:table-cell>
          <table:table-cell office:value-type="string">
            <text:p>clust_gast_ill__xraid2-2_g454_run_new_pipeline_nextseq_20161209_lane_1_B_analysis_reads_overlap.sh</text:p>
          </table:table-cell>
          <table:table-cell table:formula="of:=&quot;cd &quot; &amp; [.N295] &amp;&quot;/gast; qsub &quot; &amp; [.U295] &amp; &quot;; check_cluster.py; mail_done&quot;" office:value-type="string" office:string-value="cd /xraid2-2/g454/run_new_pipeline/nextseq/20161209/lane_1_B/analysis/gast; qsub clust_gast_ill__xraid2-2_g454_run_new_pipeline_nextseq_20161209_lane_1_B_analysis_reads_overlap.sh; check_cluster.py; mail_done">
            <text:p>cd /xraid2-2/g454/run_new_pipeline/nextseq/20161209/lane_1_B/analysis/gast; qsub clust_gast_ill__xraid2-2_g454_run_new_pipeline_nextseq_20161209_lane_1_B_analysis_reads_overlap.sh; check_cluster.py; mail_done</text:p>
          </table:table-cell>
          <table:table-cell table:number-columns-repeated="3"/>
        </table:table-row>
        <table:table-row table:style-name="ro1" table:visibility="filter">
          <table:table-cell office:value-type="float" office:value="20161229">
            <text:p>20161229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float" office:value="655">
            <text:p>655</text:p>
          </table:table-cell>
          <table:table-cell office:value-type="string">
            <text:p>Feb 15 2017</text:p>
          </table:table-cell>
          <table:table-cell office:value-type="string">
            <text:p>clust_gast_ill__xraid2-2_g454_run_new_pipeline_miseq_20161229_lane_1_B_analysis_reads_overlap.sh.gz</text:p>
          </table:table-cell>
          <table:table-cell table:formula="of:=&quot;find /xraid2-2/g454/run_new_pipeline -name &quot; &amp; [.J296]" office:value-type="string" office:string-value="find /xraid2-2/g454/run_new_pipeline -name clust_gast_ill__xraid2-2_g454_run_new_pipeline_miseq_20161229_lane_1_B_analysis_reads_overlap.sh.gz">
            <text:p>find /xraid2-2/g454/run_new_pipeline -name clust_gast_ill__xraid2-2_g454_run_new_pipeline_miseq_20161229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1229">
            <text:p>20161229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float" office:value="656">
            <text:p>656</text:p>
          </table:table-cell>
          <table:table-cell office:value-type="string">
            <text:p>Jan 10 2017</text:p>
          </table:table-cell>
          <table:table-cell office:value-type="string">
            <text:p>clust_gast_ill__xraid2-2_g454_run_new_pipeline_miseq_20161229_lane_1_B_analysis_reads_overlap.sh.gz</text:p>
          </table:table-cell>
          <table:table-cell table:formula="of:=&quot;find /xraid2-2/g454/run_new_pipeline -name &quot; &amp; [.J297]" office:value-type="string" office:string-value="find /xraid2-2/g454/run_new_pipeline -name clust_gast_ill__xraid2-2_g454_run_new_pipeline_miseq_20161229_lane_1_B_analysis_reads_overlap.sh.gz">
            <text:p>find /xraid2-2/g454/run_new_pipeline -name clust_gast_ill__xraid2-2_g454_run_new_pipeline_miseq_20161229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1229">
            <text:p>20161229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float" office:value="655">
            <text:p>655</text:p>
          </table:table-cell>
          <table:table-cell office:value-type="string">
            <text:p>Feb 15 2017</text:p>
          </table:table-cell>
          <table:table-cell office:value-type="string">
            <text:p>clust_gast_ill__xraid2-2_g454_run_new_pipeline_miseq_20161229_lane_1_B_analysis_reads_overlap.sh.gz</text:p>
          </table:table-cell>
          <table:table-cell table:formula="of:=&quot;find /xraid2-2/g454/run_new_pipeline -name &quot; &amp; [.J298]" office:value-type="string" office:string-value="find /xraid2-2/g454/run_new_pipeline -name clust_gast_ill__xraid2-2_g454_run_new_pipeline_miseq_20161229_lane_1_B_analysis_reads_overlap.sh.gz">
            <text:p>find /xraid2-2/g454/run_new_pipeline -name clust_gast_ill__xraid2-2_g454_run_new_pipeline_miseq_20161229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1229">
            <text:p>20161229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float" office:value="656">
            <text:p>656</text:p>
          </table:table-cell>
          <table:table-cell office:value-type="string">
            <text:p>Jan 10 2017</text:p>
          </table:table-cell>
          <table:table-cell office:value-type="string">
            <text:p>clust_gast_ill__xraid2-2_g454_run_new_pipeline_miseq_20161229_lane_1_B_analysis_reads_overlap.sh.gz</text:p>
          </table:table-cell>
          <table:table-cell table:formula="of:=&quot;find /xraid2-2/g454/run_new_pipeline -name &quot; &amp; [.J299]" office:value-type="string" office:string-value="find /xraid2-2/g454/run_new_pipeline -name clust_gast_ill__xraid2-2_g454_run_new_pipeline_miseq_20161229_lane_1_B_analysis_reads_overlap.sh.gz">
            <text:p>find /xraid2-2/g454/run_new_pipeline -name clust_gast_ill__xraid2-2_g454_run_new_pipeline_miseq_20161229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203">
            <text:p>20170203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float" office:value="655">
            <text:p>655</text:p>
          </table:table-cell>
          <table:table-cell office:value-type="string">
            <text:p>Feb 15 2017</text:p>
          </table:table-cell>
          <table:table-cell office:value-type="string">
            <text:p>clust_gast_ill__xraid2-2_g454_run_new_pipeline_miseq_20170203_lane_1_B_analysis_reads_overlap.sh.gz</text:p>
          </table:table-cell>
          <table:table-cell table:formula="of:=&quot;find /xraid2-2/g454/run_new_pipeline -name &quot; &amp; [.J300]" office:value-type="string" office:string-value="find /xraid2-2/g454/run_new_pipeline -name clust_gast_ill__xraid2-2_g454_run_new_pipeline_miseq_20170203_lane_1_B_analysis_reads_overlap.sh.gz">
            <text:p>find /xraid2-2/g454/run_new_pipeline -name clust_gast_ill__xraid2-2_g454_run_new_pipeline_miseq_20170203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203">
            <text:p>20170203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float" office:value="657">
            <text:p>657</text:p>
          </table:table-cell>
          <table:table-cell office:value-type="string">
            <text:p>Feb 6 2017</text:p>
          </table:table-cell>
          <table:table-cell office:value-type="string">
            <text:p>clust_gast_ill__xraid2-2_g454_run_new_pipeline_miseq_20170203_lane_1_B_analysis_reads_overlap.sh.gz</text:p>
          </table:table-cell>
          <table:table-cell table:formula="of:=&quot;find /xraid2-2/g454/run_new_pipeline -name &quot; &amp; [.J301]" office:value-type="string" office:string-value="find /xraid2-2/g454/run_new_pipeline -name clust_gast_ill__xraid2-2_g454_run_new_pipeline_miseq_20170203_lane_1_B_analysis_reads_overlap.sh.gz">
            <text:p>find /xraid2-2/g454/run_new_pipeline -name clust_gast_ill__xraid2-2_g454_run_new_pipeline_miseq_20170203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203">
            <text:p>20170203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float" office:value="655">
            <text:p>655</text:p>
          </table:table-cell>
          <table:table-cell office:value-type="string">
            <text:p>Feb 15 2017</text:p>
          </table:table-cell>
          <table:table-cell office:value-type="string">
            <text:p>clust_gast_ill__xraid2-2_g454_run_new_pipeline_miseq_20170203_lane_1_B_analysis_reads_overlap.sh.gz</text:p>
          </table:table-cell>
          <table:table-cell table:formula="of:=&quot;find /xraid2-2/g454/run_new_pipeline -name &quot; &amp; [.J302]" office:value-type="string" office:string-value="find /xraid2-2/g454/run_new_pipeline -name clust_gast_ill__xraid2-2_g454_run_new_pipeline_miseq_20170203_lane_1_B_analysis_reads_overlap.sh.gz">
            <text:p>find /xraid2-2/g454/run_new_pipeline -name clust_gast_ill__xraid2-2_g454_run_new_pipeline_miseq_20170203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203">
            <text:p>20170203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float" office:value="657">
            <text:p>657</text:p>
          </table:table-cell>
          <table:table-cell office:value-type="string">
            <text:p>Feb 6 2017</text:p>
          </table:table-cell>
          <table:table-cell office:value-type="string">
            <text:p>clust_gast_ill__xraid2-2_g454_run_new_pipeline_miseq_20170203_lane_1_B_analysis_reads_overlap.sh.gz</text:p>
          </table:table-cell>
          <table:table-cell table:formula="of:=&quot;find /xraid2-2/g454/run_new_pipeline -name &quot; &amp; [.J303]" office:value-type="string" office:string-value="find /xraid2-2/g454/run_new_pipeline -name clust_gast_ill__xraid2-2_g454_run_new_pipeline_miseq_20170203_lane_1_B_analysis_reads_overlap.sh.gz">
            <text:p>find /xraid2-2/g454/run_new_pipeline -name clust_gast_ill__xraid2-2_g454_run_new_pipeline_miseq_20170203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207">
            <text:p>20170207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jpolinski</text:p>
          </table:table-cell>
          <table:table-cell office:value-type="float" office:value="657">
            <text:p>657</text:p>
          </table:table-cell>
          <table:table-cell office:value-type="string">
            <text:p>Feb 15 2017</text:p>
          </table:table-cell>
          <table:table-cell office:value-type="string">
            <text:p>clust_gast_ill__xraid2-2_g454_run_new_pipeline_miseq_20170207_lane_1_B_analysis_reads_overlap.sh.gz</text:p>
          </table:table-cell>
          <table:table-cell table:formula="of:=&quot;find /xraid2-2/g454/run_new_pipeline -name &quot; &amp; [.J304]" office:value-type="string" office:string-value="find /xraid2-2/g454/run_new_pipeline -name clust_gast_ill__xraid2-2_g454_run_new_pipeline_miseq_20170207_lane_1_B_analysis_reads_overlap.sh.gz">
            <text:p>find /xraid2-2/g454/run_new_pipeline -name clust_gast_ill__xraid2-2_g454_run_new_pipeline_miseq_20170207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210">
            <text:p>2017021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jpolinski</text:p>
          </table:table-cell>
          <table:table-cell office:value-type="float" office:value="657">
            <text:p>657</text:p>
          </table:table-cell>
          <table:table-cell office:value-type="string">
            <text:p>Feb 15 2017</text:p>
          </table:table-cell>
          <table:table-cell office:value-type="string">
            <text:p>clust_gast_ill__xraid2-2_g454_run_new_pipeline_miseq_20170210_lane_1_B_analysis_reads_overlap.sh.gz</text:p>
          </table:table-cell>
          <table:table-cell table:formula="of:=&quot;find /xraid2-2/g454/run_new_pipeline -name &quot; &amp; [.J305]" office:value-type="string" office:string-value="find /xraid2-2/g454/run_new_pipeline -name clust_gast_ill__xraid2-2_g454_run_new_pipeline_miseq_20170210_lane_1_B_analysis_reads_overlap.sh.gz">
            <text:p>find /xraid2-2/g454/run_new_pipeline -name clust_gast_ill__xraid2-2_g454_run_new_pipeline_miseq_20170210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210">
            <text:p>2017021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float" office:value="659">
            <text:p>659</text:p>
          </table:table-cell>
          <table:table-cell office:value-type="string">
            <text:p>Feb 15 2017</text:p>
          </table:table-cell>
          <table:table-cell office:value-type="string">
            <text:p>clust_gast_ill__xraid2-2_g454_run_new_pipeline_nextseq_20170210_lane_1_B_analysis_reads_overlap.sh.gz</text:p>
          </table:table-cell>
          <table:table-cell table:formula="of:=&quot;find /xraid2-2/g454/run_new_pipeline -name &quot; &amp; [.J306]" office:value-type="string" office:string-value="find /xraid2-2/g454/run_new_pipeline -name clust_gast_ill__xraid2-2_g454_run_new_pipeline_nextseq_20170210_lane_1_B_analysis_reads_overlap.sh.gz">
            <text:p>find /xraid2-2/g454/run_new_pipeline -name clust_gast_ill__xraid2-2_g454_run_new_pipeline_nextseq_20170210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223">
            <text:p>20170223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float" office:value="655">
            <text:p>655</text:p>
          </table:table-cell>
          <table:table-cell office:value-type="string">
            <text:p>Mar 14 2017</text:p>
          </table:table-cell>
          <table:table-cell office:value-type="string">
            <text:p>clust_gast_ill__xraid2-2_g454_run_new_pipeline_miseq_20170223_lane_1_A_analysis_reads_overlap.sh.gz</text:p>
          </table:table-cell>
          <table:table-cell table:formula="of:=&quot;find /xraid2-2/g454/run_new_pipeline -name &quot; &amp; [.J307]" office:value-type="string" office:string-value="find /xraid2-2/g454/run_new_pipeline -name clust_gast_ill__xraid2-2_g454_run_new_pipeline_miseq_20170223_lane_1_A_analysis_reads_overlap.sh.gz">
            <text:p>find /xraid2-2/g454/run_new_pipeline -name clust_gast_ill__xraid2-2_g454_run_new_pipeline_miseq_20170223_lane_1_A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223">
            <text:p>20170223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float" office:value="654">
            <text:p>654</text:p>
          </table:table-cell>
          <table:table-cell office:value-type="string">
            <text:p>Mar 14 2017</text:p>
          </table:table-cell>
          <table:table-cell office:value-type="string">
            <text:p>clust_gast_ill__xraid2-2_g454_run_new_pipeline_miseq_20170223_lane_1_B_analysis_reads_overlap.sh.gz</text:p>
          </table:table-cell>
          <table:table-cell table:formula="of:=&quot;find /xraid2-2/g454/run_new_pipeline -name &quot; &amp; [.J308]" office:value-type="string" office:string-value="find /xraid2-2/g454/run_new_pipeline -name clust_gast_ill__xraid2-2_g454_run_new_pipeline_miseq_20170223_lane_1_B_analysis_reads_overlap.sh.gz">
            <text:p>find /xraid2-2/g454/run_new_pipeline -name clust_gast_ill__xraid2-2_g454_run_new_pipeline_miseq_20170223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303">
            <text:p>20170303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float" office:value="655">
            <text:p>655</text:p>
          </table:table-cell>
          <table:table-cell office:value-type="string">
            <text:p>Mar 15 2017</text:p>
          </table:table-cell>
          <table:table-cell office:value-type="string">
            <text:p>clust_gast_ill__xraid2-2_g454_run_new_pipeline_miseq_20170303_lane_1_B_analysis_reads_overlap.sh.gz</text:p>
          </table:table-cell>
          <table:table-cell table:formula="of:=&quot;find /xraid2-2/g454/run_new_pipeline -name &quot; &amp; [.J309]" office:value-type="string" office:string-value="find /xraid2-2/g454/run_new_pipeline -name clust_gast_ill__xraid2-2_g454_run_new_pipeline_miseq_20170303_lane_1_B_analysis_reads_overlap.sh.gz">
            <text:p>find /xraid2-2/g454/run_new_pipeline -name clust_gast_ill__xraid2-2_g454_run_new_pipeline_miseq_20170303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303">
            <text:p>20170303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float" office:value="656">
            <text:p>656</text:p>
          </table:table-cell>
          <table:table-cell office:value-type="string">
            <text:p>Sep 7 2017</text:p>
          </table:table-cell>
          <table:table-cell office:value-type="string">
            <text:p>clust_gast_ill__xraid2-2_g454_run_new_pipeline_miseq_20170303_lane_1_B_analysis_reads_overlap.sh.gz</text:p>
          </table:table-cell>
          <table:table-cell table:formula="of:=&quot;find /xraid2-2/g454/run_new_pipeline -name &quot; &amp; [.J310]" office:value-type="string" office:string-value="find /xraid2-2/g454/run_new_pipeline -name clust_gast_ill__xraid2-2_g454_run_new_pipeline_miseq_20170303_lane_1_B_analysis_reads_overlap.sh.gz">
            <text:p>find /xraid2-2/g454/run_new_pipeline -name clust_gast_ill__xraid2-2_g454_run_new_pipeline_miseq_20170303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303">
            <text:p>20170303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float" office:value="655">
            <text:p>655</text:p>
          </table:table-cell>
          <table:table-cell office:value-type="string">
            <text:p>Mar 15 2017</text:p>
          </table:table-cell>
          <table:table-cell office:value-type="string">
            <text:p>clust_gast_ill__xraid2-2_g454_run_new_pipeline_miseq_20170303_lane_1_B_analysis_reads_overlap.sh.gz</text:p>
          </table:table-cell>
          <table:table-cell table:formula="of:=&quot;find /xraid2-2/g454/run_new_pipeline -name &quot; &amp; [.J311]" office:value-type="string" office:string-value="find /xraid2-2/g454/run_new_pipeline -name clust_gast_ill__xraid2-2_g454_run_new_pipeline_miseq_20170303_lane_1_B_analysis_reads_overlap.sh.gz">
            <text:p>find /xraid2-2/g454/run_new_pipeline -name clust_gast_ill__xraid2-2_g454_run_new_pipeline_miseq_20170303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303">
            <text:p>20170303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float" office:value="656">
            <text:p>656</text:p>
          </table:table-cell>
          <table:table-cell office:value-type="string">
            <text:p>Sep 7 2017</text:p>
          </table:table-cell>
          <table:table-cell office:value-type="string">
            <text:p>clust_gast_ill__xraid2-2_g454_run_new_pipeline_miseq_20170303_lane_1_B_analysis_reads_overlap.sh.gz</text:p>
          </table:table-cell>
          <table:table-cell table:formula="of:=&quot;find /xraid2-2/g454/run_new_pipeline -name &quot; &amp; [.J312]" office:value-type="string" office:string-value="find /xraid2-2/g454/run_new_pipeline -name clust_gast_ill__xraid2-2_g454_run_new_pipeline_miseq_20170303_lane_1_B_analysis_reads_overlap.sh.gz">
            <text:p>find /xraid2-2/g454/run_new_pipeline -name clust_gast_ill__xraid2-2_g454_run_new_pipeline_miseq_20170303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307">
            <text:p>20170307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float" office:value="655">
            <text:p>655</text:p>
          </table:table-cell>
          <table:table-cell office:value-type="string">
            <text:p>Apr 18 2017</text:p>
          </table:table-cell>
          <table:table-cell office:value-type="string">
            <text:p>clust_gast_ill__xraid2-2_g454_run_new_pipeline_miseq_20170307_lane_1_B_analysis_reads_overlap.sh.gz</text:p>
          </table:table-cell>
          <table:table-cell table:formula="of:=&quot;find /xraid2-2/g454/run_new_pipeline -name &quot; &amp; [.J313]" office:value-type="string" office:string-value="find /xraid2-2/g454/run_new_pipeline -name clust_gast_ill__xraid2-2_g454_run_new_pipeline_miseq_20170307_lane_1_B_analysis_reads_overlap.sh.gz">
            <text:p>find /xraid2-2/g454/run_new_pipeline -name clust_gast_ill__xraid2-2_g454_run_new_pipeline_miseq_20170307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307">
            <text:p>20170307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float" office:value="1804">
            <text:p>1804</text:p>
          </table:table-cell>
          <table:table-cell office:value-type="string">
            <text:p>Mar 16 2017</text:p>
          </table:table-cell>
          <table:table-cell office:value-type="string">
            <text:p>clust_gast_ill__xraid2-2_g454_run_new_pipeline_miseq_20170307_lane_1_B_analysis_reads_overlap.sh</text:p>
          </table:table-cell>
          <table:table-cell table:formula="of:=&quot;find /xraid2-2/g454/run_new_pipeline -name &quot; &amp; [.J314]" office:value-type="string" office:string-value="find /xraid2-2/g454/run_new_pipeline -name clust_gast_ill__xraid2-2_g454_run_new_pipeline_miseq_20170307_lane_1_B_analysis_reads_overlap.sh">
            <text:p>find /xraid2-2/g454/run_new_pipeline -name clust_gast_ill__xraid2-2_g454_run_new_pipeline_miseq_20170307_lane_1_B_analysis_reads_overlap.sh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307">
            <text:p>20170307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float" office:value="1796">
            <text:p>1796</text:p>
          </table:table-cell>
          <table:table-cell office:value-type="string">
            <text:p>Sep 13 2017</text:p>
          </table:table-cell>
          <table:table-cell office:value-type="string">
            <text:p>clust_gast_ill__xraid2-2_g454_run_new_pipeline_miseq_20170307_lane_1_B_analysis_reads_overlap.sh</text:p>
          </table:table-cell>
          <table:table-cell table:formula="of:=&quot;find /xraid2-2/g454/run_new_pipeline -name &quot; &amp; [.J315]" office:value-type="string" office:string-value="find /xraid2-2/g454/run_new_pipeline -name clust_gast_ill__xraid2-2_g454_run_new_pipeline_miseq_20170307_lane_1_B_analysis_reads_overlap.sh">
            <text:p>find /xraid2-2/g454/run_new_pipeline -name clust_gast_ill__xraid2-2_g454_run_new_pipeline_miseq_20170307_lane_1_B_analysis_reads_overlap.sh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307">
            <text:p>20170307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float" office:value="655">
            <text:p>655</text:p>
          </table:table-cell>
          <table:table-cell office:value-type="string">
            <text:p>Apr 18 2017</text:p>
          </table:table-cell>
          <table:table-cell office:value-type="string">
            <text:p>clust_gast_ill__xraid2-2_g454_run_new_pipeline_miseq_20170307_lane_1_B_analysis_reads_overlap.sh.gz</text:p>
          </table:table-cell>
          <table:table-cell table:formula="of:=&quot;find /xraid2-2/g454/run_new_pipeline -name &quot; &amp; [.J316]" office:value-type="string" office:string-value="find /xraid2-2/g454/run_new_pipeline -name clust_gast_ill__xraid2-2_g454_run_new_pipeline_miseq_20170307_lane_1_B_analysis_reads_overlap.sh.gz">
            <text:p>find /xraid2-2/g454/run_new_pipeline -name clust_gast_ill__xraid2-2_g454_run_new_pipeline_miseq_20170307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307">
            <text:p>20170307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float" office:value="1804">
            <text:p>1804</text:p>
          </table:table-cell>
          <table:table-cell office:value-type="string">
            <text:p>Mar 16 2017</text:p>
          </table:table-cell>
          <table:table-cell office:value-type="string">
            <text:p>clust_gast_ill__xraid2-2_g454_run_new_pipeline_miseq_20170307_lane_1_B_analysis_reads_overlap.sh</text:p>
          </table:table-cell>
          <table:table-cell table:formula="of:=&quot;find /xraid2-2/g454/run_new_pipeline -name &quot; &amp; [.J317]" office:value-type="string" office:string-value="find /xraid2-2/g454/run_new_pipeline -name clust_gast_ill__xraid2-2_g454_run_new_pipeline_miseq_20170307_lane_1_B_analysis_reads_overlap.sh">
            <text:p>find /xraid2-2/g454/run_new_pipeline -name clust_gast_ill__xraid2-2_g454_run_new_pipeline_miseq_20170307_lane_1_B_analysis_reads_overlap.sh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307">
            <text:p>20170307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float" office:value="1796">
            <text:p>1796</text:p>
          </table:table-cell>
          <table:table-cell office:value-type="string">
            <text:p>Sep 13 2017</text:p>
          </table:table-cell>
          <table:table-cell office:value-type="string">
            <text:p>clust_gast_ill__xraid2-2_g454_run_new_pipeline_miseq_20170307_lane_1_B_analysis_reads_overlap.sh</text:p>
          </table:table-cell>
          <table:table-cell table:formula="of:=&quot;find /xraid2-2/g454/run_new_pipeline -name &quot; &amp; [.J318]" office:value-type="string" office:string-value="find /xraid2-2/g454/run_new_pipeline -name clust_gast_ill__xraid2-2_g454_run_new_pipeline_miseq_20170307_lane_1_B_analysis_reads_overlap.sh">
            <text:p>find /xraid2-2/g454/run_new_pipeline -name clust_gast_ill__xraid2-2_g454_run_new_pipeline_miseq_20170307_lane_1_B_analysis_reads_overlap.sh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323">
            <text:p>20170323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float" office:value="1808">
            <text:p>1808</text:p>
          </table:table-cell>
          <table:table-cell office:value-type="string">
            <text:p>Aug 24 2017</text:p>
          </table:table-cell>
          <table:table-cell office:value-type="string">
            <text:p>clust_gast_ill__xraid2-2_g454_run_new_pipeline_miseq_20170323_lane_1_A_analysis_reads_overlap.sh</text:p>
          </table:table-cell>
          <table:table-cell table:formula="of:=&quot;find /xraid2-2/g454/run_new_pipeline -name &quot; &amp; [.J319]" office:value-type="string" office:string-value="find /xraid2-2/g454/run_new_pipeline -name clust_gast_ill__xraid2-2_g454_run_new_pipeline_miseq_20170323_lane_1_A_analysis_reads_overlap.sh">
            <text:p>find /xraid2-2/g454/run_new_pipeline -name clust_gast_ill__xraid2-2_g454_run_new_pipeline_miseq_20170323_lane_1_A_analysis_reads_overlap.sh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323">
            <text:p>20170323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float" office:value="657">
            <text:p>657</text:p>
          </table:table-cell>
          <table:table-cell office:value-type="string">
            <text:p>Mar 28 2017</text:p>
          </table:table-cell>
          <table:table-cell office:value-type="string">
            <text:p>clust_gast_ill__xraid2-2_g454_run_new_pipeline_miseq_20170323_lane_1_A_analysis_reads_overlap.sh.gz</text:p>
          </table:table-cell>
          <table:table-cell table:formula="of:=&quot;find /xraid2-2/g454/run_new_pipeline -name &quot; &amp; [.J320]" office:value-type="string" office:string-value="find /xraid2-2/g454/run_new_pipeline -name clust_gast_ill__xraid2-2_g454_run_new_pipeline_miseq_20170323_lane_1_A_analysis_reads_overlap.sh.gz">
            <text:p>find /xraid2-2/g454/run_new_pipeline -name clust_gast_ill__xraid2-2_g454_run_new_pipeline_miseq_20170323_lane_1_A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323">
            <text:p>20170323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float" office:value="656">
            <text:p>656</text:p>
          </table:table-cell>
          <table:table-cell office:value-type="string">
            <text:p>Aug 28 2017</text:p>
          </table:table-cell>
          <table:table-cell office:value-type="string">
            <text:p>clust_gast_ill__xraid2-2_g454_run_new_pipeline_miseq_20170323_lane_1_B_analysis_reads_overlap.sh.gz</text:p>
          </table:table-cell>
          <table:table-cell table:formula="of:=&quot;find /xraid2-2/g454/run_new_pipeline -name &quot; &amp; [.J321]" office:value-type="string" office:string-value="find /xraid2-2/g454/run_new_pipeline -name clust_gast_ill__xraid2-2_g454_run_new_pipeline_miseq_20170323_lane_1_B_analysis_reads_overlap.sh.gz">
            <text:p>find /xraid2-2/g454/run_new_pipeline -name clust_gast_ill__xraid2-2_g454_run_new_pipeline_miseq_20170323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323">
            <text:p>20170323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float" office:value="656">
            <text:p>656</text:p>
          </table:table-cell>
          <table:table-cell office:value-type="string">
            <text:p>Mar 28 2017</text:p>
          </table:table-cell>
          <table:table-cell office:value-type="string">
            <text:p>clust_gast_ill__xraid2-2_g454_run_new_pipeline_miseq_20170323_lane_1_B_analysis_reads_overlap.sh.gz</text:p>
          </table:table-cell>
          <table:table-cell table:formula="of:=&quot;find /xraid2-2/g454/run_new_pipeline -name &quot; &amp; [.J322]" office:value-type="string" office:string-value="find /xraid2-2/g454/run_new_pipeline -name clust_gast_ill__xraid2-2_g454_run_new_pipeline_miseq_20170323_lane_1_B_analysis_reads_overlap.sh.gz">
            <text:p>find /xraid2-2/g454/run_new_pipeline -name clust_gast_ill__xraid2-2_g454_run_new_pipeline_miseq_20170323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323">
            <text:p>20170323</text:p>
          </table:table-cell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float" office:value="654">
            <text:p>654</text:p>
          </table:table-cell>
          <table:table-cell office:value-type="string">
            <text:p>Apr 3 2017</text:p>
          </table:table-cell>
          <table:table-cell office:value-type="string">
            <text:p>clust_gast_ill__xraid2-2_g454_run_new_pipeline_miseq_20170323_lane_1_E_analysis_reads_overlap.sh.gz</text:p>
          </table:table-cell>
          <table:table-cell table:formula="of:=&quot;find /xraid2-2/g454/run_new_pipeline -name &quot; &amp; [.J323]" office:value-type="string" office:string-value="find /xraid2-2/g454/run_new_pipeline -name clust_gast_ill__xraid2-2_g454_run_new_pipeline_miseq_20170323_lane_1_E_analysis_reads_overlap.sh.gz">
            <text:p>find /xraid2-2/g454/run_new_pipeline -name clust_gast_ill__xraid2-2_g454_run_new_pipeline_miseq_20170323_lane_1_E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323">
            <text:p>20170323</text:p>
          </table:table-cell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float" office:value="654">
            <text:p>654</text:p>
          </table:table-cell>
          <table:table-cell office:value-type="string">
            <text:p>Aug 25 2017</text:p>
          </table:table-cell>
          <table:table-cell office:value-type="string">
            <text:p>clust_gast_ill__xraid2-2_g454_run_new_pipeline_miseq_20170323_lane_1_E_analysis_reads_overlap.sh.gz</text:p>
          </table:table-cell>
          <table:table-cell table:formula="of:=&quot;find /xraid2-2/g454/run_new_pipeline -name &quot; &amp; [.J324]" office:value-type="string" office:string-value="find /xraid2-2/g454/run_new_pipeline -name clust_gast_ill__xraid2-2_g454_run_new_pipeline_miseq_20170323_lane_1_E_analysis_reads_overlap.sh.gz">
            <text:p>find /xraid2-2/g454/run_new_pipeline -name clust_gast_ill__xraid2-2_g454_run_new_pipeline_miseq_20170323_lane_1_E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412">
            <text:p>20170412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float" office:value="1806">
            <text:p>1806</text:p>
          </table:table-cell>
          <table:table-cell office:value-type="string">
            <text:p>Apr 17 2017</text:p>
          </table:table-cell>
          <table:table-cell office:value-type="string">
            <text:p>clust_gast_ill__xraid2-2_g454_run_new_pipeline_miseq_20170412_lane_1_A_analysis_reads_overlap.sh</text:p>
          </table:table-cell>
          <table:table-cell table:formula="of:=&quot;find /xraid2-2/g454/run_new_pipeline -name &quot; &amp; [.J325]" office:value-type="string" office:string-value="find /xraid2-2/g454/run_new_pipeline -name clust_gast_ill__xraid2-2_g454_run_new_pipeline_miseq_20170412_lane_1_A_analysis_reads_overlap.sh">
            <text:p>find /xraid2-2/g454/run_new_pipeline -name clust_gast_ill__xraid2-2_g454_run_new_pipeline_miseq_20170412_lane_1_A_analysis_reads_overlap.sh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412">
            <text:p>20170412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float" office:value="1804">
            <text:p>1804</text:p>
          </table:table-cell>
          <table:table-cell office:value-type="string">
            <text:p>Apr 17 2017</text:p>
          </table:table-cell>
          <table:table-cell office:value-type="string">
            <text:p>clust_gast_ill__xraid2-2_g454_run_new_pipeline_miseq_20170412_lane_1_B_analysis_reads_overlap.sh</text:p>
          </table:table-cell>
          <table:table-cell table:formula="of:=&quot;find /xraid2-2/g454/run_new_pipeline -name &quot; &amp; [.J326]" office:value-type="string" office:string-value="find /xraid2-2/g454/run_new_pipeline -name clust_gast_ill__xraid2-2_g454_run_new_pipeline_miseq_20170412_lane_1_B_analysis_reads_overlap.sh">
            <text:p>find /xraid2-2/g454/run_new_pipeline -name clust_gast_ill__xraid2-2_g454_run_new_pipeline_miseq_20170412_lane_1_B_analysis_reads_overlap.sh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412">
            <text:p>20170412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float" office:value="654">
            <text:p>654</text:p>
          </table:table-cell>
          <table:table-cell office:value-type="string">
            <text:p>Apr 25 2017</text:p>
          </table:table-cell>
          <table:table-cell office:value-type="string">
            <text:p>clust_gast_ill__xraid2-2_g454_run_new_pipeline_miseq_20170412_lane_1_B_analysis_reads_overlap.sh.gz</text:p>
          </table:table-cell>
          <table:table-cell table:formula="of:=&quot;find /xraid2-2/g454/run_new_pipeline -name &quot; &amp; [.J327]" office:value-type="string" office:string-value="find /xraid2-2/g454/run_new_pipeline -name clust_gast_ill__xraid2-2_g454_run_new_pipeline_miseq_20170412_lane_1_B_analysis_reads_overlap.sh.gz">
            <text:p>find /xraid2-2/g454/run_new_pipeline -name clust_gast_ill__xraid2-2_g454_run_new_pipeline_miseq_20170412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412">
            <text:p>20170412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float" office:value="1804">
            <text:p>1804</text:p>
          </table:table-cell>
          <table:table-cell office:value-type="string">
            <text:p>Apr 17 2017</text:p>
          </table:table-cell>
          <table:table-cell office:value-type="string">
            <text:p>clust_gast_ill__xraid2-2_g454_run_new_pipeline_miseq_20170412_lane_1_B_analysis_reads_overlap.sh</text:p>
          </table:table-cell>
          <table:table-cell table:formula="of:=&quot;find /xraid2-2/g454/run_new_pipeline -name &quot; &amp; [.J328]" office:value-type="string" office:string-value="find /xraid2-2/g454/run_new_pipeline -name clust_gast_ill__xraid2-2_g454_run_new_pipeline_miseq_20170412_lane_1_B_analysis_reads_overlap.sh">
            <text:p>find /xraid2-2/g454/run_new_pipeline -name clust_gast_ill__xraid2-2_g454_run_new_pipeline_miseq_20170412_lane_1_B_analysis_reads_overlap.sh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412">
            <text:p>20170412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float" office:value="654">
            <text:p>654</text:p>
          </table:table-cell>
          <table:table-cell office:value-type="string">
            <text:p>Apr 25 2017</text:p>
          </table:table-cell>
          <table:table-cell office:value-type="string">
            <text:p>clust_gast_ill__xraid2-2_g454_run_new_pipeline_miseq_20170412_lane_1_B_analysis_reads_overlap.sh.gz</text:p>
          </table:table-cell>
          <table:table-cell table:formula="of:=&quot;find /xraid2-2/g454/run_new_pipeline -name &quot; &amp; [.J329]" office:value-type="string" office:string-value="find /xraid2-2/g454/run_new_pipeline -name clust_gast_ill__xraid2-2_g454_run_new_pipeline_miseq_20170412_lane_1_B_analysis_reads_overlap.sh.gz">
            <text:p>find /xraid2-2/g454/run_new_pipeline -name clust_gast_ill__xraid2-2_g454_run_new_pipeline_miseq_20170412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414">
            <text:p>20170414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morrison</text:p>
          </table:table-cell>
          <table:table-cell office:value-type="float" office:value="657">
            <text:p>657</text:p>
          </table:table-cell>
          <table:table-cell office:value-type="string">
            <text:p>Apr 20 2017</text:p>
          </table:table-cell>
          <table:table-cell office:value-type="string">
            <text:p>clust_gast_ill__xraid2-2_g454_run_new_pipeline_nextseq_20170414_lane_1_A_analysis_reads_overlap.sh.gz</text:p>
          </table:table-cell>
          <table:table-cell table:formula="of:=&quot;find /xraid2-2/g454/run_new_pipeline -name &quot; &amp; [.J330]" office:value-type="string" office:string-value="find /xraid2-2/g454/run_new_pipeline -name clust_gast_ill__xraid2-2_g454_run_new_pipeline_nextseq_20170414_lane_1_A_analysis_reads_overlap.sh.gz">
            <text:p>find /xraid2-2/g454/run_new_pipeline -name clust_gast_ill__xraid2-2_g454_run_new_pipeline_nextseq_20170414_lane_1_A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414">
            <text:p>20170414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float" office:value="657">
            <text:p>657</text:p>
          </table:table-cell>
          <table:table-cell office:value-type="string">
            <text:p>Apr 20 2017</text:p>
          </table:table-cell>
          <table:table-cell office:value-type="string">
            <text:p>clust_gast_ill__xraid2-2_g454_run_new_pipeline_nextseq_20170414_lane_1_B_analysis_reads_overlap.sh.gz</text:p>
          </table:table-cell>
          <table:table-cell table:formula="of:=&quot;find /xraid2-2/g454/run_new_pipeline -name &quot; &amp; [.J331]" office:value-type="string" office:string-value="find /xraid2-2/g454/run_new_pipeline -name clust_gast_ill__xraid2-2_g454_run_new_pipeline_nextseq_20170414_lane_1_B_analysis_reads_overlap.sh.gz">
            <text:p>find /xraid2-2/g454/run_new_pipeline -name clust_gast_ill__xraid2-2_g454_run_new_pipeline_nextseq_20170414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414">
            <text:p>20170414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float" office:value="655">
            <text:p>655</text:p>
          </table:table-cell>
          <table:table-cell office:value-type="string">
            <text:p>Apr 25 2017</text:p>
          </table:table-cell>
          <table:table-cell office:value-type="string">
            <text:p>clust_gast_ill__xraid2-2_g454_run_new_pipeline_miseq_20170414_lane_1_B_analysis_reads_overlap.sh.gz</text:p>
          </table:table-cell>
          <table:table-cell table:formula="of:=&quot;find /xraid2-2/g454/run_new_pipeline -name &quot; &amp; [.J332]" office:value-type="string" office:string-value="find /xraid2-2/g454/run_new_pipeline -name clust_gast_ill__xraid2-2_g454_run_new_pipeline_miseq_20170414_lane_1_B_analysis_reads_overlap.sh.gz">
            <text:p>find /xraid2-2/g454/run_new_pipeline -name clust_gast_ill__xraid2-2_g454_run_new_pipeline_miseq_20170414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414">
            <text:p>20170414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morrison</text:p>
          </table:table-cell>
          <table:table-cell office:value-type="float" office:value="657">
            <text:p>657</text:p>
          </table:table-cell>
          <table:table-cell office:value-type="string">
            <text:p>Apr 20 2017</text:p>
          </table:table-cell>
          <table:table-cell office:value-type="string">
            <text:p>clust_gast_ill__xraid2-2_g454_run_new_pipeline_nextseq_20170414_lane_1_B_analysis_reads_overlap.sh.gz</text:p>
          </table:table-cell>
          <table:table-cell table:formula="of:=&quot;find /xraid2-2/g454/run_new_pipeline -name &quot; &amp; [.J333]" office:value-type="string" office:string-value="find /xraid2-2/g454/run_new_pipeline -name clust_gast_ill__xraid2-2_g454_run_new_pipeline_nextseq_20170414_lane_1_B_analysis_reads_overlap.sh.gz">
            <text:p>find /xraid2-2/g454/run_new_pipeline -name clust_gast_ill__xraid2-2_g454_run_new_pipeline_nextseq_20170414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414">
            <text:p>20170414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morrison</text:p>
          </table:table-cell>
          <table:table-cell office:value-type="float" office:value="655">
            <text:p>655</text:p>
          </table:table-cell>
          <table:table-cell office:value-type="string">
            <text:p>Apr 25 2017</text:p>
          </table:table-cell>
          <table:table-cell office:value-type="string">
            <text:p>clust_gast_ill__xraid2-2_g454_run_new_pipeline_miseq_20170414_lane_1_B_analysis_reads_overlap.sh.gz</text:p>
          </table:table-cell>
          <table:table-cell table:formula="of:=&quot;find /xraid2-2/g454/run_new_pipeline -name &quot; &amp; [.J334]" office:value-type="string" office:string-value="find /xraid2-2/g454/run_new_pipeline -name clust_gast_ill__xraid2-2_g454_run_new_pipeline_miseq_20170414_lane_1_B_analysis_reads_overlap.sh.gz">
            <text:p>find /xraid2-2/g454/run_new_pipeline -name clust_gast_ill__xraid2-2_g454_run_new_pipeline_miseq_20170414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523">
            <text:p>20170523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float" office:value="655">
            <text:p>655</text:p>
          </table:table-cell>
          <table:table-cell office:value-type="string">
            <text:p>Jun 12 2017</text:p>
          </table:table-cell>
          <table:table-cell office:value-type="string">
            <text:p>clust_gast_ill__xraid2-2_g454_run_new_pipeline_miseq_20170523_lane_1_B_analysis_reads_overlap.sh.gz</text:p>
          </table:table-cell>
          <table:table-cell table:formula="of:=&quot;find /xraid2-2/g454/run_new_pipeline -name &quot; &amp; [.J335]" office:value-type="string" office:string-value="find /xraid2-2/g454/run_new_pipeline -name clust_gast_ill__xraid2-2_g454_run_new_pipeline_miseq_20170523_lane_1_B_analysis_reads_overlap.sh.gz">
            <text:p>find /xraid2-2/g454/run_new_pipeline -name clust_gast_ill__xraid2-2_g454_run_new_pipeline_miseq_20170523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605">
            <text:p>2017060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jpolinski</text:p>
          </table:table-cell>
          <table:table-cell office:value-type="float" office:value="657">
            <text:p>657</text:p>
          </table:table-cell>
          <table:table-cell office:value-type="string">
            <text:p>Jun 19 2017</text:p>
          </table:table-cell>
          <table:table-cell office:value-type="string">
            <text:p>clust_gast_ill__xraid2-2_g454_run_new_pipeline_miseq_20170605_lane_1_B_analysis_reads_overlap.sh.gz</text:p>
          </table:table-cell>
          <table:table-cell table:formula="of:=&quot;find /xraid2-2/g454/run_new_pipeline -name &quot; &amp; [.J336]" office:value-type="string" office:string-value="find /xraid2-2/g454/run_new_pipeline -name clust_gast_ill__xraid2-2_g454_run_new_pipeline_miseq_20170605_lane_1_B_analysis_reads_overlap.sh.gz">
            <text:p>find /xraid2-2/g454/run_new_pipeline -name clust_gast_ill__xraid2-2_g454_run_new_pipeline_miseq_20170605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608">
            <text:p>20170608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jpolinski</text:p>
          </table:table-cell>
          <table:table-cell office:value-type="float" office:value="657">
            <text:p>657</text:p>
          </table:table-cell>
          <table:table-cell office:value-type="string">
            <text:p>Jun 19 2017</text:p>
          </table:table-cell>
          <table:table-cell office:value-type="string">
            <text:p>clust_gast_ill__xraid2-2_g454_run_new_pipeline_miseq_20170608_lane_1_B_analysis_reads_overlap.sh.gz</text:p>
          </table:table-cell>
          <table:table-cell table:formula="of:=&quot;find /xraid2-2/g454/run_new_pipeline -name &quot; &amp; [.J337]" office:value-type="string" office:string-value="find /xraid2-2/g454/run_new_pipeline -name clust_gast_ill__xraid2-2_g454_run_new_pipeline_miseq_20170608_lane_1_B_analysis_reads_overlap.sh.gz">
            <text:p>find /xraid2-2/g454/run_new_pipeline -name clust_gast_ill__xraid2-2_g454_run_new_pipeline_miseq_20170608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616">
            <text:p>20170616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float" office:value="655">
            <text:p>655</text:p>
          </table:table-cell>
          <table:table-cell office:value-type="string">
            <text:p>Jun 23 2017</text:p>
          </table:table-cell>
          <table:table-cell office:value-type="string">
            <text:p>clust_gast_ill__xraid2-2_g454_run_new_pipeline_miseq_20170616_lane_1_B_analysis_reads_overlap.sh.gz</text:p>
          </table:table-cell>
          <table:table-cell table:formula="of:=&quot;find /xraid2-2/g454/run_new_pipeline -name &quot; &amp; [.J338]" office:value-type="string" office:string-value="find /xraid2-2/g454/run_new_pipeline -name clust_gast_ill__xraid2-2_g454_run_new_pipeline_miseq_20170616_lane_1_B_analysis_reads_overlap.sh.gz">
            <text:p>find /xraid2-2/g454/run_new_pipeline -name clust_gast_ill__xraid2-2_g454_run_new_pipeline_miseq_20170616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623">
            <text:p>20170623</text:p>
          </table:table-cell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jpolinski</text:p>
          </table:table-cell>
          <table:table-cell office:value-type="float" office:value="655">
            <text:p>655</text:p>
          </table:table-cell>
          <table:table-cell office:value-type="string">
            <text:p>Jul 12 2017</text:p>
          </table:table-cell>
          <table:table-cell office:value-type="string">
            <text:p>clust_gast_ill__xraid2-2_g454_run_new_pipeline_miseq_20170623_lane_1_E_analysis_reads_overlap.sh.gz</text:p>
          </table:table-cell>
          <table:table-cell table:formula="of:=&quot;find /xraid2-2/g454/run_new_pipeline -name &quot; &amp; [.J339]" office:value-type="string" office:string-value="find /xraid2-2/g454/run_new_pipeline -name clust_gast_ill__xraid2-2_g454_run_new_pipeline_miseq_20170623_lane_1_E_analysis_reads_overlap.sh.gz">
            <text:p>find /xraid2-2/g454/run_new_pipeline -name clust_gast_ill__xraid2-2_g454_run_new_pipeline_miseq_20170623_lane_1_E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707">
            <text:p>20170707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jpolinski</text:p>
          </table:table-cell>
          <table:table-cell office:value-type="float" office:value="656">
            <text:p>656</text:p>
          </table:table-cell>
          <table:table-cell office:value-type="string">
            <text:p>Jul 12 2017</text:p>
          </table:table-cell>
          <table:table-cell office:value-type="string">
            <text:p>clust_gast_ill__xraid2-2_g454_run_new_pipeline_miseq_20170707_lane_1_B_analysis_reads_overlap.sh.gz</text:p>
          </table:table-cell>
          <table:table-cell table:formula="of:=&quot;find /xraid2-2/g454/run_new_pipeline -name &quot; &amp; [.J340]" office:value-type="string" office:string-value="find /xraid2-2/g454/run_new_pipeline -name clust_gast_ill__xraid2-2_g454_run_new_pipeline_miseq_20170707_lane_1_B_analysis_reads_overlap.sh.gz">
            <text:p>find /xraid2-2/g454/run_new_pipeline -name clust_gast_ill__xraid2-2_g454_run_new_pipeline_miseq_20170707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710">
            <text:p>20170710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jpolinski</text:p>
          </table:table-cell>
          <table:table-cell office:value-type="float" office:value="657">
            <text:p>657</text:p>
          </table:table-cell>
          <table:table-cell office:value-type="string">
            <text:p>Jul 31 2017</text:p>
          </table:table-cell>
          <table:table-cell office:value-type="string">
            <text:p>clust_gast_ill__xraid2-2_g454_run_new_pipeline_miseq_20170710_lane_1_A_analysis_reads_overlap.sh.gz</text:p>
          </table:table-cell>
          <table:table-cell table:formula="of:=&quot;find /xraid2-2/g454/run_new_pipeline -name &quot; &amp; [.J341]" office:value-type="string" office:string-value="find /xraid2-2/g454/run_new_pipeline -name clust_gast_ill__xraid2-2_g454_run_new_pipeline_miseq_20170710_lane_1_A_analysis_reads_overlap.sh.gz">
            <text:p>find /xraid2-2/g454/run_new_pipeline -name clust_gast_ill__xraid2-2_g454_run_new_pipeline_miseq_20170710_lane_1_A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710">
            <text:p>20170710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float" office:value="657">
            <text:p>657</text:p>
          </table:table-cell>
          <table:table-cell office:value-type="string">
            <text:p>Sep 1 2017</text:p>
          </table:table-cell>
          <table:table-cell office:value-type="string">
            <text:p>clust_gast_ill__xraid2-2_g454_run_new_pipeline_miseq_20170710_lane_1_A_analysis_reads_overlap.sh.gz</text:p>
          </table:table-cell>
          <table:table-cell table:formula="of:=&quot;find /xraid2-2/g454/run_new_pipeline -name &quot; &amp; [.J342]" office:value-type="string" office:string-value="find /xraid2-2/g454/run_new_pipeline -name clust_gast_ill__xraid2-2_g454_run_new_pipeline_miseq_20170710_lane_1_A_analysis_reads_overlap.sh.gz">
            <text:p>find /xraid2-2/g454/run_new_pipeline -name clust_gast_ill__xraid2-2_g454_run_new_pipeline_miseq_20170710_lane_1_A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710">
            <text:p>2017071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abrumbaugh</text:p>
          </table:table-cell>
          <table:table-cell office:value-type="float" office:value="656">
            <text:p>656</text:p>
          </table:table-cell>
          <table:table-cell office:value-type="string">
            <text:p>Jul 28 2017</text:p>
          </table:table-cell>
          <table:table-cell office:value-type="string">
            <text:p>clust_gast_ill__xraid2-2_g454_run_new_pipeline_miseq_20170710_lane_1_B_analysis_reads_overlap.sh.gz</text:p>
          </table:table-cell>
          <table:table-cell table:formula="of:=&quot;find /xraid2-2/g454/run_new_pipeline -name &quot; &amp; [.J343]" office:value-type="string" office:string-value="find /xraid2-2/g454/run_new_pipeline -name clust_gast_ill__xraid2-2_g454_run_new_pipeline_miseq_20170710_lane_1_B_analysis_reads_overlap.sh.gz">
            <text:p>find /xraid2-2/g454/run_new_pipeline -name clust_gast_ill__xraid2-2_g454_run_new_pipeline_miseq_20170710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710">
            <text:p>2017071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jpolinski</text:p>
          </table:table-cell>
          <table:table-cell office:value-type="float" office:value="655">
            <text:p>655</text:p>
          </table:table-cell>
          <table:table-cell office:value-type="string">
            <text:p>Aug 10 2017</text:p>
          </table:table-cell>
          <table:table-cell office:value-type="string">
            <text:p>clust_gast_ill__xraid2-2_g454_run_new_pipeline_miseq_20170710_lane_1_B_analysis_reads_overlap.sh.gz</text:p>
          </table:table-cell>
          <table:table-cell table:formula="of:=&quot;find /xraid2-2/g454/run_new_pipeline -name &quot; &amp; [.J344]" office:value-type="string" office:string-value="find /xraid2-2/g454/run_new_pipeline -name clust_gast_ill__xraid2-2_g454_run_new_pipeline_miseq_20170710_lane_1_B_analysis_reads_overlap.sh.gz">
            <text:p>find /xraid2-2/g454/run_new_pipeline -name clust_gast_ill__xraid2-2_g454_run_new_pipeline_miseq_20170710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710">
            <text:p>2017071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float" office:value="1676">
            <text:p>1676</text:p>
          </table:table-cell>
          <table:table-cell office:value-type="string">
            <text:p>Sep 4 2017</text:p>
          </table:table-cell>
          <table:table-cell office:value-type="string">
            <text:p>clust_gast_ill__xraid2-2_g454_run_new_pipeline_miseq_20170710_lane_1_B_analysis.sh</text:p>
          </table:table-cell>
          <table:table-cell table:formula="of:=&quot;find /xraid2-2/g454/run_new_pipeline -name &quot; &amp; [.J345]" office:value-type="string" office:string-value="find /xraid2-2/g454/run_new_pipeline -name clust_gast_ill__xraid2-2_g454_run_new_pipeline_miseq_20170710_lane_1_B_analysis.sh">
            <text:p>find /xraid2-2/g454/run_new_pipeline -name clust_gast_ill__xraid2-2_g454_run_new_pipeline_miseq_20170710_lane_1_B_analysis.sh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710">
            <text:p>2017071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float" office:value="646">
            <text:p>646</text:p>
          </table:table-cell>
          <table:table-cell office:value-type="string">
            <text:p>Sep 4 2017</text:p>
          </table:table-cell>
          <table:table-cell office:value-type="string">
            <text:p>clust_gast_ill__xraid2-2_g454_run_new_pipeline_miseq_20170710_lane_1_B_analysis_chimera.sh.gz</text:p>
          </table:table-cell>
          <table:table-cell table:formula="of:=&quot;find /xraid2-2/g454/run_new_pipeline -name &quot; &amp; [.J346]" office:value-type="string" office:string-value="find /xraid2-2/g454/run_new_pipeline -name clust_gast_ill__xraid2-2_g454_run_new_pipeline_miseq_20170710_lane_1_B_analysis_chimera.sh.gz">
            <text:p>find /xraid2-2/g454/run_new_pipeline -name clust_gast_ill__xraid2-2_g454_run_new_pipeline_miseq_20170710_lane_1_B_analysis_chimer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710">
            <text:p>2017071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float" office:value="656">
            <text:p>656</text:p>
          </table:table-cell>
          <table:table-cell office:value-type="string">
            <text:p>Sep 4 2017</text:p>
          </table:table-cell>
          <table:table-cell office:value-type="string">
            <text:p>clust_gast_ill__xraid2-2_g454_run_new_pipeline_miseq_20170710_lane_1_B_analysis_reads_overlap.sh.gz</text:p>
          </table:table-cell>
          <table:table-cell table:formula="of:=&quot;find /xraid2-2/g454/run_new_pipeline -name &quot; &amp; [.J347]" office:value-type="string" office:string-value="find /xraid2-2/g454/run_new_pipeline -name clust_gast_ill__xraid2-2_g454_run_new_pipeline_miseq_20170710_lane_1_B_analysis_reads_overlap.sh.gz">
            <text:p>find /xraid2-2/g454/run_new_pipeline -name clust_gast_ill__xraid2-2_g454_run_new_pipeline_miseq_20170710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710">
            <text:p>2017071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brumbaugh</text:p>
          </table:table-cell>
          <table:table-cell office:value-type="float" office:value="656">
            <text:p>656</text:p>
          </table:table-cell>
          <table:table-cell office:value-type="string">
            <text:p>Jul 28 2017</text:p>
          </table:table-cell>
          <table:table-cell office:value-type="string">
            <text:p>clust_gast_ill__xraid2-2_g454_run_new_pipeline_miseq_20170710_lane_1_B_analysis_reads_overlap.sh.gz</text:p>
          </table:table-cell>
          <table:table-cell table:formula="of:=&quot;find /xraid2-2/g454/run_new_pipeline -name &quot; &amp; [.J348]" office:value-type="string" office:string-value="find /xraid2-2/g454/run_new_pipeline -name clust_gast_ill__xraid2-2_g454_run_new_pipeline_miseq_20170710_lane_1_B_analysis_reads_overlap.sh.gz">
            <text:p>find /xraid2-2/g454/run_new_pipeline -name clust_gast_ill__xraid2-2_g454_run_new_pipeline_miseq_20170710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710">
            <text:p>2017071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jpolinski</text:p>
          </table:table-cell>
          <table:table-cell office:value-type="float" office:value="655">
            <text:p>655</text:p>
          </table:table-cell>
          <table:table-cell office:value-type="string">
            <text:p>Aug 10 2017</text:p>
          </table:table-cell>
          <table:table-cell office:value-type="string">
            <text:p>clust_gast_ill__xraid2-2_g454_run_new_pipeline_miseq_20170710_lane_1_B_analysis_reads_overlap.sh.gz</text:p>
          </table:table-cell>
          <table:table-cell table:formula="of:=&quot;find /xraid2-2/g454/run_new_pipeline -name &quot; &amp; [.J349]" office:value-type="string" office:string-value="find /xraid2-2/g454/run_new_pipeline -name clust_gast_ill__xraid2-2_g454_run_new_pipeline_miseq_20170710_lane_1_B_analysis_reads_overlap.sh.gz">
            <text:p>find /xraid2-2/g454/run_new_pipeline -name clust_gast_ill__xraid2-2_g454_run_new_pipeline_miseq_20170710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710">
            <text:p>2017071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float" office:value="1676">
            <text:p>1676</text:p>
          </table:table-cell>
          <table:table-cell office:value-type="string">
            <text:p>Sep 4 2017</text:p>
          </table:table-cell>
          <table:table-cell office:value-type="string">
            <text:p>clust_gast_ill__xraid2-2_g454_run_new_pipeline_miseq_20170710_lane_1_B_analysis.sh</text:p>
          </table:table-cell>
          <table:table-cell table:formula="of:=&quot;find /xraid2-2/g454/run_new_pipeline -name &quot; &amp; [.J350]" office:value-type="string" office:string-value="find /xraid2-2/g454/run_new_pipeline -name clust_gast_ill__xraid2-2_g454_run_new_pipeline_miseq_20170710_lane_1_B_analysis.sh">
            <text:p>find /xraid2-2/g454/run_new_pipeline -name clust_gast_ill__xraid2-2_g454_run_new_pipeline_miseq_20170710_lane_1_B_analysis.sh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710">
            <text:p>2017071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float" office:value="646">
            <text:p>646</text:p>
          </table:table-cell>
          <table:table-cell office:value-type="string">
            <text:p>Sep 4 2017</text:p>
          </table:table-cell>
          <table:table-cell office:value-type="string">
            <text:p>clust_gast_ill__xraid2-2_g454_run_new_pipeline_miseq_20170710_lane_1_B_analysis_chimera.sh.gz</text:p>
          </table:table-cell>
          <table:table-cell table:formula="of:=&quot;find /xraid2-2/g454/run_new_pipeline -name &quot; &amp; [.J351]" office:value-type="string" office:string-value="find /xraid2-2/g454/run_new_pipeline -name clust_gast_ill__xraid2-2_g454_run_new_pipeline_miseq_20170710_lane_1_B_analysis_chimera.sh.gz">
            <text:p>find /xraid2-2/g454/run_new_pipeline -name clust_gast_ill__xraid2-2_g454_run_new_pipeline_miseq_20170710_lane_1_B_analysis_chimer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710">
            <text:p>2017071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float" office:value="656">
            <text:p>656</text:p>
          </table:table-cell>
          <table:table-cell office:value-type="string">
            <text:p>Sep 4 2017</text:p>
          </table:table-cell>
          <table:table-cell office:value-type="string">
            <text:p>clust_gast_ill__xraid2-2_g454_run_new_pipeline_miseq_20170710_lane_1_B_analysis_reads_overlap.sh.gz</text:p>
          </table:table-cell>
          <table:table-cell table:formula="of:=&quot;find /xraid2-2/g454/run_new_pipeline -name &quot; &amp; [.J352]" office:value-type="string" office:string-value="find /xraid2-2/g454/run_new_pipeline -name clust_gast_ill__xraid2-2_g454_run_new_pipeline_miseq_20170710_lane_1_B_analysis_reads_overlap.sh.gz">
            <text:p>find /xraid2-2/g454/run_new_pipeline -name clust_gast_ill__xraid2-2_g454_run_new_pipeline_miseq_20170710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710">
            <text:p>20170710</text:p>
          </table:table-cell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jpolinski</text:p>
          </table:table-cell>
          <table:table-cell office:value-type="float" office:value="655">
            <text:p>655</text:p>
          </table:table-cell>
          <table:table-cell office:value-type="string">
            <text:p>Aug 1 2017</text:p>
          </table:table-cell>
          <table:table-cell office:value-type="string">
            <text:p>clust_gast_ill__xraid2-2_g454_run_new_pipeline_miseq_20170710_lane_1_E_analysis_reads_overlap.sh.gz</text:p>
          </table:table-cell>
          <table:table-cell table:formula="of:=&quot;find /xraid2-2/g454/run_new_pipeline -name &quot; &amp; [.J353]" office:value-type="string" office:string-value="find /xraid2-2/g454/run_new_pipeline -name clust_gast_ill__xraid2-2_g454_run_new_pipeline_miseq_20170710_lane_1_E_analysis_reads_overlap.sh.gz">
            <text:p>find /xraid2-2/g454/run_new_pipeline -name clust_gast_ill__xraid2-2_g454_run_new_pipeline_miseq_20170710_lane_1_E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710">
            <text:p>20170710</text:p>
          </table:table-cell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float" office:value="1800">
            <text:p>1800</text:p>
          </table:table-cell>
          <table:table-cell office:value-type="string">
            <text:p>Sep 1 2017</text:p>
          </table:table-cell>
          <table:table-cell office:value-type="string">
            <text:p>clust_gast_ill__xraid2-2_g454_run_new_pipeline_miseq_20170710_lane_1_E_analysis_reads_overlap.sh</text:p>
          </table:table-cell>
          <table:table-cell table:formula="of:=&quot;find /xraid2-2/g454/run_new_pipeline -name &quot; &amp; [.J354]" office:value-type="string" office:string-value="find /xraid2-2/g454/run_new_pipeline -name clust_gast_ill__xraid2-2_g454_run_new_pipeline_miseq_20170710_lane_1_E_analysis_reads_overlap.sh">
            <text:p>find /xraid2-2/g454/run_new_pipeline -name clust_gast_ill__xraid2-2_g454_run_new_pipeline_miseq_20170710_lane_1_E_analysis_reads_overlap.sh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727">
            <text:p>20170727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jpolinski</text:p>
          </table:table-cell>
          <table:table-cell office:value-type="float" office:value="657">
            <text:p>657</text:p>
          </table:table-cell>
          <table:table-cell office:value-type="string">
            <text:p>Aug 11 2017</text:p>
          </table:table-cell>
          <table:table-cell office:value-type="string">
            <text:p>clust_gast_ill__xraid2-2_g454_run_new_pipeline_miseq_20170727_lane_1_B_analysis_reads_overlap.sh.gz</text:p>
          </table:table-cell>
          <table:table-cell table:formula="of:=&quot;find /xraid2-2/g454/run_new_pipeline -name &quot; &amp; [.J355]" office:value-type="string" office:string-value="find /xraid2-2/g454/run_new_pipeline -name clust_gast_ill__xraid2-2_g454_run_new_pipeline_miseq_20170727_lane_1_B_analysis_reads_overlap.sh.gz">
            <text:p>find /xraid2-2/g454/run_new_pipeline -name clust_gast_ill__xraid2-2_g454_run_new_pipeline_miseq_20170727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912">
            <text:p>20170912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morozov</text:p>
          </table:table-cell>
          <table:table-cell office:value-type="float" office:value="657">
            <text:p>657</text:p>
          </table:table-cell>
          <table:table-cell office:value-type="string">
            <text:p>Sep 29 2017</text:p>
          </table:table-cell>
          <table:table-cell office:value-type="string">
            <text:p>clust_gast_ill__xraid2-2_g454_run_new_pipeline_miseq_20170912_lane_1_B_analysis_reads_overlap.sh.gz</text:p>
          </table:table-cell>
          <table:table-cell table:formula="of:=&quot;find /xraid2-2/g454/run_new_pipeline -name &quot; &amp; [.J356]" office:value-type="string" office:string-value="find /xraid2-2/g454/run_new_pipeline -name clust_gast_ill__xraid2-2_g454_run_new_pipeline_miseq_20170912_lane_1_B_analysis_reads_overlap.sh.gz">
            <text:p>find /xraid2-2/g454/run_new_pipeline -name clust_gast_ill__xraid2-2_g454_run_new_pipeline_miseq_20170912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925">
            <text:p>2017092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morozov</text:p>
          </table:table-cell>
          <table:table-cell office:value-type="float" office:value="657">
            <text:p>657</text:p>
          </table:table-cell>
          <table:table-cell office:value-type="string">
            <text:p>Jul 10 2017</text:p>
          </table:table-cell>
          <table:table-cell office:value-type="string">
            <text:p>clust_gast_ill__xraid2-2_g454_run_new_pipeline_miseq_20170925_lane_1_B_analysis_reads_overlap.sh.gz</text:p>
          </table:table-cell>
          <table:table-cell table:formula="of:=&quot;find /xraid2-2/g454/run_new_pipeline -name &quot; &amp; [.J357]" office:value-type="string" office:string-value="find /xraid2-2/g454/run_new_pipeline -name clust_gast_ill__xraid2-2_g454_run_new_pipeline_miseq_20170925_lane_1_B_analysis_reads_overlap.sh.gz">
            <text:p>find /xraid2-2/g454/run_new_pipeline -name clust_gast_ill__xraid2-2_g454_run_new_pipeline_miseq_20170925_lane_1_B_analysis_reads_overlap.sh.gz</text:p>
          </table:table-cell>
          <table:table-cell table:number-columns-repeated="14"/>
        </table:table-row>
      </table:table>
      <table:database-ranges>
        <table:database-range table:name="__Anonymous_Sheet_DB__1" table:target-range-address="Sheet1.A1:Sheet1.J357" table:display-filter-buttons="true">
          <table:filter>
            <table:filter-condition table:field-number="3" table:value="v6" table:operator="="/>
          </table:filter>
        </table:database-range>
        <table:database-range table:name="__Anonymous_Sheet_DB__2" table:target-range-address="Sheet1.A1:Sheet1.V357" table:display-filter-buttons="true">
          <table:filter>
            <table:filter-condition table:field-number="12" table:data-type="number" table:value="0" table:operator="!empty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10/18/2017</text:date>, <text:time>16:4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Unix OpenOffice.org_project/413m1$Build-9783</meta:generator>
    <dc:date>2017-10-18T16:42:51</dc:date>
    <dc:creator>Anna Shipunova</dc:creator>
    <meta:editing-duration>PT3H29M</meta:editing-duration>
    <meta:editing-cycles>106</meta:editing-cycles>
    <meta:document-statistic meta:table-count="1" meta:cell-count="3820" meta:object-count="0"/>
  </office:meta>
</office:document-meta>
</file>